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Impact" svg:font-family="Impact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monospace" svg:font-family="monospace"/>
  </office:font-face-decls>
  <office:automatic-styles>
    <style:style style:name="Table1" style:family="table">
      <style:table-properties style:width="17.59cm" style:rel-width="100%" table:align="left"/>
    </style:style>
    <style:style style:name="Table1.A" style:family="table-column">
      <style:table-column-properties style:column-width="7.752cm" style:rel-column-width="28886*"/>
    </style:style>
    <style:style style:name="Table1.B" style:family="table-column">
      <style:table-column-properties style:column-width="9.837cm" style:rel-column-width="36648*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.59cm" table:align="left"/>
    </style:style>
    <style:style style:name="Table2.A" style:family="table-column">
      <style:table-column-properties style:column-width="3.013cm"/>
    </style:style>
    <style:style style:name="Table2.B" style:family="table-column">
      <style:table-column-properties style:column-width="2.868cm"/>
    </style:style>
    <style:style style:name="Table2.C" style:family="table-column">
      <style:table-column-properties style:column-width="11.709cm"/>
    </style:style>
    <style:style style:name="Table2.A1" style:family="table-cell">
      <style:table-cell-properties fo:padding="0.097cm" fo:border-left="none" fo:border-right="none" fo:border-top="0.5pt solid #000000" fo:border-bottom="0.5pt solid #000000"/>
    </style:style>
    <style:style style:name="Table2.A2" style:family="table-cell">
      <style:table-cell-properties fo:padding="0cm" fo:border="none"/>
    </style:style>
    <style:style style:name="Table2.C2" style:family="table-cell">
      <style:table-cell-properties fo:padding="0.049cm" fo:border="none"/>
    </style:style>
    <style:style style:name="Table2.A4" style:family="table-cell">
      <style:table-cell-properties fo:padding="0.097cm" fo:border-left="none" fo:border-right="none" fo:border-top="none" fo:border-bottom="0.5pt solid #000000"/>
    </style:style>
    <style:style style:name="P1" style:family="paragraph" style:parent-style-name="Footer">
      <style:paragraph-properties fo:text-align="end" style:justify-single-word="false"/>
      <style:text-properties style:font-name="Liberation Sans"/>
    </style:style>
    <style:style style:name="P2" style:family="paragraph" style:parent-style-name="Standard">
      <style:text-properties style:font-name="Liberation Sans" fo:font-size="11pt" style:font-size-asian="11pt" style:font-size-complex="11pt"/>
    </style:style>
    <style:style style:name="P3" style:family="paragraph" style:parent-style-name="Table_20_Contents">
      <style:text-properties style:font-name="Liberation Sans" fo:font-size="11pt" style:font-size-asian="11pt" style:font-size-complex="11pt"/>
    </style:style>
    <style:style style:name="P4" style:family="paragraph" style:parent-style-name="Table_20_Contents">
      <style:paragraph-properties fo:text-align="end" style:justify-single-word="false"/>
      <style:text-properties style:font-name="Liberation Sans" fo:font-size="11pt" officeooo:rsid="003b71c7" officeooo:paragraph-rsid="003b71c7" style:font-size-asian="11pt" style:font-size-complex="11pt"/>
    </style:style>
    <style:style style:name="P5" style:family="paragraph" style:parent-style-name="Standard" style:master-page-name="">
      <loext:graphic-properties draw:fill="none"/>
      <style:paragraph-properties fo:margin-left="1.27cm" fo:margin-right="0cm" fo:margin-top="0.101cm" fo:margin-bottom="0.101cm" style:contextual-spacing="false" fo:line-height="115%" fo:orphans="2" fo:widows="2" fo:text-indent="-1.27cm" style:auto-text-indent="false" style:page-number="auto" fo:background-color="transparent"/>
      <style:text-properties style:font-name="Liberation Sans" fo:font-size="11pt" officeooo:paragraph-rsid="0047f976" style:font-size-asian="11pt" style:font-size-complex="11pt"/>
    </style:style>
    <style:style style:name="P6" style:family="paragraph" style:parent-style-name="Text_20_body">
      <style:paragraph-properties fo:margin-top="0cm" fo:margin-bottom="0cm" style:contextual-spacing="false" fo:line-height="115%"/>
      <style:text-properties style:font-name="Liberation Sans" fo:font-size="11pt" officeooo:paragraph-rsid="00d2a558" style:font-size-asian="11pt" style:font-size-complex="11pt"/>
    </style:style>
    <style:style style:name="P7" style:family="paragraph" style:parent-style-name="Horizontal_20_Line">
      <style:text-properties style:font-name="Liberation Sans" fo:font-size="11pt" style:font-size-asian="11pt" style:font-size-complex="11pt"/>
    </style:style>
    <style:style style:name="P8" style:family="paragraph" style:parent-style-name="Table_20_Contents">
      <style:text-properties style:font-name="Liberation Sans" fo:font-size="10pt" officeooo:rsid="0031d619" officeooo:paragraph-rsid="0031d619" style:font-size-asian="10pt" style:font-size-complex="10pt"/>
    </style:style>
    <style:style style:name="P9" style:family="paragraph" style:parent-style-name="Table_20_Contents">
      <style:paragraph-properties fo:margin-top="0cm" fo:margin-bottom="0.12cm" style:contextual-spacing="false"/>
      <style:text-properties style:font-name="Liberation Sans" fo:font-size="10pt" officeooo:rsid="000bb212" officeooo:paragraph-rsid="0031d619" style:font-size-asian="10pt" style:font-size-complex="10pt"/>
    </style:style>
    <style:style style:name="P10" style:family="paragraph" style:parent-style-name="Table_20_Contents">
      <style:paragraph-properties fo:margin-top="0cm" fo:margin-bottom="0cm" style:contextual-spacing="true" fo:text-align="start" style:justify-single-word="false"/>
      <style:text-properties style:font-name="Liberation Sans" fo:font-size="10pt" fo:font-weight="normal" officeooo:rsid="00414bcd" officeooo:paragraph-rsid="00414bcd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margin-top="0cm" fo:margin-bottom="0cm" style:contextual-spacing="true" fo:text-align="start" style:justify-single-word="false"/>
      <style:text-properties style:font-name="Liberation Sans" fo:font-size="10pt" fo:font-weight="normal" officeooo:rsid="00400a10" officeooo:paragraph-rsid="00400a10" style:font-size-asian="10pt" style:font-weight-asian="normal" style:font-size-complex="10pt" style:font-weight-complex="normal"/>
    </style:style>
    <style:style style:name="P12" style:family="paragraph" style:parent-style-name="Heading_20_2">
      <style:text-properties style:font-name="Liberation Sans" officeooo:rsid="001c1ffc"/>
    </style:style>
    <style:style style:name="P13" style:family="paragraph" style:parent-style-name="Heading_20_3">
      <style:text-properties style:font-name="Liberation Sans" fo:font-size="12pt" fo:font-weight="normal" style:font-size-asian="14pt" style:font-weight-asian="normal" style:font-size-complex="14pt" style:font-weight-complex="normal"/>
    </style:style>
    <style:style style:name="P14" style:family="paragraph" style:parent-style-name="Heading_20_3">
      <style:text-properties style:font-name="Liberation Sans" fo:font-size="12pt" fo:font-weight="normal" officeooo:paragraph-rsid="00c87cfd" style:font-size-asian="14pt" style:font-weight-asian="normal" style:font-size-complex="14pt" style:font-weight-complex="normal"/>
    </style:style>
    <style:style style:name="P15" style:family="paragraph" style:parent-style-name="Heading_20_3">
      <style:text-properties style:font-name="Liberation Sans" fo:font-size="12pt" fo:font-style="normal" fo:font-weight="normal" officeooo:paragraph-rsid="00c87cfd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Heading_20_3">
      <style:text-properties style:font-name="Liberation Sans" fo:font-size="12pt" officeooo:paragraph-rsid="00c87cfd" style:font-size-asian="14pt" style:font-size-complex="14pt"/>
    </style:style>
    <style:style style:name="P17" style:family="paragraph" style:parent-style-name="Text_20_body">
      <style:text-properties style:font-name="Liberation Sans" fo:font-size="9pt" fo:font-weight="normal" officeooo:rsid="005a57d9" officeooo:paragraph-rsid="00c87cfd" style:font-size-asian="9pt" style:font-weight-asian="normal" style:font-size-complex="9pt" style:font-weight-complex="normal"/>
    </style:style>
    <style:style style:name="P18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Mono1" fo:font-size="9pt" fo:letter-spacing="normal" fo:font-style="normal" fo:font-weight="normal" style:font-size-asian="11pt" style:font-size-complex="11pt"/>
    </style:style>
    <style:style style:name="P19" style:family="paragraph" style:parent-style-name="Preformatted_20_Text">
      <style:paragraph-properties fo:orphans="2" fo:widows="2"/>
      <style:text-properties fo:font-variant="normal" fo:text-transform="none" fo:color="#000000" loext:opacity="100%" style:font-name="Liberation Mono1" fo:font-size="9pt" fo:letter-spacing="normal" fo:font-style="normal" fo:font-weight="normal" style:font-size-asian="11pt" style:font-size-complex="11pt"/>
    </style:style>
    <style:style style:name="P20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000000" loext:opacity="100%" style:font-name="Liberation Mono1" fo:font-size="9pt" fo:letter-spacing="normal" fo:font-style="normal" fo:font-weight="normal" style:font-size-asian="11pt" style:font-size-complex="11pt"/>
    </style:style>
    <style:style style:name="P21" style:family="paragraph" style:parent-style-name="Preformatted_20_Text">
      <style:paragraph-properties fo:orphans="2" fo:widows="2"/>
      <style:text-properties fo:font-variant="normal" fo:text-transform="none" fo:color="#000000" loext:opacity="100%" style:font-name="Liberation Mono1" fo:font-size="9pt" fo:letter-spacing="normal" fo:font-style="normal" fo:font-weight="normal" officeooo:rsid="001408a8" officeooo:paragraph-rsid="001408a8" style:font-size-asian="11pt" style:font-size-complex="11pt"/>
    </style:style>
    <style:style style:name="P22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Mono1" fo:font-size="9pt" fo:letter-spacing="normal" fo:font-style="normal" fo:font-weight="normal" style:font-size-asian="9pt" style:font-size-complex="9pt"/>
    </style:style>
    <style:style style:name="P23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Mono1" fo:font-size="9pt" fo:letter-spacing="normal" fo:font-style="normal" fo:font-weight="normal" officeooo:paragraph-rsid="00c58a9a" style:font-size-asian="9pt" style:font-size-complex="9pt"/>
    </style:style>
    <style:style style:name="P24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Mono1" fo:font-size="9pt" fo:letter-spacing="normal" fo:font-style="normal" fo:font-weight="normal" officeooo:paragraph-rsid="00e2fc31" style:font-size-asian="9pt" style:font-size-complex="9pt"/>
    </style:style>
    <style:style style:name="P25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Mono1" fo:font-size="9pt" fo:letter-spacing="normal" fo:font-style="normal" fo:font-weight="normal" officeooo:paragraph-rsid="00cb290f" style:font-size-asian="9pt" style:font-size-complex="9pt"/>
    </style:style>
    <style:style style:name="P26" style:family="paragraph" style:parent-style-name="Preformatted_20_Text">
      <style:paragraph-properties fo:orphans="2" fo:widows="2"/>
      <style:text-properties fo:font-variant="normal" fo:text-transform="none" fo:color="#000000" loext:opacity="100%" style:font-name="Liberation Mono1" fo:font-size="9pt" fo:letter-spacing="normal" fo:font-style="normal" fo:font-weight="normal" style:font-size-asian="9pt" style:font-size-complex="9pt"/>
    </style:style>
    <style:style style:name="P27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000000" loext:opacity="100%" style:font-name="Liberation Mono1" fo:font-size="9pt" fo:letter-spacing="normal" fo:font-style="normal" fo:font-weight="normal" officeooo:paragraph-rsid="00d2a558" style:font-size-asian="9pt" style:font-size-complex="9pt"/>
    </style:style>
    <style:style style:name="P28" style:family="paragraph" style:parent-style-name="Preformatted_20_Text">
      <style:paragraph-properties fo:orphans="2" fo:widows="2"/>
      <style:text-properties fo:font-variant="normal" fo:text-transform="none" fo:color="#000000" loext:opacity="100%" style:font-name="Liberation Mono1" fo:font-size="9pt" fo:letter-spacing="normal" fo:font-style="normal" fo:font-weight="normal" officeooo:rsid="00d2a558" style:font-size-asian="9pt" style:font-size-complex="9pt"/>
    </style:style>
    <style:style style:name="P2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ans" fo:font-size="11pt" fo:letter-spacing="normal" fo:font-style="normal" fo:font-weight="normal" officeooo:rsid="000fd4d5" officeooo:paragraph-rsid="000fd4d5" style:font-size-asian="11pt" style:font-size-complex="11pt"/>
    </style:style>
    <style:style style:name="P30" style:family="paragraph" style:parent-style-name="Text_20_body">
      <style:paragraph-properties fo:margin-top="0cm" fo:margin-bottom="0cm" style:contextual-spacing="false" fo:line-height="100%"/>
      <style:text-properties fo:font-variant="normal" fo:text-transform="none" style:use-window-font-color="true" loext:opacity="0%" style:font-name="Liberation Sans" fo:font-size="11pt" fo:letter-spacing="normal" fo:font-style="normal" fo:font-weight="normal" officeooo:rsid="00c58a9a" officeooo:paragraph-rsid="00c58a9a" style:font-name-asian="Songti SC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P31" style:family="paragraph" style:parent-style-name="Preformatted_20_Text">
      <style:paragraph-properties fo:margin-left="0cm" fo:margin-right="0cm" fo:orphans="2" fo:widows="2" fo:text-indent="0cm" style:auto-text-indent="false"/>
      <style:text-properties officeooo:paragraph-rsid="00d11b50"/>
    </style:style>
    <style:style style:name="P32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20644e"/>
    </style:style>
    <style:style style:name="P33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2e71c4"/>
    </style:style>
    <style:style style:name="P34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3f4131"/>
    </style:style>
    <style:style style:name="P35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a8bdb7"/>
    </style:style>
    <style:style style:name="P36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be1c6e"/>
    </style:style>
    <style:style style:name="P37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0fd4d5"/>
    </style:style>
    <style:style style:name="P38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dd022b"/>
    </style:style>
    <style:style style:name="P39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f0c17c"/>
    </style:style>
    <style:style style:name="P40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f47191"/>
    </style:style>
    <style:style style:name="P41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f7a021"/>
    </style:style>
    <style:style style:name="P42" style:family="paragraph" style:parent-style-name="Heading_20_2">
      <style:paragraph-properties fo:margin-top="0cm" fo:margin-bottom="0cm" style:contextual-spacing="false" fo:orphans="2" fo:widows="2"/>
      <style:text-properties officeooo:paragraph-rsid="0059c0cf"/>
    </style:style>
    <style:style style:name="P43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fc3510"/>
    </style:style>
    <style:style style:name="P44" style:family="paragraph" style:parent-style-name="Text_20_body">
      <style:paragraph-properties fo:margin-left="0cm" fo:margin-right="0cm" fo:orphans="2" fo:widows="2" fo:text-indent="0cm" style:auto-text-indent="false"/>
      <style:text-properties fo:color="#808080" loext:opacity="100%" style:font-name="Liberation Sans" fo:font-size="14pt" fo:font-weight="normal" officeooo:rsid="000b86a2" officeooo:paragraph-rsid="00a8bdb7" style:font-size-asian="18pt" style:font-size-complex="18pt"/>
    </style:style>
    <style:style style:name="P45" style:family="paragraph" style:parent-style-name="Heading_20_2">
      <style:text-properties fo:color="#808080" loext:opacity="100%" style:font-name="Liberation Sans" fo:font-size="14pt" fo:font-weight="normal" style:font-size-asian="18pt" style:font-size-complex="18pt"/>
    </style:style>
    <style:style style:name="P46" style:family="paragraph" style:parent-style-name="Heading_20_2">
      <style:text-properties fo:color="#808080" loext:opacity="100%" style:font-name="Liberation Sans" fo:font-size="14pt" fo:font-weight="normal" officeooo:rsid="00a8bdb7" officeooo:paragraph-rsid="00a8bdb7" style:font-size-asian="18pt" style:font-size-complex="18pt"/>
    </style:style>
    <style:style style:name="P47" style:family="paragraph" style:parent-style-name="Heading_20_2">
      <style:text-properties fo:color="#808080" loext:opacity="100%" style:font-name="Liberation Sans" fo:font-size="14pt" fo:font-weight="normal" style:font-size-asian="18pt" style:font-weight-asian="normal" style:font-size-complex="18pt" style:font-weight-complex="normal"/>
    </style:style>
    <style:style style:name="P48" style:family="paragraph" style:parent-style-name="Heading_20_2">
      <style:text-properties fo:color="#808080" loext:opacity="100%" style:font-name="Liberation Sans" fo:font-size="14pt" fo:font-weight="normal" officeooo:rsid="001c1ffc" style:font-name-asian="Songti SC" style:font-size-asian="18pt" style:font-weight-asian="normal" style:font-name-complex="Arial Unicode MS" style:font-size-complex="18pt" style:font-weight-complex="normal"/>
    </style:style>
    <style:style style:name="P49" style:family="paragraph" style:parent-style-name="Heading_20_2">
      <style:paragraph-properties fo:margin-top="0cm" fo:margin-bottom="0cm" style:contextual-spacing="false"/>
      <style:text-properties fo:color="#808080" loext:opacity="100%" style:font-name="Liberation Sans" fo:font-size="14pt" fo:font-weight="normal" officeooo:rsid="001c1ffc" style:font-name-asian="Songti SC" style:font-size-asian="18pt" style:font-weight-asian="normal" style:font-name-complex="Arial Unicode MS" style:font-size-complex="18pt" style:font-weight-complex="normal"/>
    </style:style>
    <style:style style:name="P50" style:family="paragraph" style:parent-style-name="Contents_20_Heading">
      <style:text-properties fo:color="#808080" loext:opacity="100%" style:font-name="Liberation Sans" fo:font-size="14pt" fo:font-weight="normal" officeooo:rsid="001c1ffc" style:font-name-asian="Songti SC" style:font-size-asian="18pt" style:font-weight-asian="normal" style:font-name-complex="Arial Unicode MS" style:font-size-complex="18pt" style:font-weight-complex="normal"/>
    </style:style>
    <style:style style:name="P51" style:family="paragraph" style:parent-style-name="Text_20_body">
      <style:text-properties fo:color="#808080" loext:opacity="100%" style:font-name="monospace" fo:font-size="14pt" fo:font-weight="normal" officeooo:rsid="003512e8" officeooo:paragraph-rsid="00af6e93" style:font-name-asian="Songti SC" style:font-size-asian="18pt" style:font-weight-asian="normal" style:font-name-complex="Arial Unicode MS" style:font-size-complex="18pt" style:font-weight-complex="normal"/>
    </style:style>
    <style:style style:name="P52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</style:style>
    <style:style style:name="P53" style:family="paragraph" style:parent-style-name="Preformatted_20_Text">
      <style:paragraph-properties fo:orphans="2" fo:widows="2"/>
      <style:text-properties style:font-name="Liberation Mono1" fo:font-size="9pt" style:font-size-asian="11pt" style:font-size-complex="11pt"/>
    </style:style>
    <style:style style:name="P54" style:family="paragraph" style:parent-style-name="Text_20_body">
      <style:text-properties style:font-name="Liberation Mono1" fo:font-size="9pt" style:font-size-asian="9pt" style:font-size-complex="9pt"/>
    </style:style>
    <style:style style:name="P55" style:family="paragraph" style:parent-style-name="Text_20_body">
      <style:text-properties style:font-name="Liberation Mono1" fo:font-size="9pt" officeooo:rsid="005a57d9" officeooo:paragraph-rsid="005a57d9" style:font-size-asian="9pt" style:font-size-complex="9pt"/>
    </style:style>
    <style:style style:name="P56" style:family="paragraph" style:parent-style-name="Text_20_body">
      <style:text-properties style:font-name="Liberation Mono1" fo:font-size="9pt" officeooo:rsid="0059c0cf" officeooo:paragraph-rsid="00c87cfd" style:font-size-asian="9pt" style:font-size-complex="9pt"/>
    </style:style>
    <style:style style:name="P57" style:family="paragraph" style:parent-style-name="Text_20_body">
      <style:text-properties style:font-name="Liberation Mono1" fo:font-size="9pt" fo:font-weight="normal" officeooo:rsid="005a57d9" officeooo:paragraph-rsid="00c87cfd" style:font-size-asian="9pt" style:font-weight-asian="normal" style:font-size-complex="9pt" style:font-weight-complex="normal"/>
    </style:style>
    <style:style style:name="P58" style:family="paragraph" style:parent-style-name="Preformatted_20_Text">
      <style:text-properties officeooo:paragraph-rsid="00d11b50"/>
    </style:style>
    <style:style style:name="P59" style:family="paragraph" style:parent-style-name="Heading_20_2">
      <style:text-properties officeooo:paragraph-rsid="00d11b50"/>
    </style:style>
    <style:style style:name="P60" style:family="paragraph" style:parent-style-name="Preformatted_20_Text">
      <style:paragraph-properties fo:margin-top="0cm" fo:margin-bottom="0.499cm" style:contextual-spacing="false" fo:orphans="2" fo:widows="2"/>
      <style:text-properties fo:color="#000000" loext:opacity="100%" style:font-name="Liberation Mono1" fo:font-size="9pt" fo:font-weight="normal" officeooo:rsid="00d2a558" officeooo:paragraph-rsid="00e2fc31" style:font-size-asian="9pt" style:font-size-complex="9pt"/>
    </style:style>
    <style:style style:name="P61" style:family="paragraph" style:parent-style-name="Standard">
      <style:paragraph-properties fo:line-height="115%"/>
    </style:style>
    <style:style style:name="P62" style:family="paragraph" style:parent-style-name="Standard">
      <loext:graphic-properties draw:fill="none"/>
      <style:paragraph-properties fo:margin-left="1.27cm" fo:margin-right="0cm" fo:margin-top="0.101cm" fo:margin-bottom="0.101cm" style:contextual-spacing="false" fo:line-height="115%" fo:orphans="2" fo:widows="2" fo:text-indent="-1.27cm" style:auto-text-indent="false" fo:background-color="transparent"/>
      <style:text-properties officeooo:paragraph-rsid="00524a45"/>
    </style:style>
    <style:style style:name="P63" style:family="paragraph" style:parent-style-name="Standard">
      <loext:graphic-properties draw:fill="none"/>
      <style:paragraph-properties fo:margin-left="1.27cm" fo:margin-right="0cm" fo:margin-top="0.101cm" fo:margin-bottom="0.101cm" style:contextual-spacing="false" fo:line-height="115%" fo:orphans="2" fo:widows="2" fo:text-indent="-1.27cm" style:auto-text-indent="false" fo:background-color="transparent"/>
      <style:text-properties officeooo:paragraph-rsid="00510be5"/>
    </style:style>
    <style:style style:name="P64" style:family="paragraph" style:parent-style-name="Standard">
      <loext:graphic-properties draw:fill="none"/>
      <style:paragraph-properties fo:margin-left="1.27cm" fo:margin-right="0cm" fo:margin-top="0.101cm" fo:margin-bottom="0.101cm" style:contextual-spacing="false" fo:line-height="115%" fo:orphans="2" fo:widows="2" fo:text-indent="-1.27cm" style:auto-text-indent="false" fo:background-color="transparent"/>
      <style:text-properties officeooo:paragraph-rsid="005e6d8d"/>
    </style:style>
    <style:style style:name="P65" style:family="paragraph" style:parent-style-name="Table_20_Contents">
      <style:text-properties officeooo:paragraph-rsid="0020644e"/>
    </style:style>
    <style:style style:name="P66" style:family="paragraph" style:parent-style-name="Table_20_Contents">
      <style:paragraph-properties fo:margin-top="0cm" fo:margin-bottom="0.12cm" style:contextual-spacing="false"/>
      <style:text-properties officeooo:paragraph-rsid="000bb212"/>
    </style:style>
    <style:style style:name="P67" style:family="paragraph" style:parent-style-name="Table_20_Contents">
      <style:paragraph-properties fo:margin-top="0cm" fo:margin-bottom="0.12cm" style:contextual-spacing="false"/>
      <style:text-properties officeooo:paragraph-rsid="00cbfe43"/>
    </style:style>
    <style:style style:name="P68" style:family="paragraph" style:parent-style-name="Table_20_Contents">
      <style:paragraph-properties fo:margin-top="0cm" fo:margin-bottom="0.12cm" style:contextual-spacing="false"/>
      <style:text-properties officeooo:paragraph-rsid="00499153"/>
    </style:style>
    <style:style style:name="P69" style:family="paragraph" style:parent-style-name="Text_20_body">
      <style:text-properties officeooo:paragraph-rsid="00af6e93"/>
    </style:style>
    <style:style style:name="P70" style:family="paragraph" style:parent-style-name="Text_20_body">
      <style:text-properties officeooo:paragraph-rsid="00d4e167"/>
    </style:style>
    <style:style style:name="P71" style:family="paragraph" style:parent-style-name="Text_20_body">
      <style:paragraph-properties fo:margin-top="0cm" fo:margin-bottom="0cm" style:contextual-spacing="false" fo:line-height="100%"/>
      <style:text-properties officeooo:paragraph-rsid="00d4e167"/>
    </style:style>
    <style:style style:name="P72" style:family="paragraph" style:parent-style-name="Heading_20_3">
      <style:text-properties fo:font-size="12pt" style:font-size-asian="14pt" style:font-size-complex="14pt"/>
    </style:style>
    <style:style style:name="P73" style:family="paragraph" style:parent-style-name="Tabla">
      <style:paragraph-properties fo:margin-top="0.101cm" fo:margin-bottom="0.101cm" style:contextual-spacing="false" fo:keep-with-next="always"/>
    </style:style>
    <style:style style:name="P74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75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76" style:family="paragraph" style:parent-style-name="Text_20_body">
      <style:text-properties officeooo:paragraph-rsid="00fdbc05"/>
    </style:style>
    <style:style style:name="P77" style:family="paragraph" style:parent-style-name="Heading_20_1"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variant="normal" fo:text-transform="none" fo:color="#000000" loext:opacity="100%" style:font-name="Liberation Sans" fo:font-size="11pt" fo:letter-spacing="normal" fo:font-style="normal" fo:font-weight="normal" style:font-size-asian="11pt" style:font-size-complex="11pt"/>
    </style:style>
    <style:style style:name="T2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0bb212" style:font-size-asian="11pt" style:font-size-complex="11pt"/>
    </style:style>
    <style:style style:name="T3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0bfe6e" style:font-size-asian="11pt" style:font-size-complex="11pt"/>
    </style:style>
    <style:style style:name="T4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0fd4d5" style:font-size-asian="11pt" style:font-size-complex="11pt"/>
    </style:style>
    <style:style style:name="T5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11caa2" style:font-size-asian="11pt" style:font-size-complex="11pt"/>
    </style:style>
    <style:style style:name="T6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131058" style:font-size-asian="11pt" style:font-size-complex="11pt"/>
    </style:style>
    <style:style style:name="T7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20644e" style:font-size-asian="11pt" style:font-size-complex="11pt"/>
    </style:style>
    <style:style style:name="T8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2083bb" style:font-size-asian="11pt" style:font-size-complex="11pt"/>
    </style:style>
    <style:style style:name="T9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0eb6d3" style:font-size-asian="11pt" style:font-size-complex="11pt"/>
    </style:style>
    <style:style style:name="T10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2155f0" style:font-size-asian="11pt" style:font-size-complex="11pt"/>
    </style:style>
    <style:style style:name="T11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222c9f" style:font-size-asian="11pt" style:font-size-complex="11pt"/>
    </style:style>
    <style:style style:name="T12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23985c" style:font-size-asian="11pt" style:font-size-complex="11pt"/>
    </style:style>
    <style:style style:name="T13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23c413" style:font-size-asian="11pt" style:font-size-complex="11pt"/>
    </style:style>
    <style:style style:name="T14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241730" style:font-size-asian="11pt" style:font-size-complex="11pt"/>
    </style:style>
    <style:style style:name="T15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2573cf" style:font-size-asian="11pt" style:font-size-complex="11pt"/>
    </style:style>
    <style:style style:name="T16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265998" style:font-size-asian="11pt" style:font-size-complex="11pt"/>
    </style:style>
    <style:style style:name="T17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29cb1c" style:font-size-asian="11pt" style:font-size-complex="11pt"/>
    </style:style>
    <style:style style:name="T18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2b7340" style:font-size-asian="11pt" style:font-size-complex="11pt"/>
    </style:style>
    <style:style style:name="T19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2e71c4" style:font-size-asian="11pt" style:font-size-complex="11pt"/>
    </style:style>
    <style:style style:name="T20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2f3509" style:font-size-asian="11pt" style:font-size-complex="11pt"/>
    </style:style>
    <style:style style:name="T21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3046db" style:font-size-asian="11pt" style:font-size-complex="11pt"/>
    </style:style>
    <style:style style:name="T22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31d619" style:font-size-asian="11pt" style:font-size-complex="11pt"/>
    </style:style>
    <style:style style:name="T23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31e84f" style:font-size-asian="11pt" style:font-size-complex="11pt"/>
    </style:style>
    <style:style style:name="T24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0b86a2" style:font-size-asian="11pt" style:font-size-complex="11pt"/>
    </style:style>
    <style:style style:name="T25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1672b9" style:font-size-asian="11pt" style:font-size-complex="11pt"/>
    </style:style>
    <style:style style:name="T26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1746c7" style:font-size-asian="11pt" style:font-size-complex="11pt"/>
    </style:style>
    <style:style style:name="T27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1a7210" style:font-size-asian="11pt" style:font-size-complex="11pt"/>
    </style:style>
    <style:style style:name="T28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15a0b1" style:font-size-asian="11pt" style:font-size-complex="11pt"/>
    </style:style>
    <style:style style:name="T29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3512e8" style:font-size-asian="11pt" style:font-size-complex="11pt"/>
    </style:style>
    <style:style style:name="T30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3f4131" style:font-size-asian="11pt" style:font-size-complex="11pt"/>
    </style:style>
    <style:style style:name="T31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410449" style:font-size-asian="11pt" style:font-size-complex="11pt"/>
    </style:style>
    <style:style style:name="T32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413be1" style:font-size-asian="11pt" style:font-size-complex="11pt"/>
    </style:style>
    <style:style style:name="T33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47f976" style:font-size-asian="11pt" style:font-size-complex="11pt"/>
    </style:style>
    <style:style style:name="T34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499153" style:font-size-asian="11pt" style:font-size-complex="11pt"/>
    </style:style>
    <style:style style:name="T35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4dccce" style:font-size-asian="11pt" style:font-size-complex="11pt"/>
    </style:style>
    <style:style style:name="T36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620cbe" style:font-size-asian="11pt" style:font-size-complex="11pt"/>
    </style:style>
    <style:style style:name="T37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62c6bf" style:font-size-asian="11pt" style:font-size-complex="11pt"/>
    </style:style>
    <style:style style:name="T38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68c5cc" style:font-size-asian="11pt" style:font-size-complex="11pt"/>
    </style:style>
    <style:style style:name="T39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68f20d" style:font-size-asian="11pt" style:font-size-complex="11pt"/>
    </style:style>
    <style:style style:name="T40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6c7985" style:font-size-asian="11pt" style:font-size-complex="11pt"/>
    </style:style>
    <style:style style:name="T41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6da431" style:font-size-asian="11pt" style:font-size-complex="11pt"/>
    </style:style>
    <style:style style:name="T42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6f21a9" style:font-size-asian="11pt" style:font-size-complex="11pt"/>
    </style:style>
    <style:style style:name="T43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704ef1" style:font-size-asian="11pt" style:font-size-complex="11pt"/>
    </style:style>
    <style:style style:name="T44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760894" style:font-size-asian="11pt" style:font-size-complex="11pt"/>
    </style:style>
    <style:style style:name="T45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7b470c" style:font-size-asian="11pt" style:font-size-complex="11pt"/>
    </style:style>
    <style:style style:name="T46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7bf149" style:font-size-asian="11pt" style:font-size-complex="11pt"/>
    </style:style>
    <style:style style:name="T47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7d8fa4" style:font-size-asian="11pt" style:font-size-complex="11pt"/>
    </style:style>
    <style:style style:name="T48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7de654" style:font-size-asian="11pt" style:font-size-complex="11pt"/>
    </style:style>
    <style:style style:name="T49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7e0f78" style:font-size-asian="11pt" style:font-size-complex="11pt"/>
    </style:style>
    <style:style style:name="T50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7f0ba6" style:font-size-asian="11pt" style:font-size-complex="11pt"/>
    </style:style>
    <style:style style:name="T51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826e5b" style:font-size-asian="11pt" style:font-size-complex="11pt"/>
    </style:style>
    <style:style style:name="T52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83cc9a" style:font-size-asian="11pt" style:font-size-complex="11pt"/>
    </style:style>
    <style:style style:name="T53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846e2c" style:font-size-asian="11pt" style:font-size-complex="11pt"/>
    </style:style>
    <style:style style:name="T54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874fab" style:font-size-asian="11pt" style:font-size-complex="11pt"/>
    </style:style>
    <style:style style:name="T55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90912d" style:font-size-asian="11pt" style:font-size-complex="11pt"/>
    </style:style>
    <style:style style:name="T56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9203c6" style:font-size-asian="11pt" style:font-size-complex="11pt"/>
    </style:style>
    <style:style style:name="T57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93fb13" style:font-size-asian="11pt" style:font-size-complex="11pt"/>
    </style:style>
    <style:style style:name="T58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94c27c" style:font-size-asian="11pt" style:font-size-complex="11pt"/>
    </style:style>
    <style:style style:name="T59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94d59f" style:font-size-asian="11pt" style:font-size-complex="11pt"/>
    </style:style>
    <style:style style:name="T60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96bfb1" style:font-size-asian="11pt" style:font-size-complex="11pt"/>
    </style:style>
    <style:style style:name="T61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996c32" style:font-size-asian="11pt" style:font-size-complex="11pt"/>
    </style:style>
    <style:style style:name="T62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9a1026" style:font-size-asian="11pt" style:font-size-complex="11pt"/>
    </style:style>
    <style:style style:name="T63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9bc261" style:font-size-asian="11pt" style:font-size-complex="11pt"/>
    </style:style>
    <style:style style:name="T64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9c4ddf" style:font-size-asian="11pt" style:font-size-complex="11pt"/>
    </style:style>
    <style:style style:name="T65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9cc3cb" style:font-size-asian="11pt" style:font-size-complex="11pt"/>
    </style:style>
    <style:style style:name="T66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9cc851" style:font-size-asian="11pt" style:font-size-complex="11pt"/>
    </style:style>
    <style:style style:name="T67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9fd986" style:font-size-asian="11pt" style:font-size-complex="11pt"/>
    </style:style>
    <style:style style:name="T68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a53bf6" style:font-size-asian="11pt" style:font-size-complex="11pt"/>
    </style:style>
    <style:style style:name="T69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a723b1" style:font-size-asian="11pt" style:font-size-complex="11pt"/>
    </style:style>
    <style:style style:name="T70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a8bdb7" style:font-size-asian="11pt" style:font-size-complex="11pt"/>
    </style:style>
    <style:style style:name="T71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a0ca4f" style:font-size-asian="11pt" style:font-size-complex="11pt"/>
    </style:style>
    <style:style style:name="T72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bb0c4c" style:font-size-asian="11pt" style:font-size-complex="11pt"/>
    </style:style>
    <style:style style:name="T73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bc82c0" style:font-size-asian="11pt" style:font-size-complex="11pt"/>
    </style:style>
    <style:style style:name="T74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be1c6e" style:font-size-asian="11pt" style:font-size-complex="11pt"/>
    </style:style>
    <style:style style:name="T75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c046ac" style:font-size-asian="11pt" style:font-size-complex="11pt"/>
    </style:style>
    <style:style style:name="T76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c46564" style:font-size-asian="11pt" style:font-size-complex="11pt"/>
    </style:style>
    <style:style style:name="T77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cd443a" style:font-size-asian="11pt" style:font-size-complex="11pt"/>
    </style:style>
    <style:style style:name="T78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d55510" style:font-size-asian="11pt" style:font-size-complex="11pt"/>
    </style:style>
    <style:style style:name="T79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e0cd14" style:font-size-asian="11pt" style:font-size-complex="11pt"/>
    </style:style>
    <style:style style:name="T80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e74cf3" style:font-size-asian="11pt" style:font-size-complex="11pt"/>
    </style:style>
    <style:style style:name="T81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e933d2" style:font-size-asian="11pt" style:font-size-complex="11pt"/>
    </style:style>
    <style:style style:name="T82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ea53fd" style:font-size-asian="11pt" style:font-size-complex="11pt"/>
    </style:style>
    <style:style style:name="T83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ec31c6" style:font-size-asian="11pt" style:font-size-complex="11pt"/>
    </style:style>
    <style:style style:name="T84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ed9756" style:font-size-asian="11pt" style:font-size-complex="11pt"/>
    </style:style>
    <style:style style:name="T85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f0c17c" style:font-size-asian="11pt" style:font-size-complex="11pt"/>
    </style:style>
    <style:style style:name="T86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f47191" style:font-size-asian="11pt" style:font-size-complex="11pt"/>
    </style:style>
    <style:style style:name="T87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f6e336" style:font-size-asian="11pt" style:font-size-complex="11pt"/>
    </style:style>
    <style:style style:name="T88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f7a021" style:font-size-asian="11pt" style:font-size-complex="11pt"/>
    </style:style>
    <style:style style:name="T89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f94d5b" style:font-size-asian="11pt" style:font-size-complex="11pt"/>
    </style:style>
    <style:style style:name="T90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55da5d" style:font-size-asian="11pt" style:font-size-complex="11pt"/>
    </style:style>
    <style:style style:name="T91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5e6d8d" style:font-size-asian="11pt" style:font-size-complex="11pt"/>
    </style:style>
    <style:style style:name="T92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fc3510" style:font-size-asian="11pt" style:font-size-complex="11pt"/>
    </style:style>
    <style:style style:name="T93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fdbc05" style:font-size-asian="11pt" style:font-size-complex="11pt"/>
    </style:style>
    <style:style style:name="T94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ff109c" style:font-size-asian="11pt" style:font-size-complex="11pt"/>
    </style:style>
    <style:style style:name="T95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7e0f78" style:font-size-asian="11pt" style:font-style-asian="normal" style:font-size-complex="11pt" style:font-style-complex="normal"/>
    </style:style>
    <style:style style:name="T96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7f0ba6" style:font-size-asian="11pt" style:font-style-asian="normal" style:font-size-complex="11pt" style:font-style-complex="normal"/>
    </style:style>
    <style:style style:name="T97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7f8241" style:font-size-asian="11pt" style:font-style-asian="normal" style:font-size-complex="11pt" style:font-style-complex="normal"/>
    </style:style>
    <style:style style:name="T98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809440" style:font-size-asian="11pt" style:font-style-asian="normal" style:font-size-complex="11pt" style:font-style-complex="normal"/>
    </style:style>
    <style:style style:name="T99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811153" style:font-size-asian="11pt" style:font-style-asian="normal" style:font-size-complex="11pt" style:font-style-complex="normal"/>
    </style:style>
    <style:style style:name="T100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7bf149" style:font-size-asian="11pt" style:font-style-asian="normal" style:font-size-complex="11pt" style:font-style-complex="normal"/>
    </style:style>
    <style:style style:name="T101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9fd986" style:font-size-asian="11pt" style:font-style-asian="normal" style:font-size-complex="11pt" style:font-style-complex="normal"/>
    </style:style>
    <style:style style:name="T102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a22f6b" style:font-size-asian="11pt" style:font-style-asian="normal" style:font-size-complex="11pt" style:font-style-complex="normal"/>
    </style:style>
    <style:style style:name="T103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a3b9f5" style:font-size-asian="11pt" style:font-style-asian="normal" style:font-size-complex="11pt" style:font-style-complex="normal"/>
    </style:style>
    <style:style style:name="T104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a723b1" style:font-size-asian="11pt" style:font-style-asian="normal" style:font-size-complex="11pt" style:font-style-complex="normal"/>
    </style:style>
    <style:style style:name="T105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bf4881" style:font-size-asian="11pt" style:font-style-asian="normal" style:font-size-complex="11pt" style:font-style-complex="normal"/>
    </style:style>
    <style:style style:name="T106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29cb1c" style:font-size-asian="11pt" style:font-style-asian="normal" style:font-size-complex="11pt" style:font-style-complex="normal"/>
    </style:style>
    <style:style style:name="T107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811153" style:font-size-asian="11pt" style:font-style-asian="italic" style:font-size-complex="11pt" style:font-style-complex="italic"/>
    </style:style>
    <style:style style:name="T108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0b86a2" style:font-size-asian="11pt" style:font-style-asian="italic" style:font-size-complex="11pt" style:font-style-complex="italic"/>
    </style:style>
    <style:style style:name="T109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9fd986" style:font-size-asian="11pt" style:font-style-asian="italic" style:font-size-complex="11pt" style:font-style-complex="italic"/>
    </style:style>
    <style:style style:name="T110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a0d7fe" style:font-size-asian="11pt" style:font-style-asian="italic" style:font-size-complex="11pt" style:font-style-complex="italic"/>
    </style:style>
    <style:style style:name="T111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a22f6b" style:font-size-asian="11pt" style:font-style-asian="italic" style:font-size-complex="11pt" style:font-style-complex="italic"/>
    </style:style>
    <style:style style:name="T112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a53bf6" style:font-size-asian="11pt" style:font-style-asian="italic" style:font-size-complex="11pt" style:font-style-complex="italic"/>
    </style:style>
    <style:style style:name="T113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a723b1" style:font-size-asian="11pt" style:font-style-asian="italic" style:font-size-complex="11pt" style:font-style-complex="italic"/>
    </style:style>
    <style:style style:name="T114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0bb212" style:font-size-asian="11pt" style:font-style-asian="italic" style:font-size-complex="11pt" style:font-style-complex="italic"/>
    </style:style>
    <style:style style:name="T115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20644e" style:font-size-asian="11pt" style:font-style-asian="italic" style:font-size-complex="11pt" style:font-style-complex="italic"/>
    </style:style>
    <style:style style:name="T116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fc3510" style:font-size-asian="11pt" style:font-style-asian="italic" style:font-size-complex="11pt" style:font-style-complex="italic"/>
    </style:style>
    <style:style style:name="T117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ea53fd" style:font-size-asian="11pt" style:font-style-asian="italic" style:font-size-complex="11pt" style:font-style-complex="italic"/>
    </style:style>
    <style:style style:name="T118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fdbc05" style:font-size-asian="11pt" style:font-style-asian="italic" style:font-size-complex="11pt" style:font-style-complex="italic"/>
    </style:style>
    <style:style style:name="T119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1b2090" style:font-name-asian="Liberation Mono" style:font-size-asian="11pt" style:font-name-complex="Liberation Mono" style:font-size-complex="11pt"/>
    </style:style>
    <style:style style:name="T120" style:family="text">
      <style:text-properties fo:font-variant="normal" fo:text-transform="none" fo:color="#000000" loext:opacity="100%" style:font-name="Liberation Sans" fo:font-size="11pt" fo:letter-spacing="normal" fo:font-style="normal" fo:font-weight="bold" officeooo:rsid="00131058" style:font-size-asian="11pt" style:font-weight-asian="bold" style:font-size-complex="11pt" style:font-weight-complex="bold"/>
    </style:style>
    <style:style style:name="T121" style:family="text">
      <style:text-properties fo:font-variant="normal" fo:text-transform="none" fo:color="#000000" loext:opacity="100%" style:font-name="Liberation Sans" fo:font-size="11pt" fo:letter-spacing="normal" fo:font-style="italic" fo:font-weight="normal" officeooo:rsid="000bb212" style:font-size-asian="11pt" style:font-style-asian="italic" style:font-size-complex="11pt" style:font-style-complex="italic"/>
    </style:style>
    <style:style style:name="T122" style:family="text">
      <style:text-properties fo:font-variant="normal" fo:text-transform="none" fo:color="#000000" loext:opacity="100%" style:font-name="Liberation Sans" fo:font-size="11pt" fo:letter-spacing="normal" fo:font-style="italic" fo:font-weight="normal" officeooo:rsid="000bfe6e" style:font-size-asian="11pt" style:font-style-asian="italic" style:font-size-complex="11pt" style:font-style-complex="italic"/>
    </style:style>
    <style:style style:name="T123" style:family="text">
      <style:text-properties fo:font-variant="normal" fo:text-transform="none" fo:color="#000000" loext:opacity="100%" style:font-name="Liberation Sans" fo:font-size="11pt" fo:letter-spacing="normal" fo:font-style="italic" fo:font-weight="normal" officeooo:rsid="000d426e" style:font-size-asian="11pt" style:font-style-asian="italic" style:font-size-complex="11pt" style:font-style-complex="italic"/>
    </style:style>
    <style:style style:name="T124" style:family="text">
      <style:text-properties fo:font-variant="normal" fo:text-transform="none" fo:color="#000000" loext:opacity="100%" style:font-name="Liberation Sans" fo:font-size="11pt" fo:letter-spacing="normal" fo:font-style="italic" fo:font-weight="normal" officeooo:rsid="0023985c" style:font-size-asian="11pt" style:font-style-asian="italic" style:font-size-complex="11pt" style:font-style-complex="italic"/>
    </style:style>
    <style:style style:name="T125" style:family="text">
      <style:text-properties fo:font-variant="normal" fo:text-transform="none" fo:color="#000000" loext:opacity="100%" style:font-name="Liberation Sans" fo:font-size="11pt" fo:letter-spacing="normal" fo:font-style="italic" fo:font-weight="normal" officeooo:rsid="0029cb1c" style:font-size-asian="11pt" style:font-style-asian="italic" style:font-size-complex="11pt" style:font-style-complex="italic"/>
    </style:style>
    <style:style style:name="T126" style:family="text">
      <style:text-properties fo:font-variant="normal" fo:text-transform="none" fo:color="#000000" loext:opacity="100%" style:font-name="Liberation Sans" fo:font-size="11pt" fo:letter-spacing="normal" fo:font-style="italic" fo:font-weight="normal" officeooo:rsid="000fd4d5" style:font-size-asian="11pt" style:font-style-asian="italic" style:font-size-complex="11pt" style:font-style-complex="italic"/>
    </style:style>
    <style:style style:name="T127" style:family="text">
      <style:text-properties fo:font-variant="normal" fo:text-transform="none" fo:color="#000000" loext:opacity="100%" style:font-name="Liberation Sans" fo:font-size="11pt" fo:letter-spacing="normal" fo:font-style="italic" fo:font-weight="normal" officeooo:rsid="00131058" style:font-size-asian="11pt" style:font-style-asian="italic" style:font-size-complex="11pt" style:font-style-complex="italic"/>
    </style:style>
    <style:style style:name="T128" style:family="text">
      <style:text-properties fo:font-variant="normal" fo:text-transform="none" fo:color="#000000" loext:opacity="100%" style:font-name="Liberation Sans" fo:font-size="11pt" fo:letter-spacing="normal" fo:font-style="italic" fo:font-weight="normal" officeooo:rsid="003512e8" style:font-size-asian="11pt" style:font-style-asian="italic" style:font-size-complex="11pt" style:font-style-complex="italic"/>
    </style:style>
    <style:style style:name="T129" style:family="text">
      <style:text-properties fo:font-variant="normal" fo:text-transform="none" fo:color="#000000" loext:opacity="100%" style:font-name="Liberation Sans" fo:font-size="11pt" fo:letter-spacing="normal" fo:font-style="italic" fo:font-weight="normal" officeooo:rsid="00620cbe" style:font-size-asian="11pt" style:font-style-asian="italic" style:font-size-complex="11pt" style:font-style-complex="italic"/>
    </style:style>
    <style:style style:name="T130" style:family="text">
      <style:text-properties fo:font-variant="normal" fo:text-transform="none" fo:color="#000000" loext:opacity="100%" style:font-name="Liberation Sans" fo:font-size="11pt" fo:letter-spacing="normal" fo:font-style="italic" fo:font-weight="normal" officeooo:rsid="0062c6bf" style:font-size-asian="11pt" style:font-style-asian="italic" style:font-size-complex="11pt" style:font-style-complex="italic"/>
    </style:style>
    <style:style style:name="T131" style:family="text">
      <style:text-properties fo:font-variant="normal" fo:text-transform="none" fo:color="#000000" loext:opacity="100%" style:font-name="Liberation Sans" fo:font-size="11pt" fo:letter-spacing="normal" fo:font-style="italic" fo:font-weight="normal" officeooo:rsid="007bf149" style:font-size-asian="11pt" style:font-style-asian="italic" style:font-size-complex="11pt" style:font-style-complex="italic"/>
    </style:style>
    <style:style style:name="T132" style:family="text">
      <style:text-properties fo:font-variant="normal" fo:text-transform="none" fo:color="#000000" loext:opacity="100%" style:font-name="Liberation Sans" fo:font-size="11pt" fo:letter-spacing="normal" fo:font-style="italic" fo:font-weight="normal" officeooo:rsid="007f0ba6" style:font-size-asian="11pt" style:font-style-asian="italic" style:font-size-complex="11pt" style:font-style-complex="italic"/>
    </style:style>
    <style:style style:name="T133" style:family="text">
      <style:text-properties fo:font-variant="normal" fo:text-transform="none" fo:color="#000000" loext:opacity="100%" style:font-name="Liberation Sans" fo:font-size="11pt" fo:letter-spacing="normal" fo:font-style="italic" fo:font-weight="normal" officeooo:rsid="007f8241" style:font-size-asian="11pt" style:font-style-asian="italic" style:font-size-complex="11pt" style:font-style-complex="italic"/>
    </style:style>
    <style:style style:name="T134" style:family="text">
      <style:text-properties fo:font-variant="normal" fo:text-transform="none" fo:color="#000000" loext:opacity="100%" style:font-name="Liberation Sans" fo:font-size="11pt" fo:letter-spacing="normal" fo:font-style="italic" fo:font-weight="normal" officeooo:rsid="00809440" style:font-size-asian="11pt" style:font-style-asian="italic" style:font-size-complex="11pt" style:font-style-complex="italic"/>
    </style:style>
    <style:style style:name="T135" style:family="text">
      <style:text-properties fo:font-variant="normal" fo:text-transform="none" fo:color="#000000" loext:opacity="100%" style:font-name="Liberation Sans" fo:font-size="11pt" fo:letter-spacing="normal" fo:font-style="italic" fo:font-weight="normal" officeooo:rsid="00996c32" style:font-size-asian="11pt" style:font-style-asian="italic" style:font-size-complex="11pt" style:font-style-complex="italic"/>
    </style:style>
    <style:style style:name="T136" style:family="text">
      <style:text-properties fo:font-variant="normal" fo:text-transform="none" fo:color="#000000" loext:opacity="100%" style:font-name="Liberation Sans" fo:font-size="11pt" fo:letter-spacing="normal" fo:font-style="italic" fo:font-weight="normal" officeooo:rsid="00ea53fd" style:font-size-asian="11pt" style:font-style-asian="italic" style:font-size-complex="11pt" style:font-style-complex="italic"/>
    </style:style>
    <style:style style:name="T137" style:family="text">
      <style:text-properties fo:font-variant="normal" fo:text-transform="none" fo:color="#000000" loext:opacity="100%" style:font-name="Liberation Sans" fo:font-size="11pt" fo:letter-spacing="normal" fo:font-style="italic" fo:font-weight="normal" style:font-size-asian="11pt" style:font-size-complex="11pt"/>
    </style:style>
    <style:style style:name="T138" style:family="text">
      <style:text-properties fo:font-variant="normal" fo:text-transform="none" fo:color="#000000" loext:opacity="100%" fo:font-size="11pt" fo:letter-spacing="normal" fo:font-style="normal" officeooo:rsid="003512e8" style:font-name-asian="Songti SC" style:font-size-asian="11pt" style:font-weight-asian="normal" style:font-name-complex="Arial Unicode MS" style:font-size-complex="11pt" style:font-weight-complex="normal"/>
    </style:style>
    <style:style style:name="T139" style:family="text">
      <style:text-properties fo:font-variant="normal" fo:text-transform="none" fo:color="#000000" loext:opacity="100%" fo:font-size="11pt" fo:letter-spacing="normal" fo:font-style="normal" officeooo:rsid="00499153" style:font-name-asian="Songti SC" style:font-size-asian="11pt" style:font-weight-asian="normal" style:font-name-complex="Arial Unicode MS" style:font-size-complex="11pt" style:font-weight-complex="normal"/>
    </style:style>
    <style:style style:name="T140" style:family="text">
      <style:text-properties fo:font-variant="normal" fo:text-transform="none" fo:color="#000000" loext:opacity="100%" fo:font-size="11pt" fo:letter-spacing="normal" fo:font-style="normal" officeooo:rsid="000bb212" style:font-name-asian="Songti SC" style:font-size-asian="11pt" style:font-weight-asian="normal" style:font-name-complex="Arial Unicode MS" style:font-size-complex="11pt" style:font-weight-complex="normal"/>
    </style:style>
    <style:style style:name="T141" style:family="text">
      <style:text-properties fo:font-variant="normal" fo:text-transform="none" fo:color="#000000" loext:opacity="100%" fo:font-size="11pt" fo:letter-spacing="normal" fo:font-style="normal" officeooo:rsid="00e0cd14" style:font-name-asian="Songti SC" style:font-size-asian="11pt" style:font-weight-asian="normal" style:font-name-complex="Arial Unicode MS" style:font-size-complex="11pt" style:font-weight-complex="normal"/>
    </style:style>
    <style:style style:name="T142" style:family="text">
      <style:text-properties fo:font-variant="normal" fo:text-transform="none" fo:color="#000000" loext:opacity="100%" fo:font-size="11pt" fo:letter-spacing="normal" fo:font-style="normal" officeooo:rsid="00f6b44e" style:font-name-asian="Songti SC" style:font-size-asian="11pt" style:font-weight-asian="normal" style:font-name-complex="Arial Unicode MS" style:font-size-complex="11pt" style:font-weight-complex="normal"/>
    </style:style>
    <style:style style:name="T143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1a7210" style:font-size-asian="11pt" style:font-size-complex="11pt"/>
    </style:style>
    <style:style style:name="T144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15a0b1" style:font-size-asian="11pt" style:font-size-complex="11pt"/>
    </style:style>
    <style:style style:name="T145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0b86a2" style:font-size-asian="11pt" style:font-size-complex="11pt"/>
    </style:style>
    <style:style style:name="T146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1672b9" style:font-size-asian="11pt" style:font-size-complex="11pt"/>
    </style:style>
    <style:style style:name="T147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1746c7" style:font-size-asian="11pt" style:font-size-complex="11pt"/>
    </style:style>
    <style:style style:name="T148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0bfe6e" style:font-size-asian="11pt" style:font-size-complex="11pt"/>
    </style:style>
    <style:style style:name="T149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0eb6d3" style:font-size-asian="11pt" style:font-size-complex="11pt"/>
    </style:style>
    <style:style style:name="T150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2f3509" style:font-size-asian="11pt" style:font-size-complex="11pt"/>
    </style:style>
    <style:style style:name="T151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3046db" style:font-size-asian="11pt" style:font-size-complex="11pt"/>
    </style:style>
    <style:style style:name="T152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11caa2" style:font-size-asian="11pt" style:font-size-complex="11pt"/>
    </style:style>
    <style:style style:name="T153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131058" style:font-size-asian="11pt" style:font-size-complex="11pt"/>
    </style:style>
    <style:style style:name="T154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3cb812" style:font-size-asian="11pt" style:font-size-complex="11pt"/>
    </style:style>
    <style:style style:name="T155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0fd4d5" style:font-size-asian="11pt" style:font-size-complex="11pt"/>
    </style:style>
    <style:style style:name="T156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3d132e" style:font-size-asian="11pt" style:font-size-complex="11pt"/>
    </style:style>
    <style:style style:name="T157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3f4131" style:font-size-asian="11pt" style:font-size-complex="11pt"/>
    </style:style>
    <style:style style:name="T158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31e84f" style:font-size-asian="11pt" style:font-size-complex="11pt"/>
    </style:style>
    <style:style style:name="T159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620cbe" style:font-size-asian="11pt" style:font-size-complex="11pt"/>
    </style:style>
    <style:style style:name="T160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68f20d" style:font-size-asian="11pt" style:font-size-complex="11pt"/>
    </style:style>
    <style:style style:name="T161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6c7985" style:font-size-asian="11pt" style:font-size-complex="11pt"/>
    </style:style>
    <style:style style:name="T162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9bc261" style:font-size-asian="11pt" style:font-size-complex="11pt"/>
    </style:style>
    <style:style style:name="T163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9cc3cb" style:font-size-asian="11pt" style:font-size-complex="11pt"/>
    </style:style>
    <style:style style:name="T164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a0ca4f" style:font-size-asian="11pt" style:font-size-complex="11pt"/>
    </style:style>
    <style:style style:name="T165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eea5ad" style:font-size-asian="11pt" style:font-size-complex="11pt"/>
    </style:style>
    <style:style style:name="T166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ec31c6" style:font-size-asian="11pt" style:font-size-complex="11pt"/>
    </style:style>
    <style:style style:name="T167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ed768e" style:font-size-asian="11pt" style:font-size-complex="11pt"/>
    </style:style>
    <style:style style:name="T168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ff109c" style:font-size-asian="11pt" style:font-size-complex="11pt"/>
    </style:style>
    <style:style style:name="T169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9bc261" style:font-size-asian="11pt" style:font-style-asian="normal" style:font-size-complex="11pt" style:font-style-complex="normal"/>
    </style:style>
    <style:style style:name="T170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9fd986" style:font-size-asian="11pt" style:font-style-asian="normal" style:font-size-complex="11pt" style:font-style-complex="normal"/>
    </style:style>
    <style:style style:name="T171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a22f6b" style:font-size-asian="11pt" style:font-style-asian="italic" style:font-size-complex="11pt" style:font-style-complex="italic"/>
    </style:style>
    <style:style style:name="T172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a53bf6" style:font-size-asian="11pt" style:font-style-asian="italic" style:font-size-complex="11pt" style:font-style-complex="italic"/>
    </style:style>
    <style:style style:name="T173" style:family="text">
      <style:text-properties fo:font-variant="normal" fo:text-transform="none" fo:color="#000000" loext:opacity="100%" style:font-name="Liberation Mono1" fo:font-size="11pt" fo:letter-spacing="normal" fo:font-style="normal" officeooo:rsid="001a7210" style:font-name-asian="Songti SC" style:font-size-asian="11pt" style:font-weight-asian="normal" style:font-name-complex="Arial Unicode MS" style:font-size-complex="11pt" style:font-weight-complex="normal"/>
    </style:style>
    <style:style style:name="T174" style:family="text">
      <style:text-properties fo:font-variant="normal" fo:text-transform="none" fo:color="#000000" loext:opacity="100%" style:font-name="Liberation Mono1" fo:font-size="11pt" fo:letter-spacing="normal" fo:font-style="normal" officeooo:rsid="003512e8" style:font-name-asian="Songti SC" style:font-size-asian="11pt" style:font-weight-asian="normal" style:font-name-complex="Arial Unicode MS" style:font-size-complex="11pt" style:font-weight-complex="normal"/>
    </style:style>
    <style:style style:name="T175" style:family="text">
      <style:text-properties fo:font-variant="normal" fo:text-transform="none" fo:color="#000000" loext:opacity="100%" style:font-name="Liberation Mono1" fo:font-size="11pt" fo:letter-spacing="normal" fo:font-style="italic" fo:font-weight="normal" officeooo:rsid="003512e8" style:font-size-asian="11pt" style:font-style-asian="italic" style:font-size-complex="11pt" style:font-style-complex="italic"/>
    </style:style>
    <style:style style:name="T176" style:family="text">
      <style:text-properties fo:font-variant="normal" fo:text-transform="none" fo:color="#000000" loext:opacity="100%" style:font-name="Liberation Mono1" fo:font-size="11pt" fo:letter-spacing="normal" fo:font-style="italic" fo:font-weight="normal" officeooo:rsid="00131058" style:font-size-asian="11pt" style:font-style-asian="italic" style:font-size-complex="11pt" style:font-style-complex="italic"/>
    </style:style>
    <style:style style:name="T177" style:family="text">
      <style:text-properties fo:font-variant="normal" fo:text-transform="none" fo:color="#000000" loext:opacity="100%" style:font-name="Liberation Mono1" fo:font-size="11pt" fo:letter-spacing="normal" fo:font-style="italic" fo:font-weight="normal" officeooo:rsid="00f7a021" style:font-size-asian="11pt" style:font-style-asian="italic" style:font-size-complex="11pt" style:font-style-complex="italic"/>
    </style:style>
    <style:style style:name="T178" style:family="text">
      <style:text-properties fo:font-variant="normal" fo:text-transform="none" fo:color="#000000" loext:opacity="100%" style:font-name="Impact" fo:font-size="11pt" fo:letter-spacing="normal" fo:font-style="normal" fo:font-weight="normal" officeooo:rsid="003512e8" style:font-size-asian="11pt" style:font-size-complex="11pt"/>
    </style:style>
    <style:style style:name="T179" style:family="text">
      <style:text-properties fo:font-variant="normal" fo:text-transform="none" fo:color="#000000" loext:opacity="100%" fo:letter-spacing="normal" fo:font-style="normal" fo:font-weight="normal"/>
    </style:style>
    <style:style style:name="T180" style:family="text">
      <style:text-properties fo:font-variant="normal" fo:text-transform="none" fo:color="#000000" loext:opacity="100%" fo:letter-spacing="normal" fo:font-style="italic" fo:font-weight="normal"/>
    </style:style>
    <style:style style:name="T181" style:family="text">
      <style:text-properties fo:font-variant="normal" fo:text-transform="none" fo:color="#000000" loext:opacity="100%" style:font-name="Liberation Serif1" fo:font-size="11pt" fo:letter-spacing="normal" fo:font-style="normal" fo:font-weight="normal" officeooo:rsid="00e74cf3" style:font-name-asian="Liberation Serif1" style:font-size-asian="11pt" style:font-name-complex="Liberation Serif1" style:font-size-complex="11pt"/>
    </style:style>
    <style:style style:name="T182" style:family="text">
      <style:text-properties fo:font-variant="normal" fo:text-transform="none" fo:color="#800080" loext:opacity="100%" style:font-name="Liberation Sans" fo:font-size="11pt" fo:letter-spacing="normal" fo:font-style="normal" fo:font-weight="normal" officeooo:rsid="00131058" style:font-size-asian="11pt" style:font-size-complex="11pt"/>
    </style:style>
    <style:style style:name="T183" style:family="text">
      <style:text-properties fo:font-variant="normal" fo:text-transform="none" style:use-window-font-color="true" loext:opacity="0%" style:font-name="Liberation Sans" fo:font-size="11pt" fo:letter-spacing="normal" fo:font-style="normal" fo:font-weight="normal" officeooo:rsid="00131058" style:font-size-asian="11pt" style:font-size-complex="11pt"/>
    </style:style>
    <style:style style:name="T184" style:family="text">
      <style:text-properties fo:font-variant="normal" fo:text-transform="none" style:use-window-font-color="true" loext:opacity="0%" style:font-name="Liberation Sans" fo:font-size="11pt" fo:letter-spacing="normal" fo:font-style="normal" fo:font-weight="normal" officeooo:rsid="003512e8" style:font-size-asian="11pt" style:font-size-complex="11pt"/>
    </style:style>
    <style:style style:name="T185" style:family="text">
      <style:text-properties fo:font-variant="normal" fo:text-transform="none" style:use-window-font-color="true" loext:opacity="0%" style:font-name="Liberation Sans" fo:font-size="11pt" fo:letter-spacing="normal" fo:font-style="normal" fo:font-weight="normal" officeooo:rsid="000fd4d5" style:font-size-asian="11pt" style:font-size-complex="11pt"/>
    </style:style>
    <style:style style:name="T186" style:family="text">
      <style:text-properties fo:font-variant="normal" fo:text-transform="none" style:use-window-font-color="true" loext:opacity="0%" style:font-name="Liberation Sans" fo:font-size="11pt" fo:letter-spacing="normal" fo:font-style="normal" fo:font-weight="normal" officeooo:rsid="00d6e44f" style:font-size-asian="11pt" style:font-size-complex="11pt"/>
    </style:style>
    <style:style style:name="T187" style:family="text">
      <style:text-properties fo:font-variant="normal" fo:text-transform="none" style:use-window-font-color="true" loext:opacity="0%" style:font-name="Liberation Sans" fo:font-size="11pt" fo:letter-spacing="normal" fo:font-style="normal" fo:font-weight="normal" officeooo:rsid="00d7af58" style:font-size-asian="11pt" style:font-size-complex="11pt"/>
    </style:style>
    <style:style style:name="T188" style:family="text">
      <style:text-properties fo:font-variant="normal" fo:text-transform="none" style:use-window-font-color="true" loext:opacity="0%" style:font-name="Liberation Sans" fo:font-size="11pt" fo:letter-spacing="normal" fo:font-style="normal" fo:font-weight="normal" officeooo:rsid="00d92e96" style:font-size-asian="11pt" style:font-size-complex="11pt"/>
    </style:style>
    <style:style style:name="T189" style:family="text">
      <style:text-properties fo:font-variant="normal" fo:text-transform="none" style:use-window-font-color="true" loext:opacity="0%" style:font-name="Liberation Sans" fo:font-size="11pt" fo:letter-spacing="normal" fo:font-style="normal" fo:font-weight="normal" officeooo:rsid="00d9e37c" style:font-size-asian="11pt" style:font-size-complex="11pt"/>
    </style:style>
    <style:style style:name="T190" style:family="text">
      <style:text-properties fo:font-variant="normal" fo:text-transform="none" style:use-window-font-color="true" loext:opacity="0%" style:font-name="Liberation Sans" fo:font-size="11pt" fo:letter-spacing="normal" fo:font-style="normal" fo:font-weight="normal" officeooo:rsid="009cc3cb" style:font-size-asian="11pt" style:font-size-complex="11pt"/>
    </style:style>
    <style:style style:name="T191" style:family="text">
      <style:text-properties fo:font-variant="normal" fo:text-transform="none" style:use-window-font-color="true" loext:opacity="0%" style:font-name="Liberation Sans" fo:font-size="11pt" fo:letter-spacing="normal" fo:font-style="normal" fo:font-weight="normal" officeooo:rsid="00db5211" style:font-size-asian="11pt" style:font-size-complex="11pt"/>
    </style:style>
    <style:style style:name="T192" style:family="text">
      <style:text-properties fo:font-variant="normal" fo:text-transform="none" style:use-window-font-color="true" loext:opacity="0%" style:font-name="Liberation Sans" fo:font-size="11pt" fo:letter-spacing="normal" fo:font-style="normal" fo:font-weight="normal" officeooo:rsid="00df7dd4" style:font-size-asian="11pt" style:font-size-complex="11pt"/>
    </style:style>
    <style:style style:name="T193" style:family="text">
      <style:text-properties fo:font-variant="normal" fo:text-transform="none" style:use-window-font-color="true" loext:opacity="0%" style:font-name="Liberation Sans" fo:font-size="11pt" fo:letter-spacing="normal" fo:font-style="normal" fo:font-weight="normal" officeooo:rsid="00f47191" style:font-size-asian="11pt" style:font-size-complex="11pt"/>
    </style:style>
    <style:style style:name="T194" style:family="text">
      <style:text-properties fo:font-variant="normal" fo:text-transform="none" style:use-window-font-color="true" loext:opacity="0%" style:font-name="Liberation Sans" fo:font-size="11pt" fo:letter-spacing="normal" fo:font-style="normal" fo:font-weight="normal" officeooo:rsid="00131058" style:font-size-asian="11pt" style:font-weight-asian="normal" style:font-size-complex="11pt" style:font-weight-complex="normal"/>
    </style:style>
    <style:style style:name="T195" style:family="text">
      <style:text-properties fo:font-variant="normal" fo:text-transform="none" style:use-window-font-color="true" loext:opacity="0%" style:font-name="Liberation Sans" fo:font-size="11pt" fo:letter-spacing="normal" fo:font-style="normal" fo:font-weight="normal" officeooo:rsid="00c32934" style:font-size-asian="11pt" style:font-weight-asian="normal" style:font-size-complex="11pt" style:font-weight-complex="normal"/>
    </style:style>
    <style:style style:name="T196" style:family="text">
      <style:text-properties fo:font-variant="normal" fo:text-transform="none" style:use-window-font-color="true" loext:opacity="0%" style:font-name="Liberation Sans" fo:font-size="11pt" fo:letter-spacing="normal" fo:font-style="normal" fo:font-weight="normal" officeooo:rsid="00c35d1b" style:font-size-asian="11pt" style:font-weight-asian="normal" style:font-size-complex="11pt" style:font-weight-complex="normal"/>
    </style:style>
    <style:style style:name="T197" style:family="text">
      <style:text-properties fo:font-variant="normal" fo:text-transform="none" style:use-window-font-color="true" loext:opacity="0%" style:font-name="Liberation Sans" fo:font-size="11pt" fo:letter-spacing="normal" fo:font-style="normal" fo:font-weight="normal" officeooo:rsid="00d6e44f" style:font-size-asian="11pt" style:font-style-asian="normal" style:font-size-complex="11pt" style:font-style-complex="normal"/>
    </style:style>
    <style:style style:name="T198" style:family="text">
      <style:text-properties fo:font-variant="normal" fo:text-transform="none" style:use-window-font-color="true" loext:opacity="0%" style:font-name="Liberation Sans" fo:font-size="11pt" fo:letter-spacing="normal" fo:font-style="normal" fo:font-weight="normal" officeooo:rsid="0060675b" style:font-name-asian="Liberation Mono" style:font-size-asian="11pt" style:font-weight-asian="normal" style:font-name-complex="Liberation Mono" style:font-size-complex="11pt" style:font-weight-complex="normal"/>
    </style:style>
    <style:style style:name="T199" style:family="text">
      <style:text-properties fo:font-variant="normal" fo:text-transform="none" style:use-window-font-color="true" loext:opacity="0%" style:font-name="Liberation Sans" fo:font-size="11pt" fo:letter-spacing="normal" fo:font-style="normal" fo:font-weight="normal" officeooo:rsid="00df7dd4" style:font-name-asian="Liberation Mono" style:font-size-asian="11pt" style:font-name-complex="Liberation Mono" style:font-size-complex="11pt"/>
    </style:style>
    <style:style style:name="T200" style:family="text">
      <style:text-properties fo:font-variant="normal" fo:text-transform="none" style:use-window-font-color="true" loext:opacity="0%" style:font-name="Liberation Sans" fo:font-size="11pt" fo:letter-spacing="normal" fo:font-style="normal" fo:font-weight="normal" officeooo:rsid="00b238ca" style:font-name-asian="Songti SC" style:font-size-asian="11pt" style:font-weight-asian="normal" style:font-name-complex="Arial Unicode MS" style:font-size-complex="11pt" style:font-weight-complex="normal"/>
    </style:style>
    <style:style style:name="T201" style:family="text">
      <style:text-properties fo:font-variant="normal" fo:text-transform="none" style:use-window-font-color="true" loext:opacity="0%" style:font-name="Liberation Sans" fo:font-size="11pt" fo:letter-spacing="normal" fo:font-style="normal" fo:font-weight="normal" officeooo:rsid="00b238ca" style:font-name-asian="Songti SC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T202" style:family="text">
      <style:text-properties fo:font-variant="normal" fo:text-transform="none" style:use-window-font-color="true" loext:opacity="0%" style:font-name="Liberation Sans" fo:font-size="11pt" fo:letter-spacing="normal" fo:font-style="normal" fo:font-weight="normal" officeooo:rsid="00b5f349" style:font-name-asian="Songti SC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T203" style:family="text">
      <style:text-properties fo:font-variant="normal" fo:text-transform="none" style:use-window-font-color="true" loext:opacity="0%" style:font-name="Liberation Sans" fo:font-size="11pt" fo:letter-spacing="normal" fo:font-style="normal" fo:font-weight="normal" officeooo:rsid="00b11ac2" style:font-name-asian="Songti SC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T204" style:family="text">
      <style:text-properties fo:font-variant="normal" fo:text-transform="none" style:use-window-font-color="true" loext:opacity="0%" style:font-name="Liberation Sans" fo:font-size="11pt" fo:letter-spacing="normal" fo:font-style="normal" fo:font-weight="normal" officeooo:rsid="00b7e8bf" style:font-name-asian="Songti SC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T205" style:family="text">
      <style:text-properties fo:font-variant="normal" fo:text-transform="none" style:use-window-font-color="true" loext:opacity="0%" style:font-name="Liberation Sans" fo:font-size="11pt" fo:letter-spacing="normal" fo:font-style="normal" fo:font-weight="normal" officeooo:rsid="00c58a9a" style:font-name-asian="Songti SC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T206" style:family="text">
      <style:text-properties fo:font-variant="normal" fo:text-transform="none" style:use-window-font-color="true" loext:opacity="0%" style:font-name="Liberation Sans" fo:font-size="11pt" fo:letter-spacing="normal" fo:font-style="normal" fo:font-weight="normal" officeooo:rsid="00c676f6" style:font-name-asian="Songti SC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T207" style:family="text">
      <style:text-properties fo:font-variant="normal" fo:text-transform="none" style:use-window-font-color="true" loext:opacity="0%" style:font-name="Liberation Sans" fo:font-size="11pt" fo:letter-spacing="normal" fo:font-style="normal" fo:font-weight="normal" officeooo:rsid="00fae767" style:font-name-asian="Songti SC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T208" style:family="text">
      <style:text-properties fo:font-variant="normal" fo:text-transform="none" style:use-window-font-color="true" loext:opacity="0%" style:font-name="Liberation Sans" fo:font-size="11pt" fo:letter-spacing="normal" fo:font-style="normal" fo:font-weight="bold" style:font-size-asian="11pt" style:font-size-complex="11pt"/>
    </style:style>
    <style:style style:name="T209" style:family="text">
      <style:text-properties fo:font-variant="normal" fo:text-transform="none" style:use-window-font-color="true" loext:opacity="0%" style:font-name="Liberation Sans" fo:font-size="11pt" fo:letter-spacing="normal" fo:font-style="normal" style:text-underline-style="none" fo:font-weight="normal" officeooo:rsid="0060675b" style:font-size-asian="11pt" style:font-weight-asian="normal" style:font-size-complex="11pt" style:font-weight-complex="normal"/>
    </style:style>
    <style:style style:name="T210" style:family="text">
      <style:text-properties fo:font-variant="normal" fo:text-transform="none" style:use-window-font-color="true" loext:opacity="0%" style:font-name="Liberation Sans" fo:font-size="11pt" fo:letter-spacing="normal" fo:font-style="normal" style:text-underline-style="none" fo:font-weight="normal" officeooo:rsid="00603100" style:font-size-asian="11pt" style:font-weight-asian="normal" style:font-size-complex="11pt" style:font-weight-complex="normal"/>
    </style:style>
    <style:style style:name="T211" style:family="text">
      <style:text-properties fo:font-variant="normal" fo:text-transform="none" style:use-window-font-color="true" loext:opacity="0%" style:font-name="Liberation Sans" fo:font-size="11pt" fo:letter-spacing="normal" fo:font-style="normal" style:text-underline-style="none" fo:font-weight="normal" officeooo:rsid="000fd4d5" style:font-size-asian="11pt" style:font-size-complex="11pt"/>
    </style:style>
    <style:style style:name="T212" style:family="text">
      <style:text-properties fo:font-variant="normal" fo:text-transform="none" style:use-window-font-color="true" loext:opacity="0%" style:font-name="Liberation Sans" fo:font-size="11pt" fo:letter-spacing="normal" fo:font-style="normal" style:text-underline-style="none" fo:font-weight="normal" officeooo:rsid="00c19f59" style:font-size-asian="11pt" style:font-size-complex="11pt"/>
    </style:style>
    <style:style style:name="T213" style:family="text">
      <style:text-properties fo:font-variant="normal" fo:text-transform="none" style:use-window-font-color="true" loext:opacity="0%" style:font-name="Liberation Sans" fo:font-size="11pt" fo:letter-spacing="normal" fo:font-style="normal" style:text-underline-style="none" fo:font-weight="normal" officeooo:rsid="00c8099c" style:font-size-asian="11pt" style:font-size-complex="11pt"/>
    </style:style>
    <style:style style:name="T214" style:family="text">
      <style:text-properties fo:font-variant="normal" fo:text-transform="none" style:use-window-font-color="true" loext:opacity="0%" style:font-name="Liberation Sans" fo:font-size="11pt" fo:letter-spacing="normal" fo:font-style="normal" style:text-underline-style="none" fo:font-weight="normal" officeooo:rsid="0060675b" style:font-name-asian="Liberation Mono" style:font-size-asian="11pt" style:font-weight-asian="normal" style:font-name-complex="Liberation Mono" style:font-size-complex="11pt" style:font-weight-complex="normal"/>
    </style:style>
    <style:style style:name="T215" style:family="text">
      <style:text-properties fo:font-variant="normal" fo:text-transform="none" style:use-window-font-color="true" loext:opacity="0%" style:font-name="Liberation Sans" fo:font-size="11pt" fo:letter-spacing="normal" fo:font-style="italic" fo:font-weight="normal" officeooo:rsid="00b39622" style:font-name-asian="Songti SC" style:font-size-asian="11pt" style:font-style-asian="italic" style:font-weight-asian="normal" style:font-name-complex="Arial Unicode MS" style:font-size-complex="11pt" style:font-style-complex="italic" style:font-weight-complex="normal"/>
    </style:style>
    <style:style style:name="T216" style:family="text">
      <style:text-properties fo:font-variant="normal" fo:text-transform="none" style:use-window-font-color="true" loext:opacity="0%" style:font-name="Liberation Sans" fo:font-size="11pt" fo:letter-spacing="normal" fo:font-style="italic" fo:font-weight="normal" officeooo:rsid="00b238ca" style:font-name-asian="Songti SC" style:font-size-asian="11pt" style:font-style-asian="italic" style:font-weight-asian="normal" style:font-name-complex="Arial Unicode MS" style:font-size-complex="11pt" style:font-style-complex="italic" style:font-weight-complex="normal"/>
    </style:style>
    <style:style style:name="T217" style:family="text">
      <style:text-properties fo:font-variant="normal" fo:text-transform="none" style:use-window-font-color="true" loext:opacity="0%" style:font-name="Liberation Sans" fo:font-size="11pt" fo:letter-spacing="normal" fo:font-style="italic" fo:font-weight="normal" officeooo:rsid="00b5f349" style:font-name-asian="Songti SC" style:font-size-asian="11pt" style:font-style-asian="italic" style:font-weight-asian="normal" style:font-name-complex="Arial Unicode MS" style:font-size-complex="11pt" style:font-style-complex="italic" style:font-weight-complex="normal"/>
    </style:style>
    <style:style style:name="T218" style:family="text">
      <style:text-properties fo:font-variant="normal" fo:text-transform="none" style:use-window-font-color="true" loext:opacity="0%" style:font-name="Liberation Sans" fo:font-size="11pt" fo:letter-spacing="normal" fo:font-style="italic" fo:font-weight="normal" officeooo:rsid="00b11ac2" style:font-name-asian="Songti SC" style:font-size-asian="11pt" style:font-style-asian="italic" style:font-weight-asian="normal" style:font-name-complex="Arial Unicode MS" style:font-size-complex="11pt" style:font-style-complex="italic" style:font-weight-complex="normal"/>
    </style:style>
    <style:style style:name="T219" style:family="text">
      <style:text-properties fo:font-variant="normal" fo:text-transform="none" style:use-window-font-color="true" loext:opacity="0%" style:font-name="Liberation Sans" fo:font-size="11pt" fo:letter-spacing="normal" fo:font-style="italic" fo:font-weight="normal" officeooo:rsid="00131058" style:font-size-asian="11pt" style:font-size-complex="11pt"/>
    </style:style>
    <style:style style:name="T220" style:family="text">
      <style:text-properties fo:font-variant="normal" fo:text-transform="none" style:use-window-font-color="true" loext:opacity="0%" style:font-name="Liberation Mono1" fo:font-size="11pt" fo:letter-spacing="normal" fo:font-style="normal" fo:font-weight="normal" officeooo:rsid="00131058" style:font-size-asian="11pt" style:font-weight-asian="normal" style:font-size-complex="11pt" style:font-weight-complex="normal"/>
    </style:style>
    <style:style style:name="T221" style:family="text">
      <style:text-properties fo:font-variant="normal" fo:text-transform="none" style:use-window-font-color="true" loext:opacity="0%" style:font-name="Liberation Mono1" fo:font-size="11pt" fo:letter-spacing="normal" fo:font-style="normal" fo:font-weight="normal" officeooo:rsid="00c32934" style:font-size-asian="11pt" style:font-weight-asian="normal" style:font-size-complex="11pt" style:font-weight-complex="normal"/>
    </style:style>
    <style:style style:name="T222" style:family="text">
      <style:text-properties fo:font-variant="normal" fo:text-transform="none" style:use-window-font-color="true" loext:opacity="0%" style:font-name="Liberation Mono1" fo:font-size="11pt" fo:letter-spacing="normal" fo:font-style="normal" fo:font-weight="normal" officeooo:rsid="003d132e" style:font-size-asian="11pt" style:font-size-complex="11pt"/>
    </style:style>
    <style:style style:name="T223" style:family="text">
      <style:text-properties fo:font-variant="normal" fo:text-transform="none" style:use-window-font-color="true" loext:opacity="0%" style:font-name="Liberation Mono1" fo:font-size="11pt" fo:letter-spacing="normal" fo:font-style="normal" fo:font-weight="normal" officeooo:rsid="000fd4d5" style:font-size-asian="11pt" style:font-size-complex="11pt"/>
    </style:style>
    <style:style style:name="T224" style:family="text">
      <style:text-properties fo:font-variant="normal" fo:text-transform="none" style:use-window-font-color="true" loext:opacity="0%" style:font-name="Liberation Mono1" fo:font-size="11pt" fo:letter-spacing="normal" fo:font-style="normal" fo:font-weight="normal" officeooo:rsid="00d6e44f" style:font-size-asian="11pt" style:font-size-complex="11pt"/>
    </style:style>
    <style:style style:name="T225" style:family="text">
      <style:text-properties fo:font-variant="normal" fo:text-transform="none" style:use-window-font-color="true" loext:opacity="0%" style:font-name="Liberation Mono1" fo:font-size="11pt" fo:letter-spacing="normal" fo:font-style="normal" fo:font-weight="normal" officeooo:rsid="00d7af58" style:font-size-asian="11pt" style:font-size-complex="11pt"/>
    </style:style>
    <style:style style:name="T226" style:family="text">
      <style:text-properties fo:font-variant="normal" fo:text-transform="none" style:use-window-font-color="true" loext:opacity="0%" style:font-name="Liberation Mono1" fo:font-size="11pt" fo:letter-spacing="normal" fo:font-style="normal" style:text-underline-style="none" fo:font-weight="normal" officeooo:rsid="00603100" style:font-size-asian="11pt" style:font-size-complex="11pt"/>
    </style:style>
    <style:style style:name="T227" style:family="text">
      <style:text-properties fo:font-variant="normal" fo:text-transform="none" style:use-window-font-color="true" loext:opacity="0%" style:font-name="Liberation Mono1" fo:font-size="11pt" fo:letter-spacing="normal" fo:font-style="italic" fo:font-weight="normal" officeooo:rsid="00b238ca" style:font-name-asian="Songti SC" style:font-size-asian="11pt" style:font-style-asian="italic" style:font-weight-asian="normal" style:font-name-complex="Arial Unicode MS" style:font-size-complex="11pt" style:font-style-complex="italic" style:font-weight-complex="normal"/>
    </style:style>
    <style:style style:name="T228" style:family="text">
      <style:text-properties fo:font-variant="normal" fo:text-transform="none" style:use-window-font-color="true" loext:opacity="0%" style:font-name="Liberation Mono1" fo:font-size="11pt" fo:letter-spacing="normal" fo:font-style="italic" fo:font-weight="normal" officeooo:rsid="00c58a9a" style:font-name-asian="Songti SC" style:font-size-asian="11pt" style:font-style-asian="italic" style:font-weight-asian="normal" style:font-name-complex="Arial Unicode MS" style:font-size-complex="11pt" style:font-style-complex="italic" style:font-weight-complex="normal"/>
    </style:style>
    <style:style style:name="T229" style:family="text">
      <style:text-properties fo:font-variant="normal" fo:text-transform="none" style:use-window-font-color="true" loext:opacity="0%" style:text-position="super 58%" style:font-name="Liberation Sans" fo:font-size="11pt" fo:letter-spacing="normal" fo:font-style="normal" fo:font-weight="normal" officeooo:rsid="00d6e44f" style:font-size-asian="11pt" style:font-size-complex="11pt"/>
    </style:style>
    <style:style style:name="T230" style:family="text">
      <style:text-properties fo:font-variant="normal" fo:text-transform="none" fo:color="#808080" loext:opacity="100%" style:font-name="Liberation Mono1" fo:font-size="11pt" fo:letter-spacing="normal" fo:font-style="normal" fo:font-weight="normal" officeooo:rsid="001a7210" style:font-size-asian="11pt" style:font-size-complex="11pt"/>
    </style:style>
    <style:style style:name="T231" style:family="text">
      <style:text-properties fo:font-variant="normal" fo:text-transform="none" fo:color="#808080" loext:opacity="100%" style:font-name="Liberation Mono1" fo:font-size="11pt" fo:letter-spacing="normal" fo:font-style="normal" fo:font-weight="bold" officeooo:rsid="00131058" style:font-size-asian="11pt" style:font-weight-asian="bold" style:font-size-complex="11pt" style:font-weight-complex="bold"/>
    </style:style>
    <style:style style:name="T232" style:family="text">
      <style:text-properties fo:font-variant="normal" fo:text-transform="none" fo:color="#808080" loext:opacity="100%" style:font-name="Liberation Mono1" fo:font-size="11pt" fo:letter-spacing="normal" fo:font-style="normal" fo:font-weight="bold" officeooo:rsid="000fd4d5" style:font-size-asian="11pt" style:font-weight-asian="bold" style:font-size-complex="11pt" style:font-weight-complex="bold"/>
    </style:style>
    <style:style style:name="T233" style:family="text">
      <style:text-properties fo:font-variant="normal" fo:text-transform="none" fo:color="#808080" loext:opacity="100%" style:font-name="Liberation Mono1" fo:font-size="11pt" fo:letter-spacing="normal" fo:font-style="normal" fo:font-weight="bold" officeooo:rsid="0020644e" style:font-size-asian="11pt" style:font-weight-asian="bold" style:font-size-complex="11pt" style:font-weight-complex="bold"/>
    </style:style>
    <style:style style:name="T234" style:family="text">
      <style:text-properties fo:font-variant="normal" fo:text-transform="none" fo:color="#808080" loext:opacity="100%" style:font-name="Liberation Mono1" fo:font-size="11pt" fo:letter-spacing="normal" fo:font-style="normal" fo:font-weight="bold" officeooo:rsid="00e74cf3" style:font-size-asian="11pt" style:font-weight-asian="bold" style:font-size-complex="11pt" style:font-weight-complex="bold"/>
    </style:style>
    <style:style style:name="T235" style:family="text">
      <style:text-properties fo:font-variant="normal" fo:text-transform="none" fo:color="#808080" loext:opacity="100%" style:font-name="Liberation Mono1" fo:font-size="11pt" fo:letter-spacing="normal" fo:font-style="normal" style:text-underline-style="none" fo:font-weight="bold" officeooo:rsid="00c19f59" style:font-size-asian="11pt" style:font-weight-asian="bold" style:font-size-complex="11pt" style:font-weight-complex="bold"/>
    </style:style>
    <style:style style:name="T236" style:family="text">
      <style:text-properties fo:font-variant="normal" fo:text-transform="none" fo:color="#808080" loext:opacity="100%" style:font-name="Liberation Mono1" fo:font-size="11pt" fo:letter-spacing="normal" fo:font-style="normal" style:text-underline-style="none" fo:font-weight="bold" officeooo:rsid="00c8099c" style:font-size-asian="11pt" style:font-weight-asian="bold" style:font-size-complex="11pt" style:font-weight-complex="bold"/>
    </style:style>
    <style:style style:name="T237" style:family="text">
      <style:text-properties fo:font-variant="normal" fo:text-transform="none" fo:color="#808080" loext:opacity="100%" style:text-position="0% 100%" style:font-name="Liberation Mono1" fo:font-size="11pt" fo:letter-spacing="normal" fo:font-style="normal" fo:font-weight="normal" officeooo:rsid="001a7210" style:font-size-asian="11pt" style:font-size-complex="11pt"/>
    </style:style>
    <style:style style:name="T238" style:family="text">
      <style:text-properties fo:font-variant="normal" fo:text-transform="none" fo:color="#808080" loext:opacity="100%" style:font-name="Liberation Sans" fo:font-size="14pt" fo:letter-spacing="normal" fo:font-style="normal" fo:font-weight="normal" officeooo:rsid="0059c0cf" style:font-size-asian="18pt" style:font-weight-asian="normal" style:font-size-complex="18pt" style:font-weight-complex="normal"/>
    </style:style>
    <style:style style:name="T239" style:family="text">
      <style:text-properties fo:font-variant="normal" fo:text-transform="none" fo:color="#808080" loext:opacity="100%" style:font-name="Liberation Sans" fo:font-size="14pt" fo:letter-spacing="normal" fo:font-style="normal" fo:font-weight="normal" officeooo:rsid="003512e8" style:font-size-asian="18pt" style:font-weight-asian="normal" style:font-size-complex="18pt" style:font-weight-complex="normal"/>
    </style:style>
    <style:style style:name="T240" style:family="text">
      <style:text-properties fo:font-variant="normal" fo:text-transform="none" fo:color="#808080" loext:opacity="100%" style:font-name="Liberation Sans" fo:font-size="14pt" fo:letter-spacing="normal" fo:font-style="normal" fo:font-weight="normal" officeooo:rsid="00d11b50" style:font-size-asian="18pt" style:font-weight-asian="normal" style:font-size-complex="18pt" style:font-weight-complex="normal"/>
    </style:style>
    <style:style style:name="T241" style:family="text">
      <style:text-properties fo:font-variant="normal" fo:text-transform="none" fo:color="#808080" loext:opacity="100%" style:font-name="Liberation Sans" fo:font-size="14pt" fo:letter-spacing="normal" fo:font-style="normal" fo:font-weight="normal" officeooo:rsid="0059c0cf" style:font-name-asian="Songti SC" style:font-size-asian="18pt" style:font-weight-asian="normal" style:font-name-complex="Arial Unicode MS" style:font-size-complex="18pt" style:font-weight-complex="normal"/>
    </style:style>
    <style:style style:name="T242" style:family="text">
      <style:text-properties fo:font-variant="normal" fo:text-transform="none" fo:color="#808080" loext:opacity="100%" style:font-name="Liberation Sans" fo:font-size="11pt" fo:letter-spacing="normal" fo:font-style="normal" fo:font-weight="bold" officeooo:rsid="00c046ac" style:font-size-asian="11pt" style:font-weight-asian="bold" style:font-size-complex="11pt" style:font-weight-complex="bold"/>
    </style:style>
    <style:style style:name="T243" style:family="text">
      <style:text-properties fo:font-variant="normal" fo:text-transform="none" fo:color="#808080" loext:opacity="100%" style:font-name="Liberation Sans" fo:font-size="11pt" fo:letter-spacing="normal" fo:font-style="normal" fo:font-weight="bold" officeooo:rsid="000fd4d5" style:font-size-asian="11pt" style:font-style-asian="normal" style:font-weight-asian="bold" style:font-size-complex="11pt" style:font-style-complex="normal" style:font-weight-complex="bold"/>
    </style:style>
    <style:style style:name="T244" style:family="text">
      <style:text-properties fo:font-variant="normal" fo:text-transform="none" fo:color="#000080" loext:opacity="100%" style:font-name="Liberation Sans" fo:font-size="11pt" fo:letter-spacing="normal" fo:font-style="normal" style:text-underline-style="solid" style:text-underline-width="auto" style:text-underline-color="font-color" fo:font-weight="normal" officeooo:rsid="000fd4d5" style:font-size-asian="11pt" style:font-size-complex="11pt"/>
    </style:style>
    <style:style style:name="T245" style:family="text">
      <style:text-properties fo:font-variant="normal" fo:text-transform="none" fo:color="#000080" loext:opacity="100%" style:font-name="Liberation Sans" fo:font-size="11pt" fo:letter-spacing="normal" fo:font-style="normal" style:text-underline-style="solid" style:text-underline-width="auto" style:text-underline-color="font-color" fo:font-weight="normal" officeooo:rsid="0020644e" style:font-size-asian="11pt" style:font-size-complex="11pt"/>
    </style:style>
    <style:style style:name="T246" style:family="text">
      <style:text-properties fo:font-variant="normal" fo:text-transform="none" fo:color="#000080" loext:opacity="100%" style:font-name="Liberation Sans" fo:font-size="11pt" fo:letter-spacing="normal" fo:font-style="normal" fo:font-weight="normal" style:font-size-asian="11pt" style:font-size-complex="11pt"/>
    </style:style>
    <style:style style:name="T247" style:family="text">
      <style:text-properties fo:font-variant="normal" fo:text-transform="none" fo:color="#000080" loext:opacity="100%" style:font-name="Liberation Sans" fo:font-size="11pt" fo:letter-spacing="normal" fo:font-style="normal" fo:font-weight="normal" officeooo:rsid="003512e8" style:font-size-asian="11pt" style:font-size-complex="11pt"/>
    </style:style>
    <style:style style:name="T248" style:family="text">
      <style:text-properties fo:font-variant="normal" fo:text-transform="none" fo:color="#000080" loext:opacity="100%" style:font-name="Liberation Sans" fo:font-size="11pt" fo:letter-spacing="normal" fo:font-style="normal" style:text-underline-style="none" fo:font-weight="normal" officeooo:rsid="0060675b" style:font-size-asian="11pt" style:font-weight-asian="normal" style:font-size-complex="11pt" style:font-weight-complex="normal"/>
    </style:style>
    <style:style style:name="T249" style:family="text">
      <style:text-properties fo:font-variant="normal" fo:text-transform="none" fo:color="#000080" loext:opacity="100%" style:font-name="Liberation Mono1" fo:font-size="11pt" fo:letter-spacing="normal" fo:font-style="normal" fo:font-weight="normal" officeooo:rsid="009cc3cb" style:font-size-asian="11pt" style:font-size-complex="11pt"/>
    </style:style>
    <style:style style:name="T250" style:family="text">
      <style:text-properties fo:font-variant="normal" fo:text-transform="none" fo:color="#000080" loext:opacity="100%" style:font-name="Liberation Mono1" fo:font-size="11pt" fo:letter-spacing="normal" fo:font-style="normal" style:text-underline-style="solid" style:text-underline-width="auto" style:text-underline-color="font-color" fo:font-weight="normal" officeooo:rsid="00131058" style:font-size-asian="11pt" style:font-size-complex="11pt"/>
    </style:style>
    <style:style style:name="T251" style:family="text">
      <style:text-properties fo:font-variant="normal" fo:text-transform="none" fo:color="#000080" loext:opacity="100%" style:font-name="Liberation Mono1" fo:font-size="11pt" fo:letter-spacing="normal" fo:font-style="normal" style:text-underline-style="solid" style:text-underline-width="auto" style:text-underline-color="font-color" fo:font-weight="normal" officeooo:rsid="005c6e6e" style:font-size-asian="11pt" style:font-weight-asian="normal" style:font-size-complex="11pt" style:font-weight-complex="normal"/>
    </style:style>
    <style:style style:name="T252" style:family="text">
      <style:text-properties fo:font-variant="normal" fo:text-transform="none" fo:color="#000080" loext:opacity="100%" style:font-name="Liberation Mono1" fo:font-size="11pt" fo:letter-spacing="normal" fo:font-style="normal" style:text-underline-style="solid" style:text-underline-width="auto" style:text-underline-color="font-color" fo:font-weight="normal" officeooo:rsid="00603100" style:font-size-asian="11pt" style:font-weight-asian="normal" style:font-size-complex="11pt" style:font-weight-complex="normal"/>
    </style:style>
    <style:style style:name="T253" style:family="text">
      <style:text-properties fo:font-variant="normal" fo:text-transform="none" fo:color="#000080" loext:opacity="100%" style:font-name="Liberation Mono1" fo:font-size="11pt" fo:letter-spacing="normal" fo:font-style="normal" style:text-underline-style="solid" style:text-underline-width="auto" style:text-underline-color="font-color" fo:font-weight="normal" officeooo:rsid="0060675b" style:font-size-asian="11pt" style:font-weight-asian="normal" style:font-size-complex="11pt" style:font-weight-complex="normal"/>
    </style:style>
    <style:style style:name="T254" style:family="text">
      <style:text-properties fo:font-variant="normal" fo:text-transform="none" fo:letter-spacing="normal" fo:font-style="normal" officeooo:rsid="00e481dc" style:font-style-asian="normal" style:font-style-complex="normal"/>
    </style:style>
    <style:style style:name="T255" style:family="text">
      <style:text-properties fo:font-variant="normal" fo:text-transform="none" fo:color="#4169e1" loext:opacity="100%" style:font-name="Liberation Sans" fo:font-size="11pt" fo:letter-spacing="normal" fo:font-style="normal" fo:font-weight="bold" officeooo:rsid="00131058" style:font-size-asian="11pt" style:font-weight-asian="bold" style:font-size-complex="11pt" style:font-weight-complex="bold"/>
    </style:style>
    <style:style style:name="T256" style:family="text">
      <style:text-properties style:font-name="Liberation Sans" fo:font-size="11pt" style:font-size-asian="11pt" style:font-size-complex="11pt"/>
    </style:style>
    <style:style style:name="T257" style:family="text">
      <style:text-properties style:font-name="Liberation Sans" fo:font-size="11pt" officeooo:rsid="0015a0b1" style:font-size-asian="11pt" style:font-size-complex="11pt"/>
    </style:style>
    <style:style style:name="T258" style:family="text">
      <style:text-properties style:font-name="Liberation Sans" fo:font-size="11pt" officeooo:rsid="000b86a2" style:font-size-asian="11pt" style:font-size-complex="11pt"/>
    </style:style>
    <style:style style:name="T259" style:family="text">
      <style:text-properties style:font-name="Liberation Sans" fo:font-size="11pt" officeooo:rsid="00620cbe" style:font-size-asian="11pt" style:font-size-complex="11pt"/>
    </style:style>
    <style:style style:name="T260" style:family="text">
      <style:text-properties style:font-name="Liberation Sans" fo:font-size="11pt" officeooo:rsid="0066df8d" style:font-size-asian="11pt" style:font-size-complex="11pt"/>
    </style:style>
    <style:style style:name="T261" style:family="text">
      <style:text-properties style:font-name="Liberation Sans" fo:font-size="11pt" officeooo:rsid="0069cb83" style:font-size-asian="11pt" style:font-size-complex="11pt"/>
    </style:style>
    <style:style style:name="T262" style:family="text">
      <style:text-properties style:font-name="Liberation Sans" fo:font-size="11pt" officeooo:rsid="006da431" style:font-size-asian="11pt" style:font-size-complex="11pt"/>
    </style:style>
    <style:style style:name="T263" style:family="text">
      <style:text-properties style:font-name="Liberation Sans" fo:font-size="11pt" officeooo:rsid="00704ef1" style:font-size-asian="11pt" style:font-size-complex="11pt"/>
    </style:style>
    <style:style style:name="T264" style:family="text">
      <style:text-properties style:font-name="Liberation Sans" fo:font-size="11pt" officeooo:rsid="0074464f" style:font-size-asian="11pt" style:font-size-complex="11pt"/>
    </style:style>
    <style:style style:name="T265" style:family="text">
      <style:text-properties style:font-name="Liberation Sans" fo:font-size="11pt" officeooo:rsid="0090912d" style:font-size-asian="11pt" style:font-size-complex="11pt"/>
    </style:style>
    <style:style style:name="T266" style:family="text">
      <style:text-properties style:font-name="Liberation Sans" fo:font-size="11pt" officeooo:rsid="009203c6" style:font-size-asian="11pt" style:font-size-complex="11pt"/>
    </style:style>
    <style:style style:name="T267" style:family="text">
      <style:text-properties style:font-name="Liberation Sans" fo:font-size="11pt" officeooo:rsid="0093fb13" style:font-size-asian="11pt" style:font-size-complex="11pt"/>
    </style:style>
    <style:style style:name="T268" style:family="text">
      <style:text-properties style:font-name="Liberation Sans" fo:font-size="11pt" officeooo:rsid="0096bfb1" style:font-size-asian="11pt" style:font-size-complex="11pt"/>
    </style:style>
    <style:style style:name="T269" style:family="text">
      <style:text-properties style:font-name="Liberation Sans" fo:font-size="11pt" officeooo:rsid="00996c32" style:font-size-asian="11pt" style:font-size-complex="11pt"/>
    </style:style>
    <style:style style:name="T270" style:family="text">
      <style:text-properties style:font-name="Liberation Sans" fo:font-size="11pt" officeooo:rsid="009a1026" style:font-size-asian="11pt" style:font-size-complex="11pt"/>
    </style:style>
    <style:style style:name="T271" style:family="text">
      <style:text-properties style:font-name="Liberation Sans" fo:font-size="11pt" officeooo:rsid="009cc3cb" style:font-size-asian="11pt" style:font-size-complex="11pt"/>
    </style:style>
    <style:style style:name="T272" style:family="text">
      <style:text-properties style:font-name="Liberation Sans" fo:font-size="11pt" officeooo:rsid="00b5334f" style:font-size-asian="11pt" style:font-size-complex="11pt"/>
    </style:style>
    <style:style style:name="T273" style:family="text">
      <style:text-properties style:font-name="Liberation Sans" fo:font-size="11pt" fo:font-style="italic" officeooo:rsid="0059c0cf" style:font-size-asian="11pt" style:font-style-asian="italic" style:font-name-complex="Arial Unicode MS1" style:font-size-complex="11pt" style:font-style-complex="italic"/>
    </style:style>
    <style:style style:name="T274" style:family="text">
      <style:text-properties style:font-name="Liberation Sans" fo:font-size="11pt" fo:font-style="italic" officeooo:rsid="00cb31ea" style:font-size-asian="11pt" style:font-style-asian="italic" style:font-name-complex="Arial Unicode MS1" style:font-size-complex="11pt" style:font-style-complex="italic"/>
    </style:style>
    <style:style style:name="T275" style:family="text">
      <style:text-properties style:font-name="Liberation Sans" fo:font-size="11pt" fo:font-style="italic" officeooo:rsid="00620cbe" style:font-size-asian="11pt" style:font-style-asian="italic" style:font-size-complex="11pt" style:font-style-complex="italic"/>
    </style:style>
    <style:style style:name="T276" style:family="text">
      <style:text-properties style:font-name="Liberation Sans" fo:font-size="11pt" fo:font-style="normal" style:font-size-asian="11pt" style:font-size-complex="11pt"/>
    </style:style>
    <style:style style:name="T277" style:family="text">
      <style:text-properties style:font-name="Liberation Sans" fo:font-size="10pt" style:font-size-asian="10pt" style:font-size-complex="10pt"/>
    </style:style>
    <style:style style:name="T278" style:family="text">
      <style:text-properties style:font-name="Liberation Sans" fo:font-size="10pt" officeooo:rsid="000bb212" style:font-size-asian="10pt" style:font-size-complex="10pt"/>
    </style:style>
    <style:style style:name="T279" style:family="text">
      <style:text-properties style:font-name="Liberation Sans" fo:font-size="10pt" officeooo:rsid="00499153" style:font-size-asian="10pt" style:font-size-complex="10pt"/>
    </style:style>
    <style:style style:name="T280" style:family="text">
      <style:text-properties style:font-name="Liberation Sans" fo:font-size="10pt" officeooo:rsid="0020644e" style:font-size-asian="10pt" style:font-size-complex="10pt"/>
    </style:style>
    <style:style style:name="T281" style:family="text">
      <style:text-properties style:font-name="Liberation Sans" fo:font-size="10pt" officeooo:rsid="001fbd88" style:font-size-asian="10pt" style:font-size-complex="10pt"/>
    </style:style>
    <style:style style:name="T282" style:family="text">
      <style:text-properties style:font-name="Liberation Sans" fo:font-size="10pt" officeooo:rsid="00b5334f" style:font-size-asian="10pt" style:font-size-complex="10pt"/>
    </style:style>
    <style:style style:name="T283" style:family="text">
      <style:text-properties style:font-name="Liberation Sans" fo:font-size="10pt" officeooo:rsid="00c676f6" style:font-size-asian="10pt" style:font-size-complex="10pt"/>
    </style:style>
    <style:style style:name="T284" style:family="text">
      <style:text-properties style:font-name="Liberation Sans" fo:font-size="10pt" officeooo:rsid="00cbfe43" style:font-size-asian="10pt" style:font-size-complex="10pt"/>
    </style:style>
    <style:style style:name="T285" style:family="text">
      <style:text-properties style:font-name="Liberation Sans" fo:font-size="10pt" officeooo:rsid="00d4e167" style:font-size-asian="10pt" style:font-size-complex="10pt"/>
    </style:style>
    <style:style style:name="T286" style:family="text">
      <style:text-properties style:font-name="Liberation Sans" fo:font-size="10pt" officeooo:rsid="00e66d95" style:font-size-asian="10pt" style:font-size-complex="10pt"/>
    </style:style>
    <style:style style:name="T287" style:family="text">
      <style:text-properties style:font-name="Liberation Sans" fo:font-size="10pt" officeooo:rsid="00f07b5f" style:font-size-asian="10pt" style:font-size-complex="10pt"/>
    </style:style>
    <style:style style:name="T288" style:family="text">
      <style:text-properties style:font-name="Liberation Sans" fo:font-weight="normal" style:font-weight-asian="normal" style:font-weight-complex="normal"/>
    </style:style>
    <style:style style:name="T289" style:family="text">
      <style:text-properties style:font-name="Liberation Sans" fo:font-weight="normal" officeooo:rsid="00c87cfd" style:font-weight-asian="normal" style:font-weight-complex="normal"/>
    </style:style>
    <style:style style:name="T290" style:family="text">
      <style:text-properties officeooo:rsid="001408a8"/>
    </style:style>
    <style:style style:name="T291" style:family="text">
      <style:text-properties style:font-name="Liberation Mono1"/>
    </style:style>
    <style:style style:name="T292" style:family="text">
      <style:text-properties style:font-name="Liberation Mono1" fo:font-size="11pt" style:font-size-asian="11pt" style:font-size-complex="11pt"/>
    </style:style>
    <style:style style:name="T293" style:family="text">
      <style:text-properties style:font-name="Liberation Mono1" fo:font-size="11pt" officeooo:rsid="0015a0b1" style:font-size-asian="11pt" style:font-size-complex="11pt"/>
    </style:style>
    <style:style style:name="T294" style:family="text">
      <style:text-properties style:font-name="Liberation Mono1" fo:font-size="11pt" officeooo:rsid="000b86a2" style:font-size-asian="11pt" style:font-size-complex="11pt"/>
    </style:style>
    <style:style style:name="T295" style:family="text">
      <style:text-properties style:font-name="Liberation Mono1" fo:font-size="11pt" officeooo:rsid="00620cbe" style:font-size-asian="11pt" style:font-size-complex="11pt"/>
    </style:style>
    <style:style style:name="T296" style:family="text">
      <style:text-properties style:font-name="Liberation Mono1" fo:font-size="11pt" fo:font-weight="bold" style:font-size-asian="11pt" style:font-weight-asian="bold" style:font-size-complex="11pt" style:font-weight-complex="bold"/>
    </style:style>
    <style:style style:name="T297" style:family="text">
      <style:text-properties style:font-name="Liberation Mono1" fo:font-style="italic" style:font-style-asian="italic" style:font-style-complex="italic"/>
    </style:style>
    <style:style style:name="T298" style:family="text">
      <style:text-properties style:font-name="Liberation Mono1" fo:font-size="10pt" officeooo:rsid="000bb212" style:font-size-asian="10pt" style:font-size-complex="10pt"/>
    </style:style>
    <style:style style:name="T299" style:family="text">
      <style:text-properties style:font-name="Liberation Mono1" fo:font-size="10pt" officeooo:rsid="001dedb0" style:font-size-asian="10pt" style:font-size-complex="10pt"/>
    </style:style>
    <style:style style:name="T300" style:family="text">
      <style:text-properties style:font-name="Liberation Mono1" fo:font-size="10pt" officeooo:rsid="00c676f6" style:font-size-asian="10pt" style:font-size-complex="10pt"/>
    </style:style>
    <style:style style:name="T301" style:family="text">
      <style:text-properties style:font-name="Liberation Mono1" fo:font-size="10pt" officeooo:rsid="00587e09" style:font-name-asian="Liberation Sans1" style:font-size-asian="10pt" style:font-name-complex="Liberation Sans1" style:font-size-complex="10pt"/>
    </style:style>
    <style:style style:name="T302" style:family="text">
      <style:text-properties style:font-name="Liberation Mono1" fo:font-size="10pt" officeooo:rsid="00cbfe43" style:font-name-asian="Liberation Sans1" style:font-size-asian="10pt" style:font-name-complex="Liberation Sans1" style:font-size-complex="10pt"/>
    </style:style>
    <style:style style:name="T303" style:family="text">
      <style:text-properties style:font-name="Liberation Mono1" officeooo:rsid="005a57d9"/>
    </style:style>
    <style:style style:name="T304" style:family="text">
      <style:text-properties style:font-name="Liberation Mono1" fo:font-weight="normal" style:font-weight-asian="normal" style:font-weight-complex="normal"/>
    </style:style>
    <style:style style:name="T305" style:family="text">
      <style:text-properties style:font-name="Liberation Mono1" fo:font-weight="normal" officeooo:rsid="005a57d9" style:font-weight-asian="normal" style:font-weight-complex="normal"/>
    </style:style>
    <style:style style:name="T306" style:family="text">
      <style:text-properties style:font-name="Liberation Mono1" fo:font-weight="normal" officeooo:rsid="0059c0cf" style:font-weight-asian="normal" style:font-weight-complex="normal"/>
    </style:style>
    <style:style style:name="T307" style:family="text">
      <style:text-properties fo:color="#808080" loext:opacity="100%" style:font-name="Liberation Mono1" fo:font-size="9pt" officeooo:rsid="0020644e" style:font-size-asian="9pt" style:font-size-complex="9pt"/>
    </style:style>
    <style:style style:name="T308" style:family="text">
      <style:text-properties fo:color="#808080" loext:opacity="100%" style:font-name="Liberation Mono1" fo:font-size="9pt" officeooo:rsid="00d4e167" style:font-size-asian="9pt" style:font-size-complex="9pt"/>
    </style:style>
    <style:style style:name="T309" style:family="text">
      <style:text-properties fo:color="#808080" loext:opacity="100%" style:font-name="Liberation Mono1" fo:font-size="9pt" fo:font-style="italic" officeooo:rsid="001a7210" style:font-style-asian="italic" style:font-style-complex="italic"/>
    </style:style>
    <style:style style:name="T310" style:family="text">
      <style:text-properties fo:color="#808080" loext:opacity="100%" style:font-name="Liberation Sans" fo:font-size="14pt" fo:font-weight="normal" style:font-size-asian="18pt" style:font-weight-asian="normal" style:font-size-complex="18pt" style:font-weight-complex="normal"/>
    </style:style>
    <style:style style:name="T311" style:family="text">
      <style:text-properties fo:color="#808080" loext:opacity="100%" style:font-name="Liberation Sans" fo:font-size="14pt" fo:font-weight="normal" officeooo:rsid="003512e8" style:font-size-asian="18pt" style:font-weight-asian="normal" style:font-size-complex="18pt" style:font-weight-complex="normal"/>
    </style:style>
    <style:style style:name="T312" style:family="text">
      <style:text-properties fo:color="#808080" loext:opacity="100%" style:font-name="Liberation Sans" fo:font-size="14pt" fo:font-weight="normal" officeooo:rsid="00d11b50" style:font-size-asian="18pt" style:font-weight-asian="normal" style:font-size-complex="18pt" style:font-weight-complex="normal"/>
    </style:style>
    <style:style style:name="T313" style:family="text">
      <style:text-properties fo:color="#808080" loext:opacity="100%" style:font-name="Liberation Sans" fo:font-size="14pt" fo:font-weight="normal" officeooo:rsid="003512e8" style:font-name-asian="Songti SC" style:font-size-asian="18pt" style:font-weight-asian="normal" style:font-name-complex="Arial Unicode MS" style:font-size-complex="18pt" style:font-weight-complex="normal"/>
    </style:style>
    <style:style style:name="T314" style:family="text">
      <style:text-properties fo:color="#808080" loext:opacity="100%" style:font-name="Liberation Sans" fo:font-size="14pt" fo:font-weight="normal" officeooo:rsid="001c1ffc" style:font-name-asian="Songti SC" style:font-size-asian="18pt" style:font-weight-asian="normal" style:font-name-complex="Arial Unicode MS" style:font-size-complex="18pt" style:font-weight-complex="normal"/>
    </style:style>
    <style:style style:name="T315" style:family="text">
      <style:text-properties fo:color="#808080" loext:opacity="100%" style:font-name="Liberation Sans" fo:font-size="14pt" fo:font-weight="normal" officeooo:rsid="00a8bdb7" style:font-name-asian="Songti SC" style:font-size-asian="18pt" style:font-weight-asian="normal" style:font-name-complex="Arial Unicode MS" style:font-size-complex="18pt" style:font-weight-complex="normal"/>
    </style:style>
    <style:style style:name="T316" style:family="text">
      <style:text-properties fo:color="#808080" loext:opacity="100%" fo:font-size="14pt" fo:font-weight="normal" style:font-name-asian="Songti SC" style:font-size-asian="18pt" style:font-weight-asian="normal" style:font-name-complex="Arial Unicode MS" style:font-size-complex="18pt" style:font-weight-complex="normal"/>
    </style:style>
    <style:style style:name="T317" style:family="text">
      <style:text-properties fo:color="#808080" loext:opacity="100%" fo:font-size="14pt" fo:font-weight="normal" officeooo:rsid="003512e8" style:font-name-asian="Songti SC" style:font-size-asian="18pt" style:font-weight-asian="normal" style:font-name-complex="Arial Unicode MS" style:font-size-complex="18pt" style:font-weight-complex="normal"/>
    </style:style>
    <style:style style:name="T318" style:family="text">
      <style:text-properties fo:color="#000000" loext:opacity="100%" style:font-name="Liberation Sans" fo:font-size="11pt" style:font-size-asian="11pt" style:font-size-complex="11pt"/>
    </style:style>
    <style:style style:name="T319" style:family="text">
      <style:text-properties fo:color="#000000" loext:opacity="100%" style:font-name="Liberation Sans" fo:font-size="11pt" officeooo:rsid="001b2090" style:font-size-asian="11pt" style:font-size-complex="11pt"/>
    </style:style>
    <style:style style:name="T320" style:family="text">
      <style:text-properties fo:color="#000000" loext:opacity="100%" style:font-name="Liberation Sans" fo:font-size="11pt" officeooo:rsid="001c1ffc" style:font-size-asian="11pt" style:font-size-complex="11pt"/>
    </style:style>
    <style:style style:name="T321" style:family="text">
      <style:text-properties fo:color="#000000" loext:opacity="100%" style:font-name="Liberation Sans" fo:font-size="11pt" officeooo:rsid="00879fb7" style:font-size-asian="11pt" style:font-size-complex="11pt"/>
    </style:style>
    <style:style style:name="T322" style:family="text">
      <style:text-properties fo:color="#000000" loext:opacity="100%" style:font-name="Liberation Sans" fo:font-size="11pt" officeooo:rsid="008a38fb" style:font-size-asian="11pt" style:font-size-complex="11pt"/>
    </style:style>
    <style:style style:name="T323" style:family="text">
      <style:text-properties fo:color="#000000" loext:opacity="100%" style:font-name="Liberation Sans" fo:font-size="11pt" officeooo:rsid="008b1e4f" style:font-size-asian="11pt" style:font-size-complex="11pt"/>
    </style:style>
    <style:style style:name="T324" style:family="text">
      <style:text-properties fo:color="#000000" loext:opacity="100%" style:font-name="Liberation Sans" fo:font-size="11pt" officeooo:rsid="008d83f9" style:font-size-asian="11pt" style:font-size-complex="11pt"/>
    </style:style>
    <style:style style:name="T325" style:family="text">
      <style:text-properties fo:color="#000000" loext:opacity="100%" style:font-name="Liberation Sans" fo:font-size="11pt" officeooo:rsid="009bc261" style:font-size-asian="11pt" style:font-size-complex="11pt"/>
    </style:style>
    <style:style style:name="T326" style:family="text">
      <style:text-properties fo:color="#000000" loext:opacity="100%" style:font-name="Liberation Sans" fo:font-size="11pt" officeooo:rsid="001b2090" style:font-name-asian="Liberation Mono" style:font-size-asian="11pt" style:font-name-complex="Liberation Mono" style:font-size-complex="11pt"/>
    </style:style>
    <style:style style:name="T327" style:family="text">
      <style:text-properties fo:color="#000000" loext:opacity="100%" style:font-name="Liberation Sans" fo:font-size="11pt" officeooo:rsid="008c9975" style:font-name-asian="Liberation Mono" style:font-size-asian="11pt" style:font-name-complex="Liberation Mono" style:font-size-complex="11pt"/>
    </style:style>
    <style:style style:name="T328" style:family="text">
      <style:text-properties fo:color="#000000" loext:opacity="100%" style:font-name="Liberation Sans" fo:font-size="11pt" officeooo:rsid="009a0611" style:font-name-asian="Liberation Mono" style:font-size-asian="11pt" style:font-name-complex="Liberation Mono" style:font-size-complex="11pt"/>
    </style:style>
    <style:style style:name="T329" style:family="text">
      <style:text-properties fo:color="#000000" loext:opacity="100%" style:font-name="Liberation Sans" fo:font-size="11pt" officeooo:rsid="009bc261" style:font-name-asian="Liberation Mono" style:font-size-asian="11pt" style:font-name-complex="Liberation Mono" style:font-size-complex="11pt"/>
    </style:style>
    <style:style style:name="T330" style:family="text">
      <style:text-properties fo:color="#000000" loext:opacity="100%" style:font-name="Liberation Sans" fo:font-size="11pt" officeooo:rsid="00a8bdb7" style:font-name-asian="Liberation Mono" style:font-size-asian="11pt" style:font-name-complex="Liberation Mono" style:font-size-complex="11pt"/>
    </style:style>
    <style:style style:name="T331" style:family="text">
      <style:text-properties fo:color="#000000" loext:opacity="100%" style:font-name="Liberation Sans" fo:font-size="11pt" officeooo:rsid="00ac7927" style:font-name-asian="Liberation Mono" style:font-size-asian="11pt" style:font-name-complex="Liberation Mono" style:font-size-complex="11pt"/>
    </style:style>
    <style:style style:name="T332" style:family="text">
      <style:text-properties fo:color="#000000" loext:opacity="100%" style:font-name="Liberation Sans" fo:font-size="11pt" officeooo:rsid="00b45fcd" style:font-name-asian="Liberation Mono" style:font-size-asian="11pt" style:font-name-complex="Liberation Mono" style:font-size-complex="11pt"/>
    </style:style>
    <style:style style:name="T333" style:family="text">
      <style:text-properties fo:color="#000000" loext:opacity="100%" style:font-name="Liberation Sans" fo:font-size="11pt" officeooo:rsid="00cd443a" style:font-name-asian="Liberation Mono" style:font-size-asian="11pt" style:font-name-complex="Liberation Mono" style:font-size-complex="11pt"/>
    </style:style>
    <style:style style:name="T334" style:family="text">
      <style:text-properties fo:color="#000000" loext:opacity="100%" style:font-name="Liberation Sans" fo:font-size="11pt" officeooo:rsid="00cf222c" style:font-name-asian="Liberation Mono" style:font-size-asian="11pt" style:font-name-complex="Liberation Mono" style:font-size-complex="11pt"/>
    </style:style>
    <style:style style:name="T335" style:family="text">
      <style:text-properties fo:color="#000000" loext:opacity="100%" style:font-name="Liberation Sans" fo:font-size="11pt" officeooo:rsid="00cf90f9" style:font-name-asian="Liberation Mono" style:font-size-asian="11pt" style:font-name-complex="Liberation Mono" style:font-size-complex="11pt"/>
    </style:style>
    <style:style style:name="T336" style:family="text">
      <style:text-properties fo:color="#000000" loext:opacity="100%" style:font-name="Liberation Mono1" fo:font-size="11pt" officeooo:rsid="00cd443a" style:font-name-asian="Liberation Mono" style:font-size-asian="11pt" style:font-name-complex="Liberation Mono" style:font-size-complex="11pt"/>
    </style:style>
    <style:style style:name="T337" style:family="text">
      <style:text-properties officeooo:rsid="001c1ffc"/>
    </style:style>
    <style:style style:name="T338" style:family="text">
      <style:text-properties officeooo:rsid="0031d619"/>
    </style:style>
    <style:style style:name="T339" style:family="text">
      <style:text-properties officeooo:rsid="003512e8"/>
    </style:style>
    <style:style style:name="T340" style:family="text">
      <style:text-properties officeooo:rsid="0051283d"/>
    </style:style>
    <style:style style:name="T341" style:family="text">
      <style:text-properties style:font-name-asian="Songti SC" style:font-weight-asian="normal" style:font-name-complex="Arial Unicode MS" style:font-weight-complex="normal"/>
    </style:style>
    <style:style style:name="T342" style:family="text">
      <style:text-properties officeooo:rsid="003512e8" style:font-name-asian="Songti SC" style:font-weight-asian="normal" style:font-name-complex="Arial Unicode MS" style:font-weight-complex="normal"/>
    </style:style>
    <style:style style:name="T343" style:family="text">
      <style:text-properties officeooo:rsid="001c1ffc" style:font-name-asian="Songti SC" style:font-weight-asian="normal" style:font-name-complex="Arial Unicode MS" style:font-weight-complex="normal"/>
    </style:style>
    <style:style style:name="T344" style:family="text">
      <style:text-properties officeooo:rsid="00a8bdb7" style:font-name-asian="Songti SC" style:font-weight-asian="normal" style:font-name-complex="Arial Unicode MS" style:font-weight-complex="normal"/>
    </style:style>
    <style:style style:name="T345" style:family="text">
      <style:text-properties officeooo:rsid="00c046ac" style:font-name-asian="Songti SC" style:font-weight-asian="normal" style:font-name-complex="Arial Unicode MS" style:font-weight-complex="normal"/>
    </style:style>
    <style:style style:name="T346" style:family="text">
      <style:text-properties style:font-name="Liberation Sans1" fo:font-size="10pt" officeooo:rsid="00587e09" style:font-name-asian="Liberation Sans1" style:font-size-asian="10pt" style:font-name-complex="Liberation Sans1" style:font-size-complex="10pt"/>
    </style:style>
    <style:style style:name="T347" style:family="text">
      <style:text-properties officeooo:rsid="0065a2fc"/>
    </style:style>
    <style:style style:name="T348" style:family="text">
      <style:text-properties officeooo:rsid="0066df8d"/>
    </style:style>
    <style:style style:name="T349" style:family="text">
      <style:text-properties style:use-window-font-color="true" loext:opacity="0%" style:font-name="Liberation Sans" fo:font-size="11pt" fo:font-weight="normal" officeooo:rsid="003512e8" style:font-name-asian="Songti SC" style:font-size-asian="11pt" style:font-weight-asian="normal" style:font-name-complex="Arial Unicode MS" style:font-size-complex="11pt" style:font-weight-complex="normal"/>
    </style:style>
    <style:style style:name="T350" style:family="text">
      <style:text-properties style:use-window-font-color="true" loext:opacity="0%" style:font-name="Liberation Sans" fo:font-size="11pt" fo:font-weight="normal" officeooo:rsid="00af6e93" style:font-name-asian="Songti SC" style:font-size-asian="11pt" style:font-weight-asian="normal" style:font-name-complex="Arial Unicode MS" style:font-size-complex="11pt" style:font-weight-complex="normal"/>
    </style:style>
    <style:style style:name="T351" style:family="text">
      <style:text-properties style:use-window-font-color="true" loext:opacity="0%" style:font-name="Liberation Sans" fo:font-size="11pt" fo:font-weight="normal" officeooo:rsid="00b11ac2" style:font-name-asian="Songti SC" style:font-size-asian="11pt" style:font-weight-asian="normal" style:font-name-complex="Arial Unicode MS" style:font-size-complex="11pt" style:font-weight-complex="normal"/>
    </style:style>
    <style:style style:name="T352" style:family="text">
      <style:text-properties style:use-window-font-color="true" loext:opacity="0%" style:font-name="Liberation Sans" fo:font-size="11pt" fo:font-weight="normal" officeooo:rsid="00b238ca" style:font-name-asian="Songti SC" style:font-size-asian="11pt" style:font-weight-asian="normal" style:font-name-complex="Arial Unicode MS" style:font-size-complex="11pt" style:font-weight-complex="normal"/>
    </style:style>
    <style:style style:name="T353" style:family="text">
      <style:text-properties style:use-window-font-color="true" loext:opacity="0%" style:font-name="Liberation Sans" fo:font-size="11pt" fo:font-weight="normal" officeooo:rsid="00b5f349" style:font-name-asian="Songti SC" style:font-size-asian="11pt" style:font-weight-asian="normal" style:font-name-complex="Arial Unicode MS" style:font-size-complex="11pt" style:font-weight-complex="normal"/>
    </style:style>
    <style:style style:name="T354" style:family="text">
      <style:text-properties style:use-window-font-color="true" loext:opacity="0%" style:font-name="Liberation Sans" fo:font-size="11pt" fo:font-weight="normal" officeooo:rsid="00b7e8bf" style:font-name-asian="Songti SC" style:font-size-asian="11pt" style:font-weight-asian="normal" style:font-name-complex="Arial Unicode MS" style:font-size-complex="11pt" style:font-weight-complex="normal"/>
    </style:style>
    <style:style style:name="T355" style:family="text">
      <style:text-properties style:use-window-font-color="true" loext:opacity="0%" style:font-name="Liberation Sans" fo:font-size="11pt" fo:font-weight="normal" officeooo:rsid="00c58a9a" style:font-name-asian="Songti SC" style:font-size-asian="11pt" style:font-weight-asian="normal" style:font-name-complex="Arial Unicode MS" style:font-size-complex="11pt" style:font-weight-complex="normal"/>
    </style:style>
    <style:style style:name="T356" style:family="text">
      <style:text-properties style:use-window-font-color="true" loext:opacity="0%" style:font-name="Liberation Sans" fo:font-size="11pt" fo:font-weight="normal" officeooo:rsid="00b39622" style:font-name-asian="Songti SC" style:font-size-asian="11pt" style:font-weight-asian="normal" style:font-name-complex="Arial Unicode MS" style:font-size-complex="11pt" style:font-weight-complex="normal"/>
    </style:style>
    <style:style style:name="T357" style:family="text">
      <style:text-properties style:use-window-font-color="true" loext:opacity="0%" style:font-name="Liberation Sans" fo:font-size="11pt" fo:font-style="italic" fo:font-weight="normal" officeooo:rsid="003512e8" style:font-name-asian="Songti SC" style:font-size-asian="11pt" style:font-style-asian="italic" style:font-weight-asian="normal" style:font-name-complex="Arial Unicode MS" style:font-size-complex="11pt" style:font-style-complex="italic" style:font-weight-complex="normal"/>
    </style:style>
    <style:style style:name="T358" style:family="text">
      <style:text-properties style:use-window-font-color="true" loext:opacity="0%" style:font-name="Liberation Sans" fo:font-size="11pt" fo:font-style="italic" fo:font-weight="normal" officeooo:rsid="00b11ac2" style:font-name-asian="Songti SC" style:font-size-asian="11pt" style:font-style-asian="italic" style:font-weight-asian="normal" style:font-name-complex="Arial Unicode MS" style:font-size-complex="11pt" style:font-style-complex="italic" style:font-weight-complex="normal"/>
    </style:style>
    <style:style style:name="T359" style:family="text">
      <style:text-properties style:use-window-font-color="true" loext:opacity="0%" style:font-name="Liberation Sans" fo:font-size="11pt" fo:font-style="italic" fo:font-weight="normal" officeooo:rsid="00b238ca" style:font-name-asian="Songti SC" style:font-size-asian="11pt" style:font-style-asian="italic" style:font-weight-asian="normal" style:font-name-complex="Arial Unicode MS" style:font-size-complex="11pt" style:font-style-complex="italic" style:font-weight-complex="normal"/>
    </style:style>
    <style:style style:name="T360" style:family="text">
      <style:text-properties style:use-window-font-color="true" loext:opacity="0%" style:font-name="Liberation Sans" fo:font-size="11pt" fo:font-style="italic" fo:font-weight="normal" officeooo:rsid="00b39622" style:font-name-asian="Songti SC" style:font-size-asian="11pt" style:font-style-asian="italic" style:font-weight-asian="normal" style:font-name-complex="Arial Unicode MS" style:font-size-complex="11pt" style:font-style-complex="italic" style:font-weight-complex="normal"/>
    </style:style>
    <style:style style:name="T361" style:family="text">
      <style:text-properties style:use-window-font-color="true" loext:opacity="0%" style:font-name="Liberation Sans" fo:font-size="11pt" fo:font-style="italic" fo:font-weight="normal" officeooo:rsid="00b5f349" style:font-name-asian="Songti SC" style:font-size-asian="11pt" style:font-style-asian="italic" style:font-weight-asian="normal" style:font-name-complex="Arial Unicode MS" style:font-size-complex="11pt" style:font-style-complex="italic" style:font-weight-complex="normal"/>
    </style:style>
    <style:style style:name="T362" style:family="text">
      <style:text-properties style:use-window-font-color="true" loext:opacity="0%" style:font-name="Liberation Sans" fo:font-size="11pt" fo:font-style="italic" fo:font-weight="normal" officeooo:rsid="00d4e167" style:font-name-asian="Songti SC" style:font-size-asian="11pt" style:font-style-asian="italic" style:font-weight-asian="normal" style:font-name-complex="Arial Unicode MS" style:font-size-complex="11pt" style:font-style-complex="italic" style:font-weight-complex="normal"/>
    </style:style>
    <style:style style:name="T363" style:family="text">
      <style:text-properties style:use-window-font-color="true" loext:opacity="0%" style:font-name="Liberation Sans" fo:font-size="11pt" fo:font-style="normal" fo:font-weight="normal" officeooo:rsid="00b238ca" style:font-name-asian="Songti SC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T364" style:family="text">
      <style:text-properties style:use-window-font-color="true" loext:opacity="0%" style:font-name="Liberation Sans" fo:font-size="11pt" fo:font-style="normal" fo:font-weight="normal" officeooo:rsid="00b11ac2" style:font-name-asian="Songti SC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T365" style:family="text">
      <style:text-properties style:use-window-font-color="true" loext:opacity="0%" style:font-name="Liberation Sans" fo:font-size="11pt" fo:font-style="normal" fo:font-weight="normal" officeooo:rsid="00b5f349" style:font-name-asian="Songti SC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T366" style:family="text">
      <style:text-properties style:use-window-font-color="true" loext:opacity="0%" style:font-name="Liberation Sans" fo:font-size="11pt" fo:font-style="normal" fo:font-weight="normal" officeooo:rsid="00b7e8bf" style:font-name-asian="Songti SC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T367" style:family="text">
      <style:text-properties style:use-window-font-color="true" loext:opacity="0%" style:font-name="Liberation Sans" fo:font-size="11pt" fo:font-style="normal" fo:font-weight="normal" officeooo:rsid="00c58a9a" style:font-name-asian="Songti SC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T368" style:family="text">
      <style:text-properties style:use-window-font-color="true" loext:opacity="0%" style:font-name="Liberation Sans" fo:font-size="11pt" fo:font-style="normal" fo:font-weight="normal" officeooo:rsid="00c676f6" style:font-name-asian="Songti SC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T369" style:family="text">
      <style:text-properties style:use-window-font-color="true" loext:opacity="0%" style:font-name="Liberation Mono1" fo:font-size="11pt" fo:font-weight="normal" officeooo:rsid="003512e8" style:font-name-asian="Songti SC" style:font-size-asian="11pt" style:font-weight-asian="normal" style:font-name-complex="Arial Unicode MS" style:font-size-complex="11pt" style:font-weight-complex="normal"/>
    </style:style>
    <style:style style:name="T370" style:family="text">
      <style:text-properties style:use-window-font-color="true" loext:opacity="0%" style:font-name="Liberation Mono1" fo:font-size="11pt" fo:font-weight="normal" officeooo:rsid="00af6e93" style:font-name-asian="Songti SC" style:font-size-asian="11pt" style:font-weight-asian="normal" style:font-name-complex="Arial Unicode MS" style:font-size-complex="11pt" style:font-weight-complex="normal"/>
    </style:style>
    <style:style style:name="T371" style:family="text">
      <style:text-properties style:use-window-font-color="true" loext:opacity="0%" style:font-name="Liberation Mono1" fo:font-size="11pt" fo:font-weight="normal" officeooo:rsid="00b11ac2" style:font-name-asian="Songti SC" style:font-size-asian="11pt" style:font-weight-asian="normal" style:font-name-complex="Arial Unicode MS" style:font-size-complex="11pt" style:font-weight-complex="normal"/>
    </style:style>
    <style:style style:name="T372" style:family="text">
      <style:text-properties style:use-window-font-color="true" loext:opacity="0%" style:font-name="Liberation Mono1" fo:font-size="11pt" fo:font-weight="normal" officeooo:rsid="00b238ca" style:font-name-asian="Songti SC" style:font-size-asian="11pt" style:font-weight-asian="normal" style:font-name-complex="Arial Unicode MS" style:font-size-complex="11pt" style:font-weight-complex="normal"/>
    </style:style>
    <style:style style:name="T373" style:family="text">
      <style:text-properties style:use-window-font-color="true" loext:opacity="0%" style:font-name="Liberation Mono1" fo:font-size="11pt" fo:font-style="italic" fo:font-weight="normal" officeooo:rsid="00b11ac2" style:font-name-asian="Songti SC" style:font-size-asian="11pt" style:font-style-asian="italic" style:font-weight-asian="normal" style:font-name-complex="Arial Unicode MS" style:font-size-complex="11pt" style:font-style-complex="italic" style:font-weight-complex="normal"/>
    </style:style>
    <style:style style:name="T374" style:family="text">
      <style:text-properties style:use-window-font-color="true" loext:opacity="0%" style:font-name="Liberation Mono1" fo:font-size="11pt" fo:font-style="italic" fo:font-weight="normal" officeooo:rsid="00b238ca" style:font-name-asian="Songti SC" style:font-size-asian="11pt" style:font-style-asian="italic" style:font-weight-asian="normal" style:font-name-complex="Arial Unicode MS" style:font-size-complex="11pt" style:font-style-complex="italic" style:font-weight-complex="normal"/>
    </style:style>
    <style:style style:name="T375" style:family="text">
      <style:text-properties style:use-window-font-color="true" loext:opacity="0%" style:font-name="Liberation Mono1" fo:font-size="11pt" fo:font-style="italic" fo:font-weight="normal" officeooo:rsid="00d4e167" style:font-name-asian="Songti SC" style:font-size-asian="11pt" style:font-style-asian="italic" style:font-weight-asian="normal" style:font-name-complex="Arial Unicode MS" style:font-size-complex="11pt" style:font-style-complex="italic" style:font-weight-complex="normal"/>
    </style:style>
    <style:style style:name="T376" style:family="text">
      <style:text-properties fo:font-weight="normal" style:font-name-asian="Songti SC" style:font-weight-asian="normal" style:font-name-complex="Arial Unicode MS" style:font-weight-complex="normal"/>
    </style:style>
    <style:style style:name="T377" style:family="text">
      <style:text-properties fo:font-weight="normal" officeooo:rsid="003512e8" style:font-name-asian="Songti SC" style:font-weight-asian="normal" style:font-name-complex="Arial Unicode MS" style:font-weight-complex="normal"/>
    </style:style>
    <style:style style:name="T378" style:family="text">
      <style:text-properties fo:font-weight="normal" officeooo:rsid="00d4e167" style:font-name-asian="Songti SC" style:font-weight-asian="normal" style:font-name-complex="Arial Unicode MS" style:font-weight-complex="normal"/>
    </style:style>
    <style:style style:name="T379" style:family="text">
      <style:text-properties fo:font-weight="normal" style:font-weight-asian="normal" style:font-weight-complex="normal"/>
    </style:style>
    <style:style style:name="T380" style:family="text">
      <style:text-properties fo:font-weight="normal" officeooo:rsid="0059c0cf" style:font-weight-asian="normal" style:font-weight-complex="normal"/>
    </style:style>
    <style:style style:name="T381" style:family="text">
      <style:text-properties fo:font-weight="normal" officeooo:rsid="00c87cfd" style:font-weight-asian="normal" style:font-weight-complex="normal"/>
    </style:style>
    <style:style style:name="T382" style:family="text">
      <style:text-properties fo:font-style="italic" fo:font-weight="normal" style:font-name-asian="Songti SC" style:font-style-asian="italic" style:font-weight-asian="normal" style:font-name-complex="Arial Unicode MS" style:font-style-complex="italic" style:font-weight-complex="normal"/>
    </style:style>
    <style:style style:name="T383" style:family="text">
      <style:text-properties officeooo:rsid="00c87cfd"/>
    </style:style>
    <style:style style:name="T384" style:family="text">
      <style:text-properties officeooo:rsid="00d11b50"/>
    </style:style>
    <style:style style:name="T385" style:family="text">
      <style:text-properties officeooo:rsid="00dd022b"/>
    </style:style>
    <style:style style:name="T386" style:family="text">
      <style:text-properties officeooo:rsid="00d2a558" style:font-name-asian="Liberation Mono" style:font-name-complex="Liberation Mono"/>
    </style:style>
    <style:style style:name="T387" style:family="text">
      <style:text-properties officeooo:rsid="0059c0cf" style:font-name-asian="Liberation Mono" style:font-name-complex="Liberation Mono"/>
    </style:style>
    <style:style style:name="T388" style:family="text">
      <style:text-properties officeooo:rsid="00e5a11f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Tabla"/>
      </text:sequence-decls>
      <text:p text:style-name="P2"/>
      <table:table table:name="Table1" table:style-name="Table1">
        <table:table-column table:style-name="Table1.A"/>
        <table:table-column table:style-name="Table1.B"/>
        <table:table-row table:style-name="TableLine140403690203072">
          <table:table-cell table:style-name="Table1.A1" office:value-type="string">
            <text:p text:style-name="P3"><text:span text:style-name="T297">Round</text:span> {<text:span text:style-name="T297">base</text:span>} <text:span text:style-name="T309">Redondeo</text:span></text:p>
          </table:table-cell>
          <table:table-cell table:style-name="Table1.A1" office:value-type="string">
            <text:p text:style-name="P4">Documentación de R</text:p>
          </table:table-cell>
        </table:table-row>
      </table:table>
      <text:h text:style-name="P77" text:outline-level="1"><text:bookmark-start text:name="__RefHeading___Toc2849_2562227164"/>Redondeo de números<text:bookmark-end text:name="__RefHeading___Toc2849_2562227164"/></text:h>
      <text:h text:style-name="P47" text:outline-level="2"><text:bookmark-start text:name="__RefHeading___Toc2851_2562227164"/><text:span text:style-name="T337">1. </text:span>Descripción<text:bookmark-end text:name="__RefHeading___Toc2851_2562227164"/></text:h>
      <text:p text:style-name="P61"><text:span text:style-name="T27">Las funciones </text:span><text:span text:style-name="T143">c</text:span><text:span text:style-name="T145">eiling</text:span><text:span text:style-name="T144">()</text:span><text:span text:style-name="T28"> </text:span><text:span text:style-name="T230">techo</text:span><text:span text:style-name="T28">, </text:span><text:span text:style-name="T146">floor()</text:span><text:span text:style-name="T25"> </text:span><text:span text:style-name="T237">piso</text:span><text:span text:style-name="T24">, </text:span><text:span text:style-name="T145">trunc</text:span><text:span text:style-name="T147">()</text:span><text:span text:style-name="T26"> </text:span><text:span text:style-name="T230">truncar</text:span><text:span text:style-name="T26">, </text:span><text:span text:style-name="Source_20_Text"><text:span text:style-name="T145">round</text:span></text:span><text:span text:style-name="Source_20_Text"><text:span text:style-name="T147">()</text:span></text:span><text:span text:style-name="Source_20_Text"><text:span text:style-name="T26"> </text:span></text:span><text:span text:style-name="Source_20_Text"><text:span text:style-name="T230">redondear</text:span></text:span><text:span text:style-name="Source_20_Text"><text:span text:style-name="T26"> </text:span></text:span><text:span text:style-name="Source_20_Text"><text:span text:style-name="T27">y </text:span></text:span><text:span text:style-name="Source_20_Text"><text:span text:style-name="T143">s</text:span></text:span><text:span text:style-name="Source_20_Text"><text:span text:style-name="T145">ignif</text:span></text:span><text:span text:style-name="Source_20_Text"><text:span text:style-name="T143">()</text:span></text:span><text:span text:style-name="Source_20_Text"><text:span text:style-name="T27"> </text:span></text:span><text:span text:style-name="Source_20_Text"><text:span text:style-name="T230">significativas</text:span></text:span><text:span text:style-name="Source_20_Text"><text:span text:style-name="T27"> </text:span></text:span><text:span text:style-name="Source_20_Text"><text:span text:style-name="T119">permiten</text:span></text:span><text:span text:style-name="Source_20_Text"><text:span text:style-name="T318"> descartar </text:span></text:span><text:span text:style-name="Source_20_Text"><text:span text:style-name="T319">cifras</text:span></text:span><text:span text:style-name="Source_20_Text"><text:span text:style-name="T318"> en la expresión decimal </text:span></text:span><text:span text:style-name="Source_20_Text"><text:span text:style-name="T326">o</text:span></text:span><text:span text:style-name="Source_20_Text"><text:span text:style-name="T318"> posicional de un número </text:span></text:span><text:span text:style-name="Source_20_Text"><text:span text:style-name="T320">de acuerdo a reglas de cálculo </text:span></text:span><text:span text:style-name="Source_20_Text"><text:span text:style-name="T321">específicas. </text:span></text:span><text:span text:style-name="Source_20_Text"><text:span text:style-name="T322">La</text:span></text:span><text:span text:style-name="Source_20_Text"><text:span text:style-name="T324">s</text:span></text:span><text:span text:style-name="Source_20_Text"><text:span text:style-name="T321"> usuari</text:span></text:span><text:span text:style-name="Source_20_Text"><text:span text:style-name="T322">a</text:span></text:span><text:span text:style-name="Source_20_Text"><text:span text:style-name="T324">s</text:span></text:span><text:span text:style-name="Source_20_Text"><text:span text:style-name="T321"> deberá</text:span></text:span><text:span text:style-name="Source_20_Text"><text:span text:style-name="T324">n</text:span></text:span><text:span text:style-name="Source_20_Text"><text:span text:style-name="T321"> </text:span></text:span><text:span text:style-name="Source_20_Text"><text:span text:style-name="T324">considerar </text:span></text:span><text:span text:style-name="Source_20_Text"><text:span text:style-name="T325">estas reglas</text:span></text:span><text:span text:style-name="Source_20_Text"><text:span text:style-name="T321"> </text:span></text:span><text:span text:style-name="Source_20_Text"><text:span text:style-name="T322">para asegurarse de </text:span></text:span><text:span text:style-name="Source_20_Text"><text:span text:style-name="T323">que</text:span></text:span><text:span text:style-name="Source_20_Text"><text:span text:style-name="T322"> los </text:span></text:span><text:span text:style-name="Source_20_Text"><text:span text:style-name="T330">valores devueltos</text:span></text:span><text:span text:style-name="Source_20_Text"><text:span text:style-name="T321"> </text:span></text:span><text:span text:style-name="Source_20_Text"><text:span text:style-name="T332">coincidan</text:span></text:span><text:span text:style-name="Source_20_Text"><text:span text:style-name="T327"> con </text:span></text:span><text:span text:style-name="Source_20_Text"><text:span text:style-name="T329">las</text:span></text:span><text:span text:style-name="Source_20_Text"><text:span text:style-name="T323"> </text:span></text:span><text:span text:style-name="Source_20_Text"><text:span text:style-name="T331">reglas</text:span></text:span><text:span text:style-name="Source_20_Text"><text:span text:style-name="T328"> aritméticas </text:span></text:span><text:span text:style-name="Source_20_Text"><text:span text:style-name="T329">que desean calcular</text:span></text:span><text:span text:style-name="Source_20_Text"><text:span text:style-name="T328">. </text:span></text:span><text:span text:style-name="Source_20_Text"><text:span text:style-name="T333">Otras funciones, como </text:span></text:span><text:span text:style-name="Source_20_Text"><text:span text:style-name="T336">print()</text:span></text:span><text:span text:style-name="Source_20_Text"><text:span text:style-name="T333">, </text:span></text:span><text:span text:style-name="Source_20_Text"><text:span text:style-name="T336">format()</text:span></text:span><text:span text:style-name="Source_20_Text"><text:span text:style-name="T333"> y </text:span></text:span><text:span text:style-name="Source_20_Text"><text:span text:style-name="T336">sprintf()</text:span></text:span><text:span text:style-name="Source_20_Text"><text:span text:style-name="T333"> permiten descartar </text:span></text:span><text:span text:style-name="Source_20_Text"><text:span text:style-name="T335">posiciones</text:span></text:span><text:span text:style-name="Source_20_Text"><text:span text:style-name="T333"> de acuerdo al número </text:span></text:span><text:span text:style-name="Source_20_Text"><text:span text:style-name="T334">deseado</text:span></text:span><text:span text:style-name="Source_20_Text"><text:span text:style-name="T333"> de cifras a desplegar y, a diferencia de las primeras, el formato devuelto no siempre será numérico.</text:span></text:span></text:p>
      <text:table-of-content text:style-name="Sect1" text:name="Table of Contents1">
        <text:table-of-content-source text:outline-level="2">
          <text:index-title-template text:style-name="Contents_20_Heading">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0">Contenido</text:p>
          </text:index-title>
          <text:p text:style-name="P74"><text:a xlink:type="simple" xlink:href="#__RefHeading___Toc2849_2562227164" text:style-name="Index_20_Link" text:visited-style-name="Index_20_Link"><text:span text:style-name="T256">Redondeo de números<text:tab/>1</text:span></text:a></text:p>
          <text:p text:style-name="P75"><text:a xlink:type="simple" xlink:href="#__RefHeading___Toc2851_2562227164" text:style-name="Index_20_Link" text:visited-style-name="Index_20_Link"><text:span text:style-name="T256">1. Descripción<text:tab/>1</text:span></text:a></text:p>
          <text:p text:style-name="P75"><text:a xlink:type="simple" xlink:href="#__RefHeading___Toc2853_2562227164" text:style-name="Index_20_Link" text:visited-style-name="Index_20_Link"><text:span text:style-name="T256">2. Utilización<text:tab/>1</text:span></text:a></text:p>
          <text:p text:style-name="P75"><text:a xlink:type="simple" xlink:href="#__RefHeading___Toc2855_2562227164" text:style-name="Index_20_Link" text:visited-style-name="Index_20_Link"><text:span text:style-name="T256">3. Argumentos<text:tab/>2</text:span></text:a></text:p>
          <text:p text:style-name="P75"><text:a xlink:type="simple" xlink:href="#__RefHeading___Toc2857_2562227164" text:style-name="Index_20_Link" text:visited-style-name="Index_20_Link"><text:span text:style-name="T256">4. Detalles<text:tab/>2</text:span></text:a></text:p>
          <text:p text:style-name="P75"><text:a xlink:type="simple" xlink:href="#__RefHeading___Toc6198_2035562504" text:style-name="Index_20_Link" text:visited-style-name="Index_20_Link"><text:span text:style-name="T256">5. Valor devuelto<text:tab/>3</text:span></text:a></text:p>
          <text:p text:style-name="P75"><text:a xlink:type="simple" xlink:href="#__RefHeading___Toc2859_2562227164" text:style-name="Index_20_Link" text:visited-style-name="Index_20_Link"><text:span text:style-name="T256">6. Métodos de S3 y S4<text:tab/>4</text:span></text:a></text:p>
          <text:p text:style-name="P75"><text:a xlink:type="simple" xlink:href="#__RefHeading___Toc2861_2562227164" text:style-name="Index_20_Link" text:visited-style-name="Index_20_Link"><text:span text:style-name="T256">7. Advertencia<text:tab/>4</text:span></text:a></text:p>
          <text:p text:style-name="P75"><text:a xlink:type="simple" xlink:href="#__RefHeading___Toc9748_2035562504" text:style-name="Index_20_Link" text:visited-style-name="Index_20_Link"><text:span text:style-name="T256">8. Véase también<text:tab/>4</text:span></text:a></text:p>
          <text:p text:style-name="P75"><text:a xlink:type="simple" xlink:href="#__RefHeading___Toc2863_2562227164" text:style-name="Index_20_Link" text:visited-style-name="Index_20_Link"><text:span text:style-name="T256">9. Referencias<text:tab/>5</text:span></text:a></text:p>
          <text:p text:style-name="P75"><text:a xlink:type="simple" xlink:href="#__RefHeading___Toc2867_2562227164" text:style-name="Index_20_Link" text:visited-style-name="Index_20_Link"><text:span text:style-name="T256">10. Ejemplos<text:tab/>5</text:span></text:a></text:p>
          <text:p text:style-name="P75"><text:a xlink:type="simple" xlink:href="#__RefHeading___Toc6200_2035562504" text:style-name="Index_20_Link" text:visited-style-name="Index_20_Link"><text:span text:style-name="T276">11. Código fuente</text:span></text:a><text:a xlink:type="simple" xlink:href="#__RefHeading___Toc6200_2035562504" text:style-name="Index_20_Link" text:visited-style-name="Index_20_Link"><text:span text:style-name="T256"><text:tab/>5</text:span></text:a></text:p>
        </text:index-body>
      </text:table-of-content>
      <text:p text:style-name="P51"/>
      <text:p text:style-name="P69"><text:span text:style-name="T369">trunc(</text:span><text:span text:style-name="T375">x</text:span><text:span text:style-name="T369">)</text:span><text:span text:style-name="T349"> </text:span><text:span text:style-name="T350">devuelve la parte entera de </text:span><text:span text:style-name="T356">un número</text:span><text:span text:style-name="T349"> </text:span><text:span text:style-name="T375">x</text:span><text:span text:style-name="T349">. </text:span></text:p>
      <text:p text:style-name="P70"><text:span text:style-name="T369">floor(</text:span><text:span text:style-name="T375">x</text:span><text:span text:style-name="T369">)</text:span><text:span text:style-name="T349"> </text:span><text:span text:style-name="T350">devuelve el entero más grande</text:span><text:span text:style-name="T357"> </text:span><text:span text:style-name="T362">n</text:span><text:span text:style-name="T357"> </text:span><text:span text:style-name="T350">tal que</text:span><text:span text:style-name="T349"> </text:span><text:span text:style-name="T362">n</text:span><text:span text:style-name="T349"> </text:span><text:span text:style-name="T354">sea menor o igual a</text:span><text:span text:style-name="T357"> </text:span><text:span text:style-name="T375">x</text:span><text:span text:style-name="T349">.</text:span></text:p>
      <text:p text:style-name="P70"><text:span text:style-name="T369">ceil</text:span><text:span text:style-name="T370">ing</text:span><text:span text:style-name="T369">(</text:span><text:span text:style-name="T375">x</text:span><text:span text:style-name="T369">)</text:span><text:span text:style-name="T349"> </text:span><text:span text:style-name="T350">devuelve el entero más pequeño</text:span><text:span text:style-name="T349"> </text:span><text:span text:style-name="T362">n</text:span><text:span text:style-name="T357"> </text:span><text:span text:style-name="T350">tal que</text:span><text:span text:style-name="T349"> </text:span><text:span text:style-name="T362">n</text:span><text:span text:style-name="T349"> </text:span><text:span text:style-name="T354">sea mayor o igual a</text:span><text:span text:style-name="T357"> </text:span><text:span text:style-name="T375">x</text:span><text:span text:style-name="T349">.</text:span></text:p>
      <text:p text:style-name="P70"><text:span text:style-name="T371">round</text:span><text:span text:style-name="T369">(</text:span><text:span text:style-name="T375">x</text:span><text:span text:style-name="T370">, </text:span><text:span text:style-name="T373">d</text:span><text:span text:style-name="T369">)</text:span><text:span text:style-name="T349"> </text:span><text:span text:style-name="T351">devuelve el </text:span><text:span text:style-name="T364">redondeo</text:span><text:span text:style-name="T351"> de </text:span><text:span text:style-name="T375">x</text:span><text:span text:style-name="T351"> al número especificado de lugares decimales </text:span><text:span text:style-name="T373">d</text:span><text:span text:style-name="T351"> </text:span><text:span text:style-name="T353">bajo la regla </text:span><text:span text:style-name="T361">de l</text:span><text:span text:style-name="T360">a mitad </text:span><text:span text:style-name="T358">al par. </text:span><text:span text:style-name="T365">El</text:span><text:span text:style-name="T363"> </text:span><text:span text:style-name="T364">valor </text:span><text:span text:style-name="T368">predeterminado</text:span><text:span text:style-name="T364"> de </text:span><text:span text:style-name="T373">d</text:span><text:span text:style-name="T364"> </text:span><text:span text:style-name="T366">es</text:span><text:span text:style-name="T364"> 0 </text:span><text:span text:style-name="T367">y admite valores negativos.</text:span></text:p>
      <text:p text:style-name="P71"><text:span text:style-name="T372">signif</text:span><text:span text:style-name="T369">(</text:span><text:span text:style-name="T375">x</text:span><text:span text:style-name="T370">, </text:span><text:span text:style-name="T374">c</text:span><text:span text:style-name="T369">)</text:span><text:span text:style-name="T349"> </text:span><text:span text:style-name="T355">devuelve el redondeo</text:span><text:span text:style-name="T352"> de </text:span><text:span text:style-name="T375">x</text:span><text:span text:style-name="T359"> </text:span><text:span text:style-name="T352">al número especificado de cifras </text:span><text:span text:style-name="T200">significativas </text:span><text:span text:style-name="T227">c</text:span><text:span text:style-name="T201"> </text:span><text:span text:style-name="T202">bajo la regla </text:span><text:span text:style-name="T217">de l</text:span><text:span text:style-name="T215">a mitad </text:span><text:span text:style-name="T218">al par</text:span><text:span text:style-name="T216">.</text:span><text:span text:style-name="T201"> </text:span><text:span text:style-name="T202">El</text:span><text:span text:style-name="T201"> </text:span><text:span text:style-name="T203">valor </text:span><text:span text:style-name="T206">predeterminado</text:span><text:span text:style-name="T203"> de </text:span><text:span text:style-name="T228">c</text:span><text:span text:style-name="T203"> </text:span><text:span text:style-name="T204">es</text:span><text:span text:style-name="T203"> </text:span><text:span text:style-name="T205">6</text:span><text:span text:style-name="T203"> </text:span><text:span text:style-name="T205">y no admite valores negativos </text:span><text:span text:style-name="T207">ni el 0</text:span><text:span text:style-name="T205">.</text:span></text:p>
      <text:p text:style-name="P30"/>
      <text:p text:style-name="P6"><text:bookmark-start text:name="__RefHeading___Toc9746_2035562504"/><text:span text:style-name="T377">P</text:span><text:span text:style-name="T376">ara más información sobre la regla de redondeo </text:span><text:span text:style-name="T382">de la mitad al par</text:span><text:span text:style-name="T376"> véase la</text:span><text:span text:style-name="T378">s</text:span><text:span text:style-name="T376"> secci</text:span><text:span text:style-name="T378">o</text:span><text:span text:style-name="T376">n</text:span><text:span text:style-name="T378">es</text:span><text:span text:style-name="T376"> </text:span><text:span text:style-name="T382">Detalles</text:span><text:span text:style-name="T376"> y </text:span><text:span text:style-name="T382">Valor devuelto</text:span><text:span text:style-name="T376">.</text:span><text:bookmark-end text:name="__RefHeading___Toc9746_2035562504"/></text:p>
      <text:h text:style-name="P12" text:outline-level="2"><text:bookmark-start text:name="__RefHeading___Toc2853_2562227164"/><text:span text:style-name="T317">2. </text:span><text:span text:style-name="T316">Utilización</text:span><text:bookmark-end text:name="__RefHeading___Toc2853_2562227164"/></text:h>
      <text:p text:style-name="P25">trunc(x)</text:p>
      <text:p text:style-name="P23">floor(x)</text:p>
      <text:p text:style-name="P22">ceiling(x)</text:p>
      <text:p text:style-name="P28"><text:soft-page-break/></text:p>
      <text:p text:style-name="P26">round(x, digits = 0)</text:p>
      <text:p text:style-name="P27">signif(x, digits = 6)</text:p>
      <text:p text:style-name="P24">trunc(x, <text:span text:style-name="T386">units = </text:span><text:span text:style-name="T387">"</text:span><text:span text:style-name="T386">secs</text:span><text:span text:style-name="T387">"</text:span>)</text:p>
      <text:p text:style-name="P60"><text:span text:style-name="T179">print(x, digits = </text:span><text:span text:style-name="T254">16</text:span><text:span text:style-name="T179">)</text:span></text:p>
      <text:h text:style-name="P49" text:outline-level="2"><text:bookmark-start text:name="__RefHeading___Toc2855_2562227164"/><text:span text:style-name="T339">3. </text:span>Argumentos<text:bookmark-end text:name="__RefHeading___Toc2855_2562227164"/></text:h>
      <text:p text:style-name="P73"><text:span text:style-name="T256">Tabla </text:span><text:span text:style-name="T256"><text:sequence text:ref-name="refTabla0" text:name="Tabla" text:formula="ooow:Tabla+1" style:num-format="1">1</text:sequence></text:span><text:span text:style-name="T256">. Argumentos para </text:span><text:span text:style-name="T260">las</text:span><text:span text:style-name="T256"> funciones </text:span><text:span text:style-name="T272">de descartado de</text:span><text:span text:style-name="T273"> cifra</text:span><text:span text:style-name="T274">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140403627755456">
          <table:table-cell table:style-name="Table2.A1" office:value-type="string">
            <text:p text:style-name="P11">Nombre</text:p>
          </table:table-cell>
          <table:table-cell table:style-name="Table2.A1" office:value-type="string">
            <text:p text:style-name="P11">Tipo de valor <text:span text:style-name="T340">esperado</text:span></text:p>
          </table:table-cell>
          <table:table-cell table:style-name="Table2.A1" office:value-type="string">
            <text:p text:style-name="P10">Propósito</text:p>
          </table:table-cell>
        </table:table-row>
        <table:table-row table:style-name="TableLine140403810955568">
          <table:table-cell table:style-name="Table2.A2" office:value-type="string">
            <text:p text:style-name="Table_20_Contents"><text:span text:style-name="Source_20_Text"><text:span text:style-name="T277">x</text:span></text:span></text:p>
            <text:p text:style-name="P65"><text:span text:style-name="Source_20_Text"><text:span text:style-name="T308">valor.</text:span></text:span><text:span text:style-name="Source_20_Text"><text:span text:style-name="T307">x</text:span></text:span></text:p>
          </table:table-cell>
          <table:table-cell table:style-name="Table2.A2" office:value-type="string">
            <text:p text:style-name="P9"><text:span text:style-name="T338">Valores </text:span><text:span text:style-name="T388">de tipo</text:span> numérico<text:span text:style-name="T338">, </text:span><text:span text:style-name="T388">fecha-hora o complejo.</text:span><text:span text:style-name="T338"> </text:span></text:p>
          </table:table-cell>
          <table:table-cell table:style-name="Table2.C2" office:value-type="string">
            <text:p text:style-name="P68"><text:span text:style-name="T279">Valores a modificar </text:span><text:span text:style-name="T285">bajo</text:span><text:span text:style-name="T279"> alguna regla de cálculo </text:span><text:span text:style-name="T285">o despliegue</text:span><text:span text:style-name="T279">.</text:span><text:span text:style-name="T278"> </text:span><text:span text:style-name="T279">Las funciones</text:span><text:span text:style-name="T278"> </text:span><text:span text:style-name="T298">round</text:span><text:span text:style-name="T299">()</text:span><text:span text:style-name="T278"> y </text:span><text:span text:style-name="T298">signif</text:span><text:span text:style-name="T299">()</text:span><text:span text:style-name="T278"> también </text:span><text:span text:style-name="T279">pueden recibir </text:span><text:span text:style-name="T278">un vector </text:span><text:span text:style-name="T279">de tipo</text:span><text:span text:style-name="T278"> complejo.</text:span></text:p>
          </table:table-cell>
        </table:table-row>
        <table:table-row table:style-name="TableLine140403810578368">
          <table:table-cell table:style-name="Table2.A2" office:value-type="string">
            <text:p text:style-name="Table_20_Contents"><text:span text:style-name="Source_20_Text"><text:span text:style-name="T277">digits</text:span></text:span></text:p>
            <text:p text:style-name="P65"><text:span text:style-name="Source_20_Text"><text:span text:style-name="T307">dígitos</text:span></text:span></text:p>
          </table:table-cell>
          <table:table-cell table:style-name="Table2.A2" office:value-type="string">
            <text:p text:style-name="P9">Valor entero</text:p>
          </table:table-cell>
          <table:table-cell table:style-name="Table2.C2" office:value-type="string">
            <text:p text:style-name="P67"><text:span text:style-name="T279">I</text:span><text:span text:style-name="T278">ndica el número de lugares decimales </text:span><text:span text:style-name="T346">–para </text:span><text:span text:style-name="T301">round()</text:span><text:span text:style-name="T346">–</text:span><text:span text:style-name="T282"> </text:span><text:span text:style-name="T278">o de </text:span><text:span text:style-name="T280">cifras</text:span><text:span text:style-name="T278"> significativ</text:span><text:span text:style-name="T280">a</text:span><text:span text:style-name="T278">s </text:span><text:span text:style-name="T346">–para </text:span><text:span text:style-name="T301">signif()</text:span><text:span text:style-name="T346">– </text:span><text:span text:style-name="T281">a preservar </text:span><text:span text:style-name="T283">después del redondeo </text:span><text:span text:style-name="T284">o el </text:span><text:span text:style-name="T286">número de dígitos a desplegar</text:span><text:span text:style-name="T284"> </text:span><text:span text:style-name="T278"><text:s/></text:span><text:span text:style-name="T346">–para </text:span><text:span text:style-name="T302">print</text:span><text:span text:style-name="T301">()</text:span><text:span text:style-name="T346">–</text:span><text:span text:style-name="T278">. Los valores </text:span><text:span text:style-name="T287">no positivos</text:span><text:span text:style-name="T278"> están permitidos </text:span><text:span text:style-name="T284">solo </text:span><text:span text:style-name="T283">para </text:span><text:span text:style-name="T300">round()</text:span><text:span text:style-name="T278">.</text:span></text:p>
          </table:table-cell>
        </table:table-row>
        <table:table-row table:style-name="TableLine140403688244768">
          <table:table-cell table:style-name="Table2.A4" office:value-type="string">
            <text:p text:style-name="Table_20_Contents"><text:span text:style-name="Source_20_Text"><text:span text:style-name="T277">…</text:span></text:span></text:p>
            <text:p text:style-name="P65"><text:span text:style-name="Source_20_Text"><text:span text:style-name="T307">más.argumentos</text:span></text:span></text:p>
          </table:table-cell>
          <table:table-cell table:style-name="Table2.A4" office:value-type="string">
            <text:p text:style-name="P8">Otros argumentos</text:p>
          </table:table-cell>
          <table:table-cell table:style-name="Table2.A4" office:value-type="string">
            <text:p text:style-name="P66"><text:span text:style-name="T278">Más argumentos que serán </text:span><text:span text:style-name="T283">recibidos</text:span><text:span text:style-name="T278"> desde otros métodos. </text:span><text:span text:style-name="T300">trunc()</text:span><text:span text:style-name="T283"> utiliza un solo argumento para valores numéricos y puede recibir el argumento </text:span><text:span text:style-name="T300">units</text:span><text:span text:style-name="T283"> para objetos de tipo fecha-hora.</text:span></text:p>
          </table:table-cell>
        </table:table-row>
      </table:table>
      <text:h text:style-name="Heading_20_2" text:outline-level="2"><text:bookmark-start text:name="__RefHeading___Toc2857_2562227164"/><text:span text:style-name="T313">4. </text:span><text:span text:style-name="T314">Detalles</text:span><text:bookmark-end text:name="__RefHeading___Toc2857_2562227164"/></text:h>
      <text:p text:style-name="P32"><text:span text:style-name="T7">Las funciones </text:span><text:span text:style-name="T143">c</text:span><text:span text:style-name="T145">eiling</text:span><text:span text:style-name="T144">()</text:span><text:span text:style-name="T28"> </text:span><text:span text:style-name="T230">techo</text:span><text:span text:style-name="T28">, </text:span><text:span text:style-name="T146">floor()</text:span><text:span text:style-name="T25"> </text:span><text:span text:style-name="T230">piso</text:span><text:span text:style-name="T24">, </text:span><text:span text:style-name="T145">trunc</text:span><text:span text:style-name="T147">()</text:span><text:span text:style-name="T26"> </text:span><text:span text:style-name="T230">truncar</text:span><text:span text:style-name="T26">, </text:span><text:span text:style-name="Source_20_Text"><text:span text:style-name="T145">round</text:span></text:span><text:span text:style-name="Source_20_Text"><text:span text:style-name="T147">()</text:span></text:span><text:span text:style-name="Source_20_Text"><text:span text:style-name="T26"> </text:span></text:span><text:span text:style-name="Source_20_Text"><text:span text:style-name="T230">redondear</text:span></text:span><text:span text:style-name="Source_20_Text"><text:span text:style-name="T26"> </text:span></text:span><text:span text:style-name="Source_20_Text"><text:span text:style-name="T27">y </text:span></text:span><text:span text:style-name="Source_20_Text"><text:span text:style-name="T143">s</text:span></text:span><text:span text:style-name="Source_20_Text"><text:span text:style-name="T145">ignif</text:span></text:span><text:span text:style-name="Source_20_Text"><text:span text:style-name="T143">()</text:span></text:span><text:span text:style-name="Source_20_Text"><text:span text:style-name="T27"> </text:span></text:span><text:span text:style-name="Source_20_Text"><text:span text:style-name="T230">significativas</text:span></text:span><text:span text:style-name="Source_20_Text"><text:span text:style-name="T27"> </text:span></text:span><text:span text:style-name="Source_20_Text"><text:span text:style-name="T7">son</text:span></text:span><text:span text:style-name="T2"> funciones </text:span><text:span text:style-name="T7">genéricas</text:span><text:span text:style-name="T2">, </text:span><text:span text:style-name="T7">es decir,</text:span><text:span text:style-name="T2"> </text:span><text:span text:style-name="T7">sus</text:span><text:span text:style-name="T2"> métodos pueden </text:span><text:span text:style-name="T7">ser</text:span><text:span text:style-name="T2"> definidos para ellas individualmente o por medio del grupo </text:span><text:span text:style-name="T7">de funciones</text:span><text:span text:style-name="T245"> matemáticas</text:span><text:span text:style-name="T7"> de </text:span><text:span text:style-name="T233">S</text:span><text:span text:style-name="T234">4</text:span><text:span text:style-name="T1">.</text:span></text:p>
      <text:p text:style-name="P43"><text:span text:style-name="T92">En la mayoría de las plataformas s</text:span><text:span text:style-name="T2">e espera </text:span><text:span text:style-name="T35">la utilización del</text:span><text:span text:style-name="T2"> estándar </text:span><text:span text:style-name="T121">IEC 60559</text:span><text:span text:style-name="T8"> </text:span><text:span text:style-name="T2">(también </text:span><text:span text:style-name="T10">consúltese</text:span><text:span text:style-name="T2"> </text:span><text:span text:style-name="T3">el estándar</text:span><text:span text:style-name="T2"> </text:span><text:span text:style-name="T121">IEEE 754</text:span><text:span text:style-name="T2">), </text:span><text:span text:style-name="T92">lo que implica </text:span><text:span text:style-name="T2">que </text:span><text:span text:style-name="T3">el redondeo </text:span><text:span text:style-name="T124">tenderá</text:span><text:span text:style-name="T122"> </text:span><text:span text:style-name="T123">a</text:span><text:span text:style-name="T122">l dígito par </text:span><text:span text:style-name="T114">para </text:span><text:span text:style-name="T115">las</text:span><text:span text:style-name="T114"> cifras que termin</text:span><text:span text:style-name="T116">e</text:span><text:span text:style-name="T114">n en 5</text:span><text:span text:style-name="T122">.</text:span><text:span text:style-name="T2"> </text:span><text:span text:style-name="T3">Por lo tanto, el </text:span><text:span text:style-name="T8">resultado del </text:span><text:span text:style-name="T3">redondeo de </text:span><text:span text:style-name="T181">±</text:span><text:span text:style-name="T3">0.5 </text:span><text:span text:style-name="T8">sería</text:span><text:span text:style-name="T3"> 0 y el </text:span><text:span text:style-name="T8">resultado del</text:span><text:span text:style-name="T3"> redondeo de </text:span><text:span text:style-name="T181">±</text:span><text:span text:style-name="T3">1.5 </text:span><text:span text:style-name="T8">sería</text:span><text:span text:style-name="T3"> </text:span><text:span text:style-name="T181">±</text:span><text:span text:style-name="T3">2, </text:span><text:span text:style-name="T92">respectivamente</text:span><text:span text:style-name="T3">. </text:span><text:span text:style-name="T19">No obstante</text:span><text:span text:style-name="T3">, </text:span><text:span text:style-name="T10">en última instancia el resultado</text:span><text:span text:style-name="T3"> </text:span><text:span text:style-name="T80">de la operación </text:span><text:span text:style-name="T3">depende</text:span><text:span text:style-name="T8">rá</text:span><text:span text:style-name="T3"> de los servicios del sistema operativo y de la </text:span><text:span text:style-name="T12">configuración interna para la</text:span><text:span text:style-name="T3"> representación de errores</text:span><text:span text:style-name="T72"> </text:span><text:span text:style-name="T80">de conversión de</text:span><text:span text:style-name="T11"> números decimales </text:span><text:span text:style-name="T80">a</text:span><text:span text:style-name="T11"> </text:span><text:span text:style-name="T14">otros sistemas de numeración</text:span><text:span text:style-name="T17"> (</text:span><text:span text:style-name="T18">v</text:span><text:span text:style-name="T125">.g.</text:span><text:span text:style-name="T106">:</text:span><text:span text:style-name="T125"> </text:span><text:span text:style-name="T17">binari</text:span><text:span text:style-name="T92">o</text:span><text:span text:style-name="T17">, hexadecimal, etc.)</text:span><text:span text:style-name="T14">. </text:span></text:p>
      <text:p text:style-name="P76"><text:span text:style-name="T81">En aritmética computacional, la mayoría de cifras con precisión decimal no puede ser almacenada de forma exacta</text:span><text:span text:style-name="T93">.</text:span><text:span text:style-name="T11"> </text:span><text:span text:style-name="T12">Por ejemplo, </text:span><text:span text:style-name="T16">para ser </text:span><text:span text:style-name="T19">almacenado</text:span><text:span text:style-name="T16"> </text:span><text:span text:style-name="T81">exactamente, </text:span><text:span text:style-name="T12">el número</text:span><text:span text:style-name="T11"> </text:span><text:span text:style-name="T3">0.15 </text:span><text:span text:style-name="T82">requeriría</text:span><text:span text:style-name="T15"> de </text:span><text:span text:style-name="T82">muchos</text:span><text:span text:style-name="T15"> </text:span><text:span text:style-name="T82">más dígitos </text:span><text:span text:style-name="T93">o</text:span><text:span text:style-name="T82"> </text:span><text:span text:style-name="T136">bits</text:span><text:span text:style-name="T117">, </text:span><text:span text:style-name="T118">a nivel interno,</text:span><text:span text:style-name="T81"> </text:span><text:span text:style-name="T82">de los que una computadora común posee para funcionar</text:span><text:span text:style-name="T16">. </text:span><text:span text:style-name="T19">Debido a esto,</text:span><text:span text:style-name="T16"> el número desplegado en pantalla es en realidad la representación de un número muy cercano a 0.15 </text:span><text:span text:style-name="T82">almacenado</text:span><text:span text:style-name="T16"> </text:span><text:span text:style-name="T94">con</text:span><text:span text:style-name="T16"> </text:span><text:span text:style-name="T19">base binaria </text:span><text:span text:style-name="T94">pero </text:span><text:span text:style-name="T82">despleg</text:span><text:span text:style-name="T94">ado</text:span><text:span text:style-name="T73"> </text:span><text:span text:style-name="T81">con base</text:span><text:span text:style-name="T73"> decimal </text:span><text:span text:style-name="T94">después del redondeo</text:span><text:span text:style-name="T16">.</text:span><text:span text:style-name="T3"> </text:span><text:span text:style-name="T19">Por consiguiente</text:span><text:span text:style-name="T13">, </text:span><text:span text:style-name="T16">debe</text:span><text:span text:style-name="T19"> preverse</text:span><text:span text:style-name="T16"> que</text:span><text:span text:style-name="T13"> l</text:span><text:span text:style-name="T3">a</text:span><text:span text:style-name="T13">s</text:span><text:span text:style-name="T3"> regla</text:span><text:span text:style-name="T16">s</text:span><text:span text:style-name="T3"> de redondeo </text:span><text:span text:style-name="T16">para </text:span><text:span text:style-name="T94">cifras</text:span><text:span text:style-name="T16"> con </text:span><text:span text:style-name="T94">precisión decimal</text:span><text:span text:style-name="T16"> </text:span><text:span text:style-name="T19">se</text:span><text:span text:style-name="T3"> aplica</text:span><text:span text:style-name="T13">rán </text:span><text:span text:style-name="T19">sobre</text:span><text:span text:style-name="T3"> </text:span><text:span text:style-name="T73">el </text:span><text:span text:style-name="T3">número </text:span><text:span text:style-name="T16">almacenado</text:span><text:span text:style-name="T3"> </text:span><text:span text:style-name="T13">internamente,</text:span><text:span text:style-name="T3"> </text:span><text:span text:style-name="T19">no </text:span><text:span text:style-name="T73">sobre</text:span><text:span text:style-name="T19"> </text:span><text:span text:style-name="T82">su representación en pantalla</text:span><text:span text:style-name="T3">. </text:span><text:span text:style-name="T16">Esto explica por qué</text:span><text:span text:style-name="T3"> el resultado de </text:span><text:span text:style-name="T148">round(0.15, 1)</text:span><text:span text:style-name="T3"> podría ser 0.1 </text:span><text:span text:style-name="T81">o</text:span><text:span text:style-name="T13"> </text:span><text:span text:style-name="T3">0.2 </text:span><text:span text:style-name="T16">dependiendo de la plataforma </text:span><text:span text:style-name="T83">y también por qué la prueba lógica </text:span><text:span text:style-name="T166">0.15 == </text:span><text:span text:style-name="T167">(</text:span><text:span text:style-name="T166">0.1 + 0.05</text:span><text:span text:style-name="T167">)</text:span><text:span text:style-name="T83"> devuelve un valor </text:span><text:span text:style-name="T94">lógico</text:span><text:span text:style-name="T83"> falso </text:span><text:span text:style-name="T94">(</text:span><text:span text:style-name="T168">FALSE</text:span><text:span text:style-name="T94">)</text:span><text:span text:style-name="T83">. </text:span></text:p>
      <text:p text:style-name="P33"><text:soft-page-break/><text:span text:style-name="T9">El redondeo </text:span><text:span text:style-name="T20">a</text:span><text:span text:style-name="T9"> un número de dígitos negativo significa </text:span><text:span text:style-name="T19">que se re</text:span><text:span text:style-name="T84">d</text:span><text:span text:style-name="T19">ondeará</text:span><text:span text:style-name="T9"> a </text:span><text:span text:style-name="T84">una cifra a la izquierda del punto decimal</text:span><text:span text:style-name="T19">.</text:span><text:span text:style-name="T9"> </text:span><text:span text:style-name="T19">A</text:span><text:span text:style-name="T9">sí, <text:s/>por ejemplo, </text:span><text:span text:style-name="T149">round(x, digits = -</text:span><text:span text:style-name="T165">1</text:span><text:span text:style-name="T149">)</text:span><text:span text:style-name="T9"> redondea</text:span><text:span text:style-name="T20">rá </text:span><text:span text:style-name="T150">x</text:span><text:span text:style-name="T9"> a la </text:span><text:span text:style-name="T73">decena</text:span><text:span text:style-name="T9"> más cercana.</text:span></text:p>
      <text:p text:style-name="P39"><text:span text:style-name="T151">s</text:span><text:span text:style-name="T149">ignif</text:span><text:span text:style-name="T150">()</text:span><text:span text:style-name="T20"> </text:span><text:span text:style-name="T21">redondea</text:span><text:span text:style-name="T22">rá</text:span><text:span text:style-name="T21"> </text:span><text:span text:style-name="T9">valores </text:span><text:span text:style-name="T21">numéricos</text:span><text:span text:style-name="T9"> no perdidos al entero más cercano en </text:span><text:span text:style-name="T21">el</text:span><text:span text:style-name="T9"> rango </text:span><text:span text:style-name="T21">de</text:span><text:span text:style-name="T9"> los valores reconocidos </text:span><text:span text:style-name="T21">por el</text:span><text:span text:style-name="T9"> argumento </text:span><text:span text:style-name="T149">digits</text:span><text:span text:style-name="T9">, </text:span><text:span text:style-name="T22">que va del</text:span><text:span text:style-name="T9"> 1 al 22. Los números complejos s</text:span><text:span text:style-name="T22">erán</text:span><text:span text:style-name="T9"> redondeados para retener el número especificado de dígitos en el más grande de los componentes. </text:span><text:span text:style-name="T4">a diferencia del despliegue en pantalla, </text:span><text:span text:style-name="T85">c</text:span><text:span text:style-name="T9">ada elemento de </text:span><text:span text:style-name="T85">un</text:span><text:span text:style-name="T9"> vector es redondeado individualmente</text:span><text:span text:style-name="T4">.</text:span></text:p>
      <text:p text:style-name="P29">Todas estas son funciones primitivas.</text:p>
      <text:h text:style-name="P46" text:outline-level="2"><text:bookmark-start text:name="__RefHeading___Toc6198_2035562504"/><text:span text:style-name="T341">5. </text:span><text:span text:style-name="T342">V</text:span><text:span text:style-name="T341">alor devuelto</text:span><text:bookmark-end text:name="__RefHeading___Toc6198_2035562504"/></text:h>
      <text:p text:style-name="P36"><text:span text:style-name="T293">c</text:span><text:span text:style-name="T294">eiling</text:span><text:span text:style-name="T293">()</text:span><text:span text:style-name="T258"> </text:span><text:span text:style-name="T265">expresa la </text:span><text:span text:style-name="T266">función matemática de</text:span><text:span text:style-name="T55"> techo </text:span><text:span text:style-name="T56">cuyo redondeo tiende</text:span><text:span text:style-name="T55"> hacia el infinito positivo. </text:span><text:span text:style-name="T86">E</text:span><text:span text:style-name="T55">sta función r</text:span><text:span text:style-name="T257">ecibe</text:span><text:span text:style-name="T258"> un argumento numérico </text:span><text:span text:style-name="T294">x</text:span><text:span text:style-name="T258"> y devuelve un vector</text:span><text:span text:style-name="T270"> </text:span><text:span text:style-name="T271">numérico</text:span><text:span text:style-name="T258"> que contiene los </text:span><text:span text:style-name="T271">enteros</text:span><text:span text:style-name="T258"> </text:span><text:span text:style-name="T262">más pequeños que sean</text:span><text:span text:style-name="T258"> </text:span><text:span text:style-name="T262">mayores o iguales</text:span><text:span text:style-name="T258"> a los elementos correspondientes de </text:span><text:span text:style-name="T294">x</text:span><text:span text:style-name="T258">. </text:span><text:span text:style-name="T259">Es decir, si </text:span><text:span text:style-name="T295">ceiling()</text:span><text:span text:style-name="T259"> recibe números enteros (</text:span><text:span text:style-name="T275">i.e</text:span><text:span text:style-name="T259">., sin decimales) estos quedarán exactamente igual, pero si recibe números, </text:span><text:span text:style-name="T266">positivos o negativos,</text:span><text:span text:style-name="T259"> </text:span><text:span text:style-name="T264">con</text:span><text:span text:style-name="T259"> precisión decimal </text:span><text:span text:style-name="T267">diferente </text:span><text:span text:style-name="T268">de</text:span><text:span text:style-name="T267"> 0, </text:span><text:span text:style-name="T259">estos </text:span><text:span text:style-name="T269">tenderán</text:span><text:span text:style-name="T259"> al entero siguente más grande.</text:span><text:span text:style-name="T261"> </text:span><text:span text:style-name="T263">Si el decimal es 0,</text:span><text:span text:style-name="T41"> </text:span><text:span text:style-name="T44">entonces</text:span><text:span text:style-name="T41"> </text:span><text:span text:style-name="T61">los valores </text:span><text:span text:style-name="T57">se truncarán a la parte entera </text:span><text:span text:style-name="T58">y </text:span><text:span text:style-name="T61">su</text:span><text:span text:style-name="T58"> valor </text:span><text:span text:style-name="T61">será</text:span><text:span text:style-name="T58"> exactamente igual</text:span><text:span text:style-name="T41">. </text:span></text:p>
      <text:p text:style-name="P35"><text:span text:style-name="T146">floor()</text:span><text:span text:style-name="T24"> </text:span><text:span text:style-name="T55">expresa la </text:span><text:span text:style-name="T56">función matemática de</text:span><text:span text:style-name="T55"> </text:span><text:span text:style-name="T56">piso cuyo redondeo tiende</text:span><text:span text:style-name="T55"> hacia el infinito </text:span><text:span text:style-name="T56">negativo</text:span><text:span text:style-name="T55">. </text:span><text:span text:style-name="T86">E</text:span><text:span text:style-name="T55">sta función </text:span><text:span text:style-name="T25">recibe</text:span><text:span text:style-name="T24"> un argumento numérico </text:span><text:span text:style-name="T145">x</text:span><text:span text:style-name="T24"> y devuelve un vector </text:span><text:span text:style-name="T65">numérico</text:span><text:span text:style-name="T24"> que</text:span><text:span text:style-name="T65"> </text:span><text:span text:style-name="T24">contiene los </text:span><text:span text:style-name="T65">enteros</text:span><text:span text:style-name="T24"> </text:span><text:span text:style-name="T42">más grandes que sean</text:span><text:span text:style-name="T24"> </text:span><text:span text:style-name="T41">menores o iguales </text:span><text:span text:style-name="T37">a</text:span><text:span text:style-name="T24"> los elementos correspondientes de </text:span><text:span text:style-name="T145">x</text:span><text:span text:style-name="T24">. </text:span><text:span text:style-name="T36">Es decir, si </text:span><text:span text:style-name="T159">floor()</text:span><text:span text:style-name="T36"> recibe números enteros (</text:span><text:span text:style-name="T129">i.e</text:span><text:span text:style-name="T36">., sin decimales) estos quedarán exactamente igual, pero si recibe números </text:span><text:span text:style-name="T38">positivos</text:span><text:span text:style-name="T36"> </text:span><text:span text:style-name="T38">con</text:span><text:span text:style-name="T36"> precisión decimal</text:span><text:span text:style-name="T38"> </text:span><text:span text:style-name="T36">estos se </text:span><text:span text:style-name="T130">truncarán</text:span><text:span text:style-name="T36"> a </text:span><text:span text:style-name="T37">la parte entera</text:span><text:span text:style-name="T36"> sin importar el valor del número decimal. </text:span><text:span text:style-name="T38">Si recibe números negativos con precisión decimal </text:span><text:span text:style-name="T59">diferente </text:span><text:span text:style-name="T60">de</text:span><text:span text:style-name="T59"> 0,</text:span><text:span text:style-name="T38"> </text:span><text:span text:style-name="T36">estos </text:span><text:span text:style-name="T135">tenderán</text:span><text:span text:style-name="T36"> al entero </text:span><text:span text:style-name="T38">anterior</text:span><text:span text:style-name="T36"> más grande. </text:span><text:span text:style-name="T43">Si el decimal es 0,</text:span><text:span text:style-name="T41"> </text:span><text:span text:style-name="T44">entonces</text:span><text:span text:style-name="T41"> </text:span><text:span text:style-name="T61">los valores negativos </text:span><text:span text:style-name="T57">se truncarán a la parte entera </text:span><text:span text:style-name="T58">y </text:span><text:span text:style-name="T74">su valor será </text:span><text:span text:style-name="T58">exactamente igual</text:span><text:span text:style-name="T41">.</text:span></text:p>
      <text:p text:style-name="P40"><text:span text:style-name="T145">trunc</text:span><text:span text:style-name="T147">()</text:span><text:span text:style-name="T24"> </text:span><text:span text:style-name="T61">expresa la función matemática </text:span><text:span text:style-name="T67">de </text:span><text:span text:style-name="T61">truncamiento cuyo redondeo tiende hacia el cero. </text:span><text:span text:style-name="T86">E</text:span><text:span text:style-name="T70">sta función</text:span><text:span text:style-name="T61"> </text:span><text:span text:style-name="T34">recibe</text:span><text:span text:style-name="T24"> un solo argumento numérico </text:span><text:span text:style-name="T145">x</text:span><text:span text:style-name="T24"> y devuelve un vector</text:span><text:span text:style-name="T62"> </text:span><text:span text:style-name="T65">numérico</text:span><text:span text:style-name="T24"> que contiene los </text:span><text:span text:style-name="T65">enteros</text:span><text:span text:style-name="T24"> formados por el truncamiento de los valores </text:span><text:span text:style-name="T77">de</text:span><text:span text:style-name="T24"> </text:span><text:span text:style-name="T145">x</text:span><text:span text:style-name="T24"> hacia el cero. </text:span><text:span text:style-name="T36">Es decir, si </text:span><text:span text:style-name="T160">trunc</text:span><text:span text:style-name="T159">()</text:span><text:span text:style-name="T36"> recibe números enteros (</text:span><text:span text:style-name="T129">i.e</text:span><text:span text:style-name="T36">., sin decimales) estos </text:span><text:span text:style-name="T70">permanecerán</text:span><text:span text:style-name="T36"> exactamente igual</text:span><text:span text:style-name="T70">es</text:span><text:span text:style-name="T36">, pero si recibe números </text:span><text:span text:style-name="T38">positivos</text:span><text:span text:style-name="T36"> </text:span><text:span text:style-name="T38">con</text:span><text:span text:style-name="T36"> precisión decimal</text:span><text:span text:style-name="T38"> </text:span><text:span text:style-name="T36">estos se </text:span><text:span text:style-name="T130">truncarán</text:span><text:span text:style-name="T36"> a </text:span><text:span text:style-name="T37">la parte entera</text:span><text:span text:style-name="T36"> sin importar el valor del número decimal. </text:span><text:span text:style-name="T38">Si </text:span><text:span text:style-name="T61">la función </text:span><text:span text:style-name="T38">recibe números negativos con precisión decimal </text:span><text:span text:style-name="T61">diferente de 0, </text:span><text:span text:style-name="T36">estos </text:span><text:span text:style-name="T135">tenderán</text:span><text:span text:style-name="T36"> al entero </text:span><text:span text:style-name="T39">siguiente</text:span><text:span text:style-name="T36"> más grande. </text:span><text:span text:style-name="T43">Si el decimal es 0</text:span><text:span text:style-name="T41"> </text:span><text:span text:style-name="T44">entonces</text:span><text:span text:style-name="T41"> </text:span><text:span text:style-name="T61">los valores </text:span><text:span text:style-name="T57">se truncarán a la parte entera </text:span><text:span text:style-name="T58">y el valor </text:span><text:span text:style-name="T61">negativo</text:span><text:span text:style-name="T58"> quedará exactamente igual</text:span><text:span text:style-name="T41">.</text:span><text:span text:style-name="T36"> </text:span><text:span text:style-name="T40">En síntesis, </text:span><text:span text:style-name="T161">trunc()</text:span><text:span text:style-name="T40"> funciona como </text:span><text:span text:style-name="T161">floor()</text:span><text:span text:style-name="T40"> para valores positivos y como </text:span><text:span text:style-name="T161">ceiling()</text:span><text:span text:style-name="T40"> para valores negativos. </text:span></text:p>
      <text:p text:style-name="P38"><text:span text:style-name="T65">Tanto </text:span><text:span text:style-name="T163">ceiling()</text:span><text:span text:style-name="T65">, </text:span><text:span text:style-name="T163">floor()</text:span><text:span text:style-name="T65"> y </text:span><text:span text:style-name="T163">trunc()</text:span><text:span text:style-name="T65"> </text:span><text:span text:style-name="T66">devolverá</text:span><text:span text:style-name="T77">n</text:span><text:span text:style-name="T66"> valores enteros, </text:span><text:span text:style-name="T65">a pesar de</text:span><text:span text:style-name="T66">l</text:span><text:span text:style-name="T65"> formato numérico </text:span><text:span text:style-name="T77">con</text:span><text:span text:style-name="T66"> precisión decimal de los vectores devueltos</text:span><text:span text:style-name="T65">. </text:span><text:span text:style-name="T63">Para </text:span><text:span text:style-name="T66">realizar la operación de</text:span><text:span text:style-name="T63"> truncamiento entendid</text:span><text:span text:style-name="T66">a</text:span><text:span text:style-name="T63"> como el recorte </text:span><text:span text:style-name="T65">de cifras con precisión decimal a </text:span><text:span text:style-name="T64">un número </text:span><text:span text:style-name="T66">menor</text:span><text:span text:style-name="T64"> de dígitos</text:span><text:span text:style-name="T63"> </text:span><text:span text:style-name="T64">decimales</text:span><text:span text:style-name="T63">, utilice </text:span><text:span text:style-name="T162">print(</text:span><text:span text:style-name="T169">x</text:span><text:span text:style-name="T162">, digits = </text:span><text:span text:style-name="T169">n</text:span><text:span text:style-name="T162">)</text:span><text:span text:style-name="T63"> en donde </text:span><text:span text:style-name="T162">n</text:span><text:span text:style-name="T63"> especifica el número total de dígitos a preservar en toda la cifra </text:span><text:span text:style-name="T163">x</text:span><text:span text:style-name="T63">. </text:span><text:span text:style-name="T65">No obstante, </text:span><text:span text:style-name="T77">en este caso,</text:span><text:span text:style-name="T65"> </text:span><text:span text:style-name="T71">el argumento</text:span><text:span text:style-name="T65"> </text:span><text:span text:style-name="T164">digits</text:span><text:span text:style-name="T71"> solo admit</text:span><text:span text:style-name="T77">irá</text:span><text:span text:style-name="T71"> valores positivos por lo que no</text:span><text:span text:style-name="T65"> será posible truncar </text:span><text:span text:style-name="T71">enteros ni</text:span><text:span text:style-name="T65"> </text:span><text:span text:style-name="T66">los dígitos de</text:span><text:span text:style-name="T65"> la parte entera de</text:span><text:span text:style-name="T71"> </text:span><text:span text:style-name="T66">números</text:span><text:span text:style-name="T65"> con precisión decimal. </text:span></text:p>
      <text:p text:style-name="P38"><text:soft-page-break/><text:a xlink:type="simple" xlink:href="http://127.0.0.1:17947/help/library/base/help/as.integer" text:style-name="Internet_20_link" text:visited-style-name="Visited_20_Internet_20_Link"><text:span text:style-name="Source_20_Text"><text:span text:style-name="T65"/></text:span></text:a></text:p>
      <text:p text:style-name="P38"><text:a xlink:type="simple" xlink:href="http://127.0.0.1:17947/help/library/base/help/as.integer" text:style-name="Internet_20_link" text:visited-style-name="Visited_20_Internet_20_Link"><text:span text:style-name="Source_20_Text"><text:span text:style-name="T249">as.integer</text:span></text:span></text:a><text:span text:style-name="Source_20_Text"><text:span text:style-name="T226">()</text:span></text:span><text:span text:style-name="Source_20_Text"><text:span text:style-name="T190"> </text:span></text:span><text:span text:style-name="Source_20_Text"><text:span text:style-name="T189">e</text:span></text:span><text:span text:style-name="Source_20_Text"><text:span text:style-name="T187">quival</text:span></text:span><text:span text:style-name="Source_20_Text"><text:span text:style-name="T192">drá</text:span></text:span><text:span text:style-name="Source_20_Text"><text:span text:style-name="T187"> a </text:span></text:span><text:span text:style-name="Source_20_Text"><text:span text:style-name="T193">utilizar</text:span></text:span><text:span text:style-name="Source_20_Text"><text:span text:style-name="T186"> </text:span></text:span><text:span text:style-name="Source_20_Text"><text:span text:style-name="T225">trunc</text:span></text:span><text:span text:style-name="Source_20_Text"><text:span text:style-name="T224">()</text:span></text:span><text:span text:style-name="Source_20_Text"><text:span text:style-name="T186"> para el truncamiento </text:span></text:span><text:span text:style-name="Source_20_Text"><text:span text:style-name="T187">de cifras con precisión </text:span></text:span><text:span text:style-name="Source_20_Text"><text:span text:style-name="T199">decimal</text:span></text:span><text:span text:style-name="Source_20_Text"><text:span text:style-name="T187"> </text:span></text:span><text:span text:style-name="Source_20_Text"><text:span text:style-name="T189">solo </text:span></text:span><text:span text:style-name="Source_20_Text"><text:span text:style-name="T191">cuando su</text:span></text:span><text:span text:style-name="Source_20_Text"><text:span text:style-name="T187"> magnitud </text:span></text:span><text:span text:style-name="Source_20_Text"><text:span text:style-name="T191">sea </text:span></text:span><text:span text:style-name="Source_20_Text"><text:span text:style-name="T187">menor a</text:span></text:span><text:span text:style-name="Source_20_Text"><text:span text:style-name="T197"> </text:span></text:span><text:span text:style-name="Source_20_Text"><text:span text:style-name="T186">2</text:span></text:span><text:span text:style-name="Source_20_Text"><text:span text:style-name="T229">31</text:span></text:span><text:span text:style-name="Source_20_Text"><text:span text:style-name="T186">. </text:span></text:span><text:span text:style-name="Source_20_Text"><text:span text:style-name="T188">De otra manera devolverá valores no disponibles.</text:span></text:span></text:p>
      <text:p text:style-name="P35"><text:span text:style-name="Source_20_Text"><text:span text:style-name="T145">round</text:span></text:span><text:span text:style-name="Source_20_Text"><text:span text:style-name="T147">()</text:span></text:span><text:span text:style-name="T24"> </text:span><text:span text:style-name="T67">expresa la función matemática </text:span><text:span text:style-name="T131">de </text:span><text:span text:style-name="T100">redonde</text:span><text:span text:style-name="T97">o</text:span><text:span text:style-name="T133"> </text:span><text:span text:style-name="T134">de</text:span><text:span text:style-name="T132"> la mitad</text:span><text:span text:style-name="T131"> al par</text:span><text:span text:style-name="T100"> </text:span><text:span text:style-name="T102">para el</text:span><text:span text:style-name="T101"> dígito </text:span><text:span text:style-name="T104">deseado </text:span><text:span text:style-name="T101">de una cifra</text:span><text:span text:style-name="T131">. </text:span><text:span text:style-name="T101">Esta función recibe dos argumentos, la cifra a redondear (</text:span><text:span text:style-name="T170">x</text:span><text:span text:style-name="T101">) y </text:span><text:span text:style-name="T102">el</text:span><text:span text:style-name="T101"> número de lugares (</text:span><text:span text:style-name="T170">digits)</text:span><text:span text:style-name="T101"> a</text:span><text:span text:style-name="T100"> </text:span><text:span text:style-name="T107">preserva</text:span><text:span text:style-name="T109">r </text:span><text:span text:style-name="T111">antes </text:span><text:span text:style-name="T112">(</text:span><text:span text:style-name="T172">digits</text:span><text:span text:style-name="T112"> &lt; 0)</text:span><text:span text:style-name="T111"> o después </text:span><text:span text:style-name="T112">(</text:span><text:span text:style-name="T172">digits</text:span><text:span text:style-name="T112"> &gt; 0)</text:span><text:span text:style-name="T111"> del punto decimal</text:span><text:span text:style-name="T108">. </text:span><text:span text:style-name="T112">Si el argumento </text:span><text:span text:style-name="T172">digits</text:span><text:span text:style-name="T112"> es igual a 0, entonces el redondeo </text:span><text:span text:style-name="T113">se hará sobre</text:span><text:span text:style-name="T112"> las unidades</text:span><text:span text:style-name="T111">. </text:span><text:span text:style-name="T171">round()</text:span><text:span text:style-name="T110"> </text:span><text:span text:style-name="T112">funciona así: </text:span><text:span text:style-name="T102">reondeará</text:span><text:span text:style-name="T96"> a la baja </text:span><text:span text:style-name="T103">el dígito a preservar </text:span><text:span text:style-name="T102">que </text:span><text:span text:style-name="T103">esté seguido</text:span><text:span text:style-name="T97"> </text:span><text:span text:style-name="T98">por </text:span><text:span text:style-name="T97">un dígito</text:span><text:span text:style-name="T96"> menor a 5; al alza </text:span><text:span text:style-name="T103">el dígito a preservar </text:span><text:span text:style-name="T97">seguid</text:span><text:span text:style-name="T103">o</text:span><text:span text:style-name="T97"> por un dígito</text:span><text:span text:style-name="T96"> mayor a 5, y </text:span><text:span text:style-name="T97">al</text:span><text:span text:style-name="T95"> </text:span><text:span text:style-name="T99">número</text:span><text:span text:style-name="T95"> par más próximo </text:span><text:span text:style-name="T97">la cifra seguida por </text:span><text:span text:style-name="T105">un dígito</text:span><text:span text:style-name="T97"> igual a 5</text:span><text:span text:style-name="T95">. </text:span><text:span text:style-name="T79">Por ejemplo</text:span><text:span text:style-name="T46">, s</text:span><text:span text:style-name="T45">i el </text:span><text:span text:style-name="T49">dígito siguiente al</text:span><text:span text:style-name="T48"> dígito</text:span><text:span text:style-name="T45"> a redondear </text:span><text:span text:style-name="T50">posee un valor</text:span><text:span text:style-name="T45"> entre </text:span><text:span text:style-name="T50">0</text:span><text:span text:style-name="T45"> y 4, </text:span><text:span text:style-name="T69">el valor</text:span><text:span text:style-name="T48"> </text:span><text:span text:style-name="T69">del dígito redondeado </text:span><text:span text:style-name="T79">quedará igual</text:span><text:span text:style-name="T47">. En cambio, si el</text:span><text:span text:style-name="T48"> dígito </text:span><text:span text:style-name="T50">siguiente al</text:span><text:span text:style-name="T48"> dígito a redondear </text:span><text:span text:style-name="T50">posee un valor</text:span><text:span text:style-name="T48"> entre 6 y 9, </text:span><text:span text:style-name="T69">el dígito redondeado</text:span><text:span text:style-name="T48"> adoptará el valor del </text:span><text:span text:style-name="T51">entero </text:span><text:span text:style-name="T54">siguiente</text:span><text:span text:style-name="T48">. </text:span><text:span text:style-name="T52">Finalmente, si el dígito siguiente al dígito a redondear es igual a 5, </text:span><text:span text:style-name="T68">el valor</text:span><text:span text:style-name="T53"> será igual al entero par </text:span><text:span text:style-name="T54">más cercano, definid</text:span><text:span text:style-name="T68">o</text:span><text:span text:style-name="T54"> como </text:span><text:span text:style-name="T68">el que tenga la</text:span><text:span text:style-name="T54"> menor distancia en valor absoluto entre este dígito y el siguiente o el anterior.</text:span></text:p>
      <text:p text:style-name="P44"><text:span text:style-name="T173">s</text:span><text:span text:style-name="T174">ignif</text:span><text:span text:style-name="T173">()</text:span><text:span text:style-name="T138"> redondea los valores </text:span><text:span text:style-name="T139">de</text:span><text:span text:style-name="T138"> su primer argumento al número especificado de díg</text:span><text:span text:style-name="T140">itos</text:span><text:span text:style-name="T138"> sig</text:span><text:span text:style-name="T140">nificativos </text:span><text:span text:style-name="T142">(entre 1 y 22)</text:span><text:span text:style-name="T140"> </text:span><text:span text:style-name="T141">bajo la regla de redondeo al par</text:span><text:span text:style-name="T140">.</text:span></text:p>
      <text:h text:style-name="P45" text:outline-level="2"><text:bookmark-start text:name="__RefHeading___Toc2859_2562227164"/><text:span text:style-name="T344">6</text:span><text:span text:style-name="T342">. </text:span><text:span text:style-name="T343">Métodos de S</text:span><text:span text:style-name="T345">3 y S4</text:span><text:bookmark-end text:name="__RefHeading___Toc2859_2562227164"/></text:h>
      <text:p text:style-name="P34"><text:span text:style-name="T30">Internamente, todas e</text:span><text:span text:style-name="T4">stas funciones son</text:span><text:span text:style-name="T23"> </text:span><text:span text:style-name="T4">genéricas de </text:span><text:span text:style-name="T232">S4</text:span><text:span text:style-name="T4">.</text:span></text:p>
      <text:p text:style-name="P34"><text:span text:style-name="T154">c</text:span><text:span text:style-name="T155">eiling</text:span><text:span text:style-name="T156">()</text:span><text:span text:style-name="T4">, </text:span><text:span text:style-name="T155">floor</text:span><text:span text:style-name="T156">()</text:span><text:span text:style-name="T4"> y </text:span><text:span text:style-name="T155">trunc</text:span><text:span text:style-name="T156">()</text:span><text:span text:style-name="T4"> son miembros del grupo de funciones genéricas </text:span><text:span text:style-name="T244">Math</text:span><text:span text:style-name="T211"> </text:span><text:span text:style-name="T212">de </text:span><text:span text:style-name="T235">S4</text:span><text:span text:style-name="T4">. Como función genérica de </text:span><text:span text:style-name="T243">S4</text:span><text:span text:style-name="T4">, </text:span><text:span text:style-name="T155">trunc</text:span><text:span text:style-name="T157">()</text:span><text:span text:style-name="T4"> </text:span><text:span text:style-name="T78">utiliza</text:span><text:span text:style-name="T4"> sólo un argumento, </text:span><text:span text:style-name="T75">pero como genérica de </text:span><text:span text:style-name="T242">S3 </text:span><text:span text:style-name="T195">puede recibir otros argumentos. </text:span><text:span text:style-name="T196">P</text:span><text:span text:style-name="T195">or ejemplo, </text:span><text:span text:style-name="T196">el argumento</text:span><text:span text:style-name="T195"> </text:span><text:span text:style-name="T221">units</text:span><text:span text:style-name="T195"> para </text:span><text:span text:style-name="T196">truncar </text:span><text:span text:style-name="T195">objetos de tipo fecha-hora.</text:span></text:p>
      <text:p text:style-name="P34"><text:span text:style-name="T222">r</text:span><text:span text:style-name="T223">ound</text:span><text:span text:style-name="T222">()</text:span><text:span text:style-name="T185"> y </text:span><text:span text:style-name="T223">signif</text:span><text:span text:style-name="T222">()</text:span><text:span text:style-name="T185"> son</text:span><text:span text:style-name="T4"> </text:span><text:span text:style-name="T87">parte</text:span><text:span text:style-name="T4"> del grupo de funciones genéricas </text:span><text:span text:style-name="T244">Math2</text:span><text:span text:style-name="T211"> </text:span><text:span text:style-name="T213">de </text:span><text:span text:style-name="T236">S4</text:span><text:span text:style-name="T211">.</text:span></text:p>
      <text:h text:style-name="Heading_20_2" text:outline-level="2"><text:bookmark-start text:name="__RefHeading___Toc2861_2562227164"/><text:span text:style-name="T315">7</text:span><text:span text:style-name="T313">. </text:span><text:span text:style-name="T314">Advertencia</text:span><text:bookmark-end text:name="__RefHeading___Toc2861_2562227164"/></text:h>
      <text:p text:style-name="P41"><text:span text:style-name="T32">Por lo ya detallado, </text:span><text:span text:style-name="T88">l</text:span><text:span text:style-name="T4">as </text:span><text:span text:style-name="T31">limitaciones</text:span><text:span text:style-name="T4"> de la aritmética computacional pueden causar resultados inesperados, especialmente </text:span><text:span text:style-name="T33">para</text:span><text:span text:style-name="T4"> </text:span><text:span text:style-name="T155">floor</text:span><text:span text:style-name="T158">()</text:span><text:span text:style-name="T4"> y </text:span><text:span text:style-name="T155">ceiling</text:span><text:span text:style-name="T158">()</text:span><text:span text:style-name="T4">. Por ejemplo, </text:span><text:span text:style-name="T126">sabemos</text:span><text:span text:style-name="T4"> que </text:span><text:span text:style-name="T155">floor(log(x, base = x))</text:span><text:span text:style-name="T4"> para x = 8 </text:span><text:span text:style-name="T31">da</text:span><text:span text:style-name="T4"> 1, pero </text:span><text:span text:style-name="T76">hay </text:span><text:span text:style-name="T4">algunas plataformas de </text:span><text:span text:style-name="T232">R</text:span><text:span text:style-name="T4"> en l</text:span><text:span text:style-name="T76">a</text:span><text:span text:style-name="T4">s que </text:span><text:span text:style-name="T76">podría dar</text:span><text:span text:style-name="T4"> </text:span><text:span text:style-name="T31">0</text:span><text:span text:style-name="T4">. </text:span><text:span text:style-name="T33">El uso de un</text:span><text:span text:style-name="T4"> intervalo de tolerancia </text:span><text:span text:style-name="T33">será normalmente necesario.</text:span></text:p>
      <text:p text:style-name="P37"><text:span text:style-name="T88">Del mismo modo, </text:span><text:span text:style-name="T32">e</text:span><text:span text:style-name="T4">l redondeo a dígitos decimales en </text:span><text:span text:style-name="T5">la aritmética binari</text:span><text:span text:style-name="T23">a</text:span><text:span text:style-name="T5"> no es un tema trivial (cuando </text:span><text:span text:style-name="T152">digits</text:span><text:span text:style-name="T5"> </text:span><text:span text:style-name="T32">sea diferente de cero</text:span><text:span text:style-name="T5">) y podría </text:span><text:span text:style-name="T33">causarle sorpresas</text:span><text:span text:style-name="T5">. </text:span><text:span text:style-name="T88">En caso de trabajar con datos de </text:span><text:span text:style-name="T89">muy </text:span><text:span text:style-name="T88">alta precisión </text:span><text:span text:style-name="T89">nunérica</text:span><text:span text:style-name="T88">, tenga siempre</text:span><text:span text:style-name="T5"> en cuenta que la mayoría de fracciones decimales no son exactamente representables en </text:span><text:span text:style-name="T6">doble precisión binaria. En </text:span><text:span text:style-name="T231">R</text:span><text:span text:style-name="T6"> </text:span><text:span text:style-name="T255">4.0.0</text:span><text:span text:style-name="T6">, el algoritmo para </text:span><text:span text:style-name="T153">round(</text:span><text:span text:style-name="T177">x</text:span><text:span text:style-name="T153">, </text:span><text:span text:style-name="T176">d</text:span><text:span text:style-name="T153">)</text:span><text:span text:style-name="T6"> para </text:span><text:span text:style-name="T176">d</text:span><text:span text:style-name="T6"> &gt; 0 ha sido mejorado para </text:span><text:span text:style-name="T127">medir</text:span><text:span text:style-name="T6"> y redondear al número par más cercano, contrario </text:span><text:span text:style-name="T33">lo que ocurría en las primeras</text:span><text:span text:style-name="T6"> versiones de </text:span><text:span text:style-name="T231">R</text:span><text:span text:style-name="T6"> (o también </text:span><text:span text:style-name="T32">para</text:span><text:span text:style-name="T6"> el redondeo basado en </text:span><text:span text:style-name="T153">sprintf()</text:span><text:span text:style-name="T6"> o </text:span><text:span text:style-name="T153">format()</text:span><text:span text:style-name="T6">).</text:span></text:p>
      <text:h text:style-name="P59" text:outline-level="2"><text:bookmark-start text:name="__RefHeading___Toc9748_2035562504"/><text:soft-page-break/><text:span text:style-name="T313">8. </text:span><text:span text:style-name="T314">Véase también</text:span><text:bookmark-end text:name="__RefHeading___Toc9748_2035562504"/></text:h>
      <text:p text:style-name="P58"><text:span text:style-name="T183">La función </text:span><text:a xlink:type="simple" xlink:href="http://127.0.0.1:17947/help/library/round/html/roundX.html" text:style-name="Internet_20_link" text:visited-style-name="Visited_20_Internet_20_Link"><text:span text:style-name="Source_20_Text"><text:span text:style-name="T292">roundX</text:span></text:span></text:a><text:span text:style-name="Source_20_Text"><text:span text:style-name="T250">()</text:span></text:span><text:span text:style-name="Source_20_Text"><text:span text:style-name="T183"> del </text:span></text:span><text:span text:style-name="T183">paquete</text:span><text:span text:style-name="T184"> </text:span><text:a xlink:type="simple" xlink:href="https://cran.r-project.org/package=round" text:style-name="Internet_20_link" text:visited-style-name="Visited_20_Internet_20_Link"><text:span text:style-name="T296">round</text:span></text:a><text:span text:style-name="T208"> </text:span><text:span text:style-name="T194">para varias versiones o implementaciones del redondeo, incluyendo algunas </text:span><text:span text:style-name="T198">anteriores</text:span><text:span text:style-name="T194"> a la versión actual de </text:span><text:span text:style-name="T231">R</text:span><text:span text:style-name="T194"> (como </text:span><text:span text:style-name="T220">version = </text:span><text:span text:style-name="Source_20_Text"><text:span text:style-name="T220">"3d.C"</text:span></text:span><text:span text:style-name="Source_20_Text"><text:span text:style-name="T194">).</text:span></text:span></text:p>
      <text:p text:style-name="P58"><text:span text:style-name="Source_20_Text"><text:span text:style-name="T194"/></text:span></text:p>
      <text:p text:style-name="P58"><text:span text:style-name="Source_20_Text"><text:span text:style-name="T251">zapsmall</text:span></text:span><text:span text:style-name="Source_20_Text"><text:span text:style-name="T252">()</text:span></text:span><text:span text:style-name="Source_20_Text"><text:span text:style-name="T210"> </text:span></text:span><text:span text:style-name="Source_20_Text"><text:span text:style-name="T209">para el ajuste de pequeños valores hacia el cero.</text:span></text:span></text:p>
      <text:p text:style-name="P58"><text:span text:style-name="Source_20_Text"><text:span text:style-name="T248"/></text:span></text:p>
      <text:p text:style-name="P31"><text:span text:style-name="Source_20_Text"><text:span text:style-name="T253">round.Date()</text:span></text:span><text:span text:style-name="Source_20_Text"><text:span text:style-name="T209"> y </text:span></text:span><text:span text:style-name="Source_20_Text"><text:span text:style-name="T253">trunc.Date()</text:span></text:span><text:span text:style-name="Source_20_Text"><text:span text:style-name="T248"> </text:span></text:span><text:span text:style-name="Source_20_Text"><text:span text:style-name="T209">para el redondeo </text:span></text:span><text:span text:style-name="Source_20_Text"><text:span text:style-name="T214">de objetos de tipo fecha-hora.</text:span></text:span></text:p>
      <text:h text:style-name="P48" text:outline-level="2"><text:bookmark-start text:name="__RefHeading___Toc2863_2562227164"/><text:span text:style-name="T384">9</text:span><text:span text:style-name="T339">. </text:span>Referencias<text:bookmark-end text:name="__RefHeading___Toc2863_2562227164"/></text:h>
      <text:p text:style-name="P5"><text:span text:style-name="T179">Becker, Richard A., John M. Chambers, y Allan R. Wilks. </text:span><text:span text:style-name="T180">The New S Language</text:span><text:span text:style-name="T179">. Wadsworth &amp; Brookscole. Boca Raton, FL: CRC Press, 1988.</text:span></text:p>
      <text:p text:style-name="P64"><text:span text:style-name="T1">“ISO/IEC/IEEE International Standard - Floating-point arithmetic”. </text:span><text:span text:style-name="T137">ISO/IEC 60559:2020(E) IEEE Std 754-2019</text:span><text:span text:style-name="T1">, el 8 de mayo de 2020, 1–86. </text:span><text:a xlink:type="simple" xlink:href="https://doi.org/10.1109/IEEESTD.2020.9091348" text:style-name="Internet_20_link" text:visited-style-name="Visited_20_Internet_20_Link"><text:span text:style-name="T246">https://doi.org/10.1109/IEEESTD.2020.9091348</text:span></text:a><text:span text:style-name="T1">. </text:span><text:span text:style-name="T90">Disponible con costo </text:span><text:span text:style-name="T91">en </text:span><text:a xlink:type="simple" xlink:href="http://www.iso.org/" text:style-name="Internet_20_link" text:visited-style-name="Visited_20_Internet_20_Link"><text:span text:style-name="T256">www.iso.org</text:span></text:a><text:span text:style-name="T91">.</text:span></text:p>
      <text:p text:style-name="P62"><text:span text:style-name="T183">“IEEE 754”. En </text:span><text:span text:style-name="T219">Wikipedia, la enciclopedia libre</text:span><text:span text:style-name="T183">, el 6 de septiembre de 2020</text:span><text:span text:style-name="T182">. </text:span><text:a xlink:type="simple" xlink:href="https://es.wikipedia.org/w/index.php?title=IEEE_754&amp;oldid=129074360" text:style-name="Internet_20_link" text:visited-style-name="Visited_20_Internet_20_Link"><text:span text:style-name="T256">https://es.wikipedia.org/w/index.php?title=IEEE_754&amp;oldid=129074360</text:span></text:a><text:span text:style-name="T182">.</text:span></text:p>
      <text:p text:style-name="P63"><text:span text:style-name="T183">“Redondeo”. En </text:span><text:span text:style-name="T219">Wikipedia, la enciclopedia libre</text:span><text:span text:style-name="T183">, el 21 de junio de 2020.</text:span><text:span text:style-name="T182"> </text:span><text:a xlink:type="simple" xlink:href="https://es.wikipedia.org/w/index.php?title=Redondeo&amp;oldid=127113761" text:style-name="Internet_20_link" text:visited-style-name="Visited_20_Internet_20_Link"><text:span text:style-name="T256">https://es.wikipedia.org/w/index.php?title=Redondeo&amp;oldid=127113761</text:span></text:a><text:span text:style-name="T182">.</text:span></text:p>
      <text:h text:style-name="Heading_20_2" text:outline-level="2"><text:bookmark-start text:name="__RefHeading___Toc2867_2562227164"/><text:span text:style-name="T312">10</text:span><text:span text:style-name="T311">. </text:span><text:span text:style-name="T310">Ejemplos</text:span><text:bookmark-end text:name="__RefHeading___Toc2867_2562227164"/></text:h>
      <text:p text:style-name="P18">round(.5 + -2:4) # <text:span text:style-name="T385">redondeo </text:span>IEEE / IEC: -2 <text:s/>0 <text:s/>0 <text:s/>2 <text:s/>2 <text:s/>4 <text:s/>4</text:p>
      <text:p text:style-name="P21">## este <text:span text:style-name="T348">es</text:span> comportamiento <text:span text:style-name="T385">es *correcto*</text:span>, ¡*no* lo reporte como error!</text:p>
      <text:p text:style-name="P53"/>
      <text:p text:style-name="P19">( x1 &lt;- seq(-2, 4, by = .5) )</text:p>
      <text:p text:style-name="P19">round(x1) #-- ¡<text:span text:style-name="T290">redondeo </text:span>IEEE / IEC !</text:p>
      <text:p text:style-name="P19">x1[trunc(x1) != floor(x1)]</text:p>
      <text:p text:style-name="P19">x1[round(x1) != floor(x1 + .5)]</text:p>
      <text:p text:style-name="P19">(no.<text:span text:style-name="T290">entero</text:span> &lt;- ceiling(x1) != floor(x1))</text:p>
      <text:p text:style-name="P53"/>
      <text:p text:style-name="P19">x2 &lt;- pi * 100^(-1:3)</text:p>
      <text:p text:style-name="P19">round(x2, 3)</text:p>
      <text:p text:style-name="P20">signif(x2, 3)</text:p>
      <text:h text:style-name="P42" text:outline-level="2"><text:bookmark-start text:name="__RefHeading___Toc6200_2035562504"/><text:span text:style-name="T238">1</text:span><text:span text:style-name="T240">1</text:span><text:span text:style-name="T239">. </text:span><text:span text:style-name="T241">Código fuente</text:span><text:bookmark-end text:name="__RefHeading___Toc6200_2035562504"/></text:h>
      <text:h text:style-name="P14" text:outline-level="3"><text:span text:style-name="T383">A</text:span>. <text:span text:style-name="T291">trunc()</text:span></text:h>
      <text:p text:style-name="P57">function (x, ...) .Primitive("trunc")</text:p>
      <text:h text:style-name="P15" text:outline-level="3"><text:span text:style-name="T383">B</text:span>. <text:span text:style-name="T303">floor</text:span><text:span text:style-name="T291">()</text:span></text:h>
      <text:p text:style-name="P17">function (x) .Primitive("floor")</text:p>
      <text:h text:style-name="P72" text:outline-level="3"><text:bookmark-start text:name="__RefHeading___Toc6204_2035562504"/><text:span text:style-name="T289">C</text:span><text:span text:style-name="T288">.</text:span><text:span text:style-name="T379"> </text:span><text:span text:style-name="T305">ceiling</text:span><text:span text:style-name="T304">()</text:span><text:bookmark-end text:name="__RefHeading___Toc6204_2035562504"/></text:h>
      <text:p text:style-name="P54">function (x) .Primitive("ceiling")</text:p>
      <text:h text:style-name="P16" text:outline-level="3"><text:span text:style-name="T381">D</text:span><text:span text:style-name="T380">. </text:span><text:span text:style-name="T306">round()</text:span></text:h>
      <text:p text:style-name="P56">function (x, digits = 0) .Primitive("round")</text:p>
      <text:h text:style-name="P13" text:outline-level="3"><text:bookmark-start text:name="__RefHeading___Toc6210_2035562504"/><text:soft-page-break/><text:span text:style-name="T347">E</text:span>. <text:span text:style-name="T291">signif()</text:span><text:bookmark-end text:name="__RefHeading___Toc6210_2035562504"/></text:h>
      <text:p text:style-name="P55">function (x, digits = 6) .Primitive("signif")</text:p>
      <text:p text:style-name="P7"/>
      <text:p text:style-name="P52"><text:span text:style-name="T1">[</text:span><text:span text:style-name="T29">Paquete</text:span><text:span text:style-name="T178"> </text:span><text:span text:style-name="Emphasis"><text:span text:style-name="T175">base</text:span></text:span><text:span text:style-name="Emphasis"><text:span text:style-name="T128"> </text:span></text:span><text:span text:style-name="T1">versión 4.0.2 </text:span><text:span text:style-name="T246">í</text:span><text:span text:style-name="T247">ndice</text:span><text:span text:style-name="T1">]</text:span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Impact" svg:font-family="Impact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a" style:family="paragraph" style:parent-style-name="Caption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Liberation Sans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9-21T02:14:57.906248486</meta:creation-date>
    <dc:date>2021-12-13T05:11:25.599965675</dc:date>
    <meta:editing-duration>P4DT3H28M28S</meta:editing-duration>
    <meta:editing-cycles>148</meta:editing-cycles>
    <meta:generator>LibreOffice/7.2.2.2$MacOSX_X86_64 LibreOffice_project/02b2acce88a210515b4a5bb2e46cbfb63fe97d56</meta:generator>
    <meta:document-statistic meta:table-count="2" meta:image-count="0" meta:object-count="0" meta:page-count="6" meta:paragraph-count="104" meta:word-count="1958" meta:character-count="12047" meta:non-whitespace-character-count="10180"/>
  </office:meta>
</office:document-meta>
</file>